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1.007cm"/>
    </style:style>
    <style:style style:name="Table1.B" style:family="table-column">
      <style:table-column-properties style:column-width="6.00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341cm"/>
    </style:style>
    <style:style style:name="Table2.B" style:family="table-column">
      <style:table-column-properties style:column-width="2.776cm"/>
    </style:style>
    <style:style style:name="Table2.C" style:family="table-column">
      <style:table-column-properties style:column-width="10.883cm"/>
    </style:style>
    <style:style style:name="Table2.A1" style:family="table-cell">
      <style:table-cell-properties style:vertical-align="middle" fo:padding="0.049cm" fo:border="none"/>
    </style:style>
    <style:style style:name="Table3" style:family="table">
      <style:table-properties style:width="15.233cm" table:align="left"/>
    </style:style>
    <style:style style:name="Table3.A" style:family="table-column">
      <style:table-column-properties style:column-width="11.294cm"/>
    </style:style>
    <style:style style:name="Table3.B" style:family="table-column">
      <style:table-column-properties style:column-width="3.93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131cm"/>
    </style:style>
    <style:style style:name="Table4.B" style:family="table-column">
      <style:table-column-properties style:column-width="14.87cm"/>
    </style:style>
    <style:style style:name="Table4.A1" style:family="table-cell">
      <style:table-cell-properties style:vertical-align="middle" fo:padding="0.049cm" fo:border="none"/>
    </style:style>
    <style:style style:name="Table5" style:family="table">
      <style:table-properties style:width="8.043cm" table:align="left"/>
    </style:style>
    <style:style style:name="Table5.A" style:family="table-column">
      <style:table-column-properties style:column-width="3.357cm"/>
    </style:style>
    <style:style style:name="Table5.B" style:family="table-column">
      <style:table-column-properties style:column-width="2.738cm"/>
    </style:style>
    <style:style style:name="Table5.C" style:family="table-column">
      <style:table-column-properties style:column-width="1.949cm"/>
    </style:style>
    <style:style style:name="Table5.A1" style:family="table-cell">
      <style:table-cell-properties style:vertical-align="middle" fo:padding="0.049cm" fo:border="none"/>
    </style:style>
    <style:style style:name="Table6" style:family="table">
      <style:table-properties style:width="9.786cm" fo:margin-left="1.247cm" table:align="left"/>
    </style:style>
    <style:style style:name="Table6.A" style:family="table-column">
      <style:table-column-properties style:column-width="0.247cm"/>
    </style:style>
    <style:style style:name="Table6.B" style:family="table-column">
      <style:table-column-properties style:column-width="9.539cm"/>
    </style:style>
    <style:style style:name="Table6.A1" style:family="table-cell">
      <style:table-cell-properties style:vertical-align="middle"/>
    </style:style>
    <style:style style:name="Table7" style:family="table">
      <style:table-properties style:width="14.39cm" table:align="left"/>
    </style:style>
    <style:style style:name="Table7.A" style:family="table-column">
      <style:table-column-properties style:column-width="0.247cm"/>
    </style:style>
    <style:style style:name="Table7.B" style:family="table-column">
      <style:table-column-properties style:column-width="14.143cm"/>
    </style:style>
    <style:style style:name="Table7.A1" style:family="table-cell">
      <style:table-cell-properties style:vertical-align="middle"/>
    </style:style>
    <style:style style:name="Table8" style:family="table">
      <style:table-properties style:width="17cm" table:align="left"/>
    </style:style>
    <style:style style:name="Table8.A" style:family="table-column">
      <style:table-column-properties style:column-width="0.247cm"/>
    </style:style>
    <style:style style:name="Table8.B" style:family="table-column">
      <style:table-column-properties style:column-width="16.753cm"/>
    </style:style>
    <style:style style:name="Table8.A1" style:family="table-cell">
      <style:table-cell-properties style:vertical-align="middle"/>
    </style:style>
    <style:style style:name="Table9" style:family="table">
      <style:table-properties style:width="8.368cm" table:align="left"/>
    </style:style>
    <style:style style:name="Table9.A" style:family="table-column">
      <style:table-column-properties style:column-width="0.247cm"/>
    </style:style>
    <style:style style:name="Table9.B" style:family="table-column">
      <style:table-column-properties style:column-width="8.121cm"/>
    </style:style>
    <style:style style:name="Table9.A1" style:family="table-cell">
      <style:table-cell-properties style:vertical-align="middle"/>
    </style:style>
    <style:style style:name="Table10" style:family="table">
      <style:table-properties style:width="17cm" table:align="left"/>
    </style:style>
    <style:style style:name="Table10.A" style:family="table-column">
      <style:table-column-properties style:column-width="0.459cm"/>
    </style:style>
    <style:style style:name="Table10.B" style:family="table-column">
      <style:table-column-properties style:column-width="16.542cm"/>
    </style:style>
    <style:style style:name="Table10.A1" style:family="table-cell">
      <style:table-cell-properties style:vertical-align="middle"/>
    </style:style>
    <style:style style:name="P1" style:family="paragraph" style:parent-style-name="Standard">
      <style:paragraph-properties fo:text-align="justify" style:justify-single-word="false"/>
      <style:text-properties officeooo:rsid="0018c7ca" officeooo:paragraph-rsid="0018c7ca"/>
    </style:style>
    <style:style style:name="P2" style:family="paragraph" style:parent-style-name="Standard">
      <style:text-properties officeooo:paragraph-rsid="003a23f5"/>
    </style:style>
    <style:style style:name="P3" style:family="paragraph" style:parent-style-name="Standard">
      <style:paragraph-properties fo:text-align="justify" style:justify-single-word="false"/>
      <style:text-properties style:text-position="0% 100%" fo:font-weight="bold" officeooo:rsid="0018c7ca" officeooo:paragraph-rsid="0018c7ca" style:font-weight-asian="bold" style:font-weight-complex="bold"/>
    </style:style>
    <style:style style:name="P4" style:family="paragraph" style:parent-style-name="Standard">
      <style:text-properties officeooo:rsid="00049e6d" officeooo:paragraph-rsid="0070c28b"/>
    </style:style>
    <style:style style:name="P5" style:family="paragraph" style:parent-style-name="Standard">
      <style:text-properties fo:font-size="13pt" officeooo:rsid="00049e6d" officeooo:paragraph-rsid="0070c28b" style:font-size-asian="13pt" style:font-size-complex="13pt"/>
    </style:style>
    <style:style style:name="P6" style:family="paragraph" style:parent-style-name="Standard">
      <style:text-properties fo:font-size="13pt" officeooo:paragraph-rsid="0070c28b" style:font-size-asian="13pt" style:font-size-complex="13pt"/>
    </style:style>
    <style:style style:name="P7" style:family="paragraph" style:parent-style-name="Standard">
      <style:text-properties fo:font-size="13pt" fo:font-weight="normal" officeooo:rsid="0005b1dc" officeooo:paragraph-rsid="0070c28b" style:font-size-asian="13pt" style:font-weight-asian="normal" style:font-size-complex="13pt" style:font-weight-complex="normal"/>
    </style:style>
    <style:style style:name="P8" style:family="paragraph" style:parent-style-name="Standard">
      <style:text-properties fo:font-size="13pt" fo:font-weight="normal" officeooo:rsid="00350ed9" officeooo:paragraph-rsid="0070c28b" style:font-size-asian="13pt" style:font-weight-asian="normal" style:font-size-complex="13pt" style:font-weight-complex="normal"/>
    </style:style>
    <style:style style:name="P9" style:family="paragraph" style:parent-style-name="Standard">
      <style:text-properties fo:font-size="13pt" fo:font-weight="normal" officeooo:rsid="00471714" officeooo:paragraph-rsid="0070c28b" style:font-size-asian="13pt" style:font-weight-asian="normal" style:font-size-complex="13pt" style:font-weight-complex="normal"/>
    </style:style>
    <style:style style:name="P10" style:family="paragraph" style:parent-style-name="Standard">
      <style:text-properties fo:font-size="13pt" fo:font-weight="normal" officeooo:paragraph-rsid="0070c28b" style:font-size-asian="13pt" style:font-weight-asian="normal" style:font-size-complex="13pt" style:font-weight-complex="normal"/>
    </style:style>
    <style:style style:name="P11" style:family="paragraph" style:parent-style-name="Standard">
      <style:text-properties fo:font-size="13pt" fo:font-weight="bold" officeooo:rsid="00350ed9" officeooo:paragraph-rsid="0070c28b" style:font-size-asian="13pt" style:font-weight-asian="bold" style:font-size-complex="13pt" style:font-weight-complex="bold"/>
    </style:style>
    <style:style style:name="P12" style:family="paragraph" style:parent-style-name="Standard">
      <style:text-properties fo:font-size="13pt" fo:font-weight="bold" officeooo:rsid="0049c18d" officeooo:paragraph-rsid="0070c28b" style:font-size-asian="13pt" style:font-weight-asian="bold" style:font-size-complex="13pt" style:font-weight-complex="bold"/>
    </style:style>
    <style:style style:name="P13" style:family="paragraph" style:parent-style-name="Standard">
      <style:text-properties fo:font-size="13pt" fo:font-weight="bold" officeooo:paragraph-rsid="0070c28b" style:font-size-asian="13pt" style:font-weight-asian="bold" style:font-size-complex="13pt" style:font-weight-complex="bold"/>
    </style:style>
    <style:style style:name="P14" style:family="paragraph" style:parent-style-name="Standard">
      <style:text-properties fo:font-size="14pt" fo:font-weight="normal" officeooo:rsid="00526df7" officeooo:paragraph-rsid="0070c28b" style:font-size-asian="14pt" style:font-weight-asian="normal" style:font-size-complex="14pt" style:font-weight-complex="normal"/>
    </style:style>
    <style:style style:name="P15" style:family="paragraph" style:parent-style-name="Standard">
      <style:text-properties fo:font-size="14pt" fo:font-weight="normal" officeooo:rsid="005d388c" officeooo:paragraph-rsid="0070c28b" style:font-size-asian="14pt" style:font-weight-asian="normal" style:font-size-complex="14pt" style:font-weight-complex="normal"/>
    </style:style>
    <style:style style:name="P16" style:family="paragraph" style:parent-style-name="Standard">
      <style:text-properties fo:font-size="14pt" fo:font-weight="bold" officeooo:rsid="005d388c" officeooo:paragraph-rsid="0070c28b" style:font-size-asian="14pt" style:font-weight-asian="bold" style:font-size-complex="14pt" style:font-weight-complex="bold"/>
    </style:style>
    <style:style style:name="P17" style:family="paragraph" style:parent-style-name="Standard">
      <style:text-properties fo:font-size="14pt" officeooo:paragraph-rsid="007209c7" style:font-size-asian="14pt" style:font-size-complex="14pt"/>
    </style:style>
    <style:style style:name="P18" style:family="paragraph" style:parent-style-name="Standard">
      <style:text-properties officeooo:paragraph-rsid="0070c28b"/>
    </style:style>
    <style:style style:name="P19" style:family="paragraph" style:parent-style-name="Standard">
      <style:text-properties officeooo:paragraph-rsid="007209c7"/>
    </style:style>
    <style:style style:name="P20" style:family="paragraph" style:parent-style-name="Text_20_body">
      <style:text-properties officeooo:paragraph-rsid="0018c7ca"/>
    </style:style>
    <style:style style:name="P21" style:family="paragraph" style:parent-style-name="Text_20_body">
      <style:text-properties officeooo:paragraph-rsid="001a20c9"/>
    </style:style>
    <style:style style:name="P22" style:family="paragraph" style:parent-style-name="Text_20_body">
      <style:text-properties officeooo:paragraph-rsid="001c28ee"/>
    </style:style>
    <style:style style:name="P23" style:family="paragraph" style:parent-style-name="Text_20_body">
      <style:text-properties style:text-underline-style="none" officeooo:rsid="001c8b6f" officeooo:paragraph-rsid="001c28ee"/>
    </style:style>
    <style:style style:name="P24" style:family="paragraph" style:parent-style-name="Text_20_body">
      <style:text-properties style:text-underline-style="none" officeooo:rsid="001c8b6f" officeooo:paragraph-rsid="0024ee6a"/>
    </style:style>
    <style:style style:name="P25" style:family="paragraph" style:parent-style-name="Text_20_body">
      <style:text-properties style:text-underline-style="none" officeooo:rsid="001c8b6f" officeooo:paragraph-rsid="00265262"/>
    </style:style>
    <style:style style:name="P26" style:family="paragraph" style:parent-style-name="Text_20_body">
      <style:text-properties officeooo:rsid="00265262" officeooo:paragraph-rsid="00265262"/>
    </style:style>
    <style:style style:name="P27" style:family="paragraph" style:parent-style-name="Text_20_body">
      <style:text-properties officeooo:paragraph-rsid="00265262"/>
    </style:style>
    <style:style style:name="P28" style:family="paragraph" style:parent-style-name="Text_20_body">
      <style:text-properties officeooo:paragraph-rsid="00346a33"/>
    </style:style>
    <style:style style:name="P29" style:family="paragraph" style:parent-style-name="Text_20_body">
      <style:text-properties officeooo:paragraph-rsid="003a23f5"/>
    </style:style>
    <style:style style:name="P30" style:family="paragraph" style:parent-style-name="Text_20_body">
      <style:text-properties style:font-name="Liberation Mono" fo:font-size="11pt" officeooo:paragraph-rsid="003b62de" style:font-size-asian="11pt" style:font-size-complex="11pt"/>
    </style:style>
    <style:style style:name="P31" style:family="paragraph" style:parent-style-name="Text_20_body">
      <style:text-properties style:font-name="Liberation Mono" fo:font-size="11pt" officeooo:rsid="00346a33" officeooo:paragraph-rsid="003b62de" style:font-size-asian="11pt" style:font-size-complex="11pt"/>
    </style:style>
    <style:style style:name="P32" style:family="paragraph" style:parent-style-name="Text_20_body">
      <style:text-properties officeooo:paragraph-rsid="003cf0fa"/>
    </style:style>
    <style:style style:name="P33" style:family="paragraph" style:parent-style-name="Text_20_body">
      <style:text-properties officeooo:paragraph-rsid="004caee1"/>
    </style:style>
    <style:style style:name="P34" style:family="paragraph" style:parent-style-name="Text_20_body">
      <style:text-properties officeooo:rsid="004caee1" officeooo:paragraph-rsid="004caee1"/>
    </style:style>
    <style:style style:name="P35" style:family="paragraph" style:parent-style-name="Text_20_body">
      <style:text-properties fo:background-color="#ffff00"/>
    </style:style>
    <style:style style:name="P36" style:family="paragraph" style:parent-style-name="Text_20_body">
      <style:text-properties officeooo:paragraph-rsid="005fe487"/>
    </style:style>
    <style:style style:name="P37" style:family="paragraph" style:parent-style-name="Text_20_body">
      <style:text-properties officeooo:paragraph-rsid="00617011"/>
    </style:style>
    <style:style style:name="P38" style:family="paragraph" style:parent-style-name="Text_20_body">
      <style:text-properties officeooo:paragraph-rsid="00626924"/>
    </style:style>
    <style:style style:name="P39" style:family="paragraph" style:parent-style-name="Text_20_body">
      <style:text-properties fo:font-weight="normal" officeooo:rsid="005fe487" style:font-weight-asian="normal" style:font-weight-complex="normal"/>
    </style:style>
    <style:style style:name="P40" style:family="paragraph" style:parent-style-name="Text_20_body">
      <style:text-properties fo:font-size="13pt" fo:font-weight="normal" officeooo:rsid="00350ed9" officeooo:paragraph-rsid="0070c28b" style:font-size-asian="13pt" style:font-weight-asian="normal" style:font-size-complex="13pt" style:font-weight-complex="normal"/>
    </style:style>
    <style:style style:name="P41" style:family="paragraph" style:parent-style-name="Text_20_body">
      <style:text-properties officeooo:paragraph-rsid="0070c28b"/>
    </style:style>
    <style:style style:name="P42"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2c1f87"/>
    </style:style>
    <style:style style:name="P43"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2dcfa7"/>
    </style:style>
    <style:style style:name="P44"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2f39c6"/>
    </style:style>
    <style:style style:name="P45"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339d8a"/>
    </style:style>
    <style:style style:name="P46"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409429"/>
    </style:style>
    <style:style style:name="P47"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41f38f"/>
    </style:style>
    <style:style style:name="P48"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469bb4"/>
    </style:style>
    <style:style style:name="P49" style:family="paragraph" style:parent-style-name="Text_20_body">
      <style:paragraph-properties fo:margin-top="0cm" fo:margin-bottom="0cm" loext:contextual-spacing="false" fo:line-height="100%" fo:text-align="justify" style:justify-single-word="false"/>
      <style:text-properties style:text-underline-style="none" officeooo:rsid="001c8b6f" officeooo:paragraph-rsid="004797e7"/>
    </style:style>
    <style:style style:name="P50" style:family="paragraph" style:parent-style-name="Text_20_body">
      <style:paragraph-properties fo:margin-top="0cm" fo:margin-bottom="0cm" loext:contextual-spacing="false" fo:line-height="100%" fo:text-align="start" style:justify-single-word="false"/>
      <style:text-properties style:text-underline-style="none" officeooo:rsid="001c8b6f" officeooo:paragraph-rsid="003cf0fa"/>
    </style:style>
    <style:style style:name="P51" style:family="paragraph" style:parent-style-name="Text_20_body">
      <style:paragraph-properties fo:margin-top="0cm" fo:margin-bottom="0cm" loext:contextual-spacing="false"/>
      <style:text-properties style:text-underline-style="none" officeooo:rsid="001c8b6f" officeooo:paragraph-rsid="0024ee6a"/>
    </style:style>
    <style:style style:name="P52" style:family="paragraph" style:parent-style-name="Text_20_body">
      <style:paragraph-properties fo:margin-top="0cm" fo:margin-bottom="0cm" loext:contextual-spacing="false" fo:line-height="100%" fo:text-align="justify" style:justify-single-word="false"/>
      <style:text-properties style:text-underline-style="none" officeooo:rsid="004797e7" officeooo:paragraph-rsid="004797e7"/>
    </style:style>
    <style:style style:name="P53" style:family="paragraph" style:parent-style-name="Text_20_body">
      <style:paragraph-properties fo:margin-top="0cm" fo:margin-bottom="0cm" loext:contextual-spacing="false" fo:line-height="100%" fo:text-align="justify" style:justify-single-word="false"/>
      <style:text-properties style:text-underline-style="none" officeooo:rsid="004797e7" officeooo:paragraph-rsid="004caee1"/>
    </style:style>
    <style:style style:name="P54" style:family="paragraph" style:parent-style-name="Text_20_body">
      <style:paragraph-properties fo:margin-top="0cm" fo:margin-bottom="0cm" loext:contextual-spacing="false" fo:line-height="100%" fo:text-align="start" style:justify-single-word="false"/>
      <style:text-properties officeooo:paragraph-rsid="00481903"/>
    </style:style>
    <style:style style:name="P55" style:family="paragraph" style:parent-style-name="Text_20_body">
      <style:paragraph-properties fo:margin-top="0cm" fo:margin-bottom="0cm" loext:contextual-spacing="false" fo:line-height="100%" fo:text-align="justify" style:justify-single-word="false"/>
      <style:text-properties officeooo:paragraph-rsid="00672eab"/>
    </style:style>
    <style:style style:name="P56" style:family="paragraph" style:parent-style-name="Text_20_body">
      <style:paragraph-properties fo:margin-top="0cm" fo:margin-bottom="0cm" loext:contextual-spacing="false" fo:line-height="100%" fo:text-align="justify" style:justify-single-word="false"/>
      <style:text-properties officeooo:paragraph-rsid="0069e987"/>
    </style:style>
    <style:style style:name="P57" style:family="paragraph" style:parent-style-name="Text_20_body">
      <style:paragraph-properties fo:margin-top="0cm" fo:margin-bottom="0cm" loext:contextual-spacing="false" fo:line-height="100%" fo:text-align="justify" style:justify-single-word="false"/>
      <style:text-properties officeooo:paragraph-rsid="006e037e"/>
    </style:style>
    <style:style style:name="P58" style:family="paragraph" style:parent-style-name="Text_20_body">
      <style:paragraph-properties fo:margin-top="0cm" fo:margin-bottom="0cm" loext:contextual-spacing="false"/>
      <style:text-properties officeooo:paragraph-rsid="004caee1"/>
    </style:style>
    <style:style style:name="P59" style:family="paragraph" style:parent-style-name="Text_20_body">
      <style:paragraph-properties fo:margin-top="0cm" fo:margin-bottom="0cm" loext:contextual-spacing="false" fo:line-height="100%" fo:text-align="justify" style:justify-single-word="false"/>
      <style:text-properties fo:font-size="12pt" style:text-underline-style="none" fo:font-weight="bold" officeooo:rsid="004797e7" officeooo:paragraph-rsid="004caee1" fo:background-color="#ffff00" style:font-size-asian="12pt" style:font-weight-asian="bold" style:font-size-complex="12pt" style:font-weight-complex="bold"/>
    </style:style>
    <style:style style:name="P60" style:family="paragraph" style:parent-style-name="Text_20_body">
      <style:paragraph-properties fo:margin-top="0cm" fo:margin-bottom="0cm" loext:contextual-spacing="false" fo:line-height="100%" fo:text-align="justify" style:justify-single-word="false"/>
      <style:text-properties fo:font-size="12pt" officeooo:paragraph-rsid="00672eab" style:font-size-asian="12pt" style:font-size-complex="12pt"/>
    </style:style>
    <style:style style:name="P61" style:family="paragraph" style:parent-style-name="Text_20_body">
      <style:paragraph-properties fo:margin-top="0cm" fo:margin-bottom="0cm" loext:contextual-spacing="false" fo:line-height="100%" fo:text-align="justify" style:justify-single-word="false"/>
      <style:text-properties fo:font-size="12pt" fo:font-weight="bold" officeooo:rsid="0069e987" officeooo:paragraph-rsid="0069e987" style:font-size-asian="12pt" style:font-weight-asian="bold" style:font-size-complex="12pt" style:font-weight-complex="bold"/>
    </style:style>
    <style:style style:name="P62" style:family="paragraph" style:parent-style-name="Text_20_body">
      <style:paragraph-properties fo:margin-top="0cm" fo:margin-bottom="0cm" loext:contextual-spacing="false" fo:line-height="100%" fo:text-align="justify" style:justify-single-word="false"/>
      <style:text-properties fo:color="#ff950e" fo:font-size="10pt" style:text-underline-style="none" fo:font-weight="normal" officeooo:rsid="00575acb" officeooo:paragraph-rsid="00575acb" fo:background-color="transparent" style:font-size-asian="10pt" style:font-weight-asian="normal" style:font-size-complex="10pt" style:font-weight-complex="normal"/>
    </style:style>
    <style:style style:name="P63" style:family="paragraph" style:parent-style-name="Text_20_body">
      <style:paragraph-properties fo:margin-top="0cm" fo:margin-bottom="0cm" loext:contextual-spacing="false" fo:line-height="100%" fo:text-align="justify" style:justify-single-word="false"/>
      <style:text-properties fo:color="#000000" fo:font-size="12pt" style:text-underline-style="none" fo:font-weight="normal" officeooo:rsid="0057b185" officeooo:paragraph-rsid="0057b185" fo:background-color="transparent"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fo:line-height="100%" fo:text-align="justify" style:justify-single-word="false"/>
      <style:text-properties fo:color="#000000" fo:font-size="12pt" style:text-underline-style="none" fo:font-weight="normal" officeooo:rsid="0057b185" officeooo:paragraph-rsid="0069e987" fo:background-color="transparent"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fo:line-height="100%" fo:text-align="justify" style:justify-single-word="false"/>
      <style:text-properties fo:color="#000000" fo:font-size="12pt" style:text-underline-style="none" fo:font-weight="bold" officeooo:rsid="00594f0d" officeooo:paragraph-rsid="00594f0d" fo:background-color="transparent" style:font-size-asian="12pt" style:font-weight-asian="bold" style:font-size-complex="12pt" style:font-weight-complex="bold"/>
    </style:style>
    <style:style style:name="P66" style:family="paragraph" style:parent-style-name="Text_20_body">
      <style:paragraph-properties fo:margin-top="0cm" fo:margin-bottom="0cm" loext:contextual-spacing="false" fo:line-height="100%" fo:text-align="justify" style:justify-single-word="false"/>
      <style:text-properties fo:color="#000000" fo:font-size="12pt" style:text-underline-style="none" fo:font-weight="bold" officeooo:rsid="006200c3" officeooo:paragraph-rsid="006200c3" fo:background-color="#ffff00" style:font-size-asian="12pt" style:font-weight-asian="bold" style:font-size-complex="12pt" style:font-weight-complex="bold"/>
    </style:style>
    <style:style style:name="P67" style:family="paragraph" style:parent-style-name="Text_20_body">
      <style:paragraph-properties fo:margin-top="0cm" fo:margin-bottom="0cm" loext:contextual-spacing="false" fo:line-height="100%" fo:text-align="justify" style:justify-single-word="false"/>
      <style:text-properties fo:font-size="10pt" style:text-underline-style="none" fo:font-weight="normal" officeooo:rsid="00566f99" officeooo:paragraph-rsid="00575acb" style:font-size-asian="10pt" style:font-weight-asian="normal" style:font-size-complex="10pt" style:font-weight-complex="normal"/>
    </style:style>
    <style:style style:name="P68" style:family="paragraph" style:parent-style-name="Heading_20_2">
      <style:paragraph-properties fo:margin-top="0cm" fo:margin-bottom="0cm" loext:contextual-spacing="false" fo:line-height="100%" fo:text-align="justify" style:justify-single-word="false"/>
      <style:text-properties style:text-underline-style="none" officeooo:rsid="001c8b6f" officeooo:paragraph-rsid="00339d8a"/>
    </style:style>
    <style:style style:name="P69" style:family="paragraph" style:parent-style-name="Heading_20_2">
      <style:paragraph-properties fo:margin-top="0cm" fo:margin-bottom="0cm" loext:contextual-spacing="false" fo:line-height="100%" fo:text-align="justify" style:justify-single-word="false"/>
      <style:text-properties style:text-underline-style="none" officeooo:rsid="001c8b6f" officeooo:paragraph-rsid="002dcfa7"/>
    </style:style>
    <style:style style:name="P70" style:family="paragraph" style:parent-style-name="Heading_20_2">
      <style:paragraph-properties fo:margin-top="0cm" fo:margin-bottom="0cm" loext:contextual-spacing="false" fo:line-height="100%" fo:text-align="justify" style:justify-single-word="false"/>
      <style:text-properties style:text-underline-style="none" officeooo:rsid="001c8b6f" officeooo:paragraph-rsid="0041f38f"/>
    </style:style>
    <style:style style:name="P71" style:family="paragraph" style:parent-style-name="Heading_20_2">
      <style:paragraph-properties fo:margin-top="0cm" fo:margin-bottom="0cm" loext:contextual-spacing="false" fo:line-height="100%" fo:text-align="center" style:justify-single-word="false"/>
      <style:text-properties style:text-underline-style="none" officeooo:rsid="001c8b6f" officeooo:paragraph-rsid="002dcfa7"/>
    </style:style>
    <style:style style:name="P72" style:family="paragraph" style:parent-style-name="Heading_20_2">
      <style:paragraph-properties fo:margin-top="0cm" fo:margin-bottom="0cm" loext:contextual-spacing="false" fo:line-height="100%" fo:text-align="justify" style:justify-single-word="false"/>
      <style:text-properties style:text-underline-style="none" officeooo:rsid="004797e7" officeooo:paragraph-rsid="004797e7" fo:background-color="#ffff00"/>
    </style:style>
    <style:style style:name="P73" style:family="paragraph" style:parent-style-name="Heading_20_2">
      <style:paragraph-properties fo:margin-top="0cm" fo:margin-bottom="0cm" loext:contextual-spacing="false" fo:line-height="100%" fo:text-align="justify" style:justify-single-word="false"/>
      <style:text-properties fo:color="#000000" fo:font-size="15pt" style:text-underline-style="none" fo:font-weight="bold" officeooo:rsid="00594f0d" officeooo:paragraph-rsid="00594f0d" fo:background-color="#ffff00" style:font-size-asian="15pt" style:font-weight-asian="bold" style:font-size-complex="15pt" style:font-weight-complex="bold"/>
    </style:style>
    <style:style style:name="P74" style:family="paragraph" style:parent-style-name="Preformatted_20_Text">
      <style:paragraph-properties fo:margin-top="0cm" fo:margin-bottom="0cm" loext:contextual-spacing="false"/>
    </style:style>
    <style:style style:name="P75" style:family="paragraph" style:parent-style-name="Preformatted_20_Text">
      <style:paragraph-properties fo:margin-top="0cm" fo:margin-bottom="0cm" loext:contextual-spacing="false"/>
      <style:text-properties officeooo:paragraph-rsid="003d8b52"/>
    </style:style>
    <style:style style:name="P76" style:family="paragraph" style:parent-style-name="Preformatted_20_Text">
      <style:paragraph-properties fo:margin-top="0cm" fo:margin-bottom="0cm" loext:contextual-spacing="false"/>
      <style:text-properties officeooo:paragraph-rsid="003f2e18"/>
    </style:style>
    <style:style style:name="P77" style:family="paragraph" style:parent-style-name="Preformatted_20_Text">
      <style:paragraph-properties fo:margin-top="0cm" fo:margin-bottom="0cm" loext:contextual-spacing="false" fo:line-height="100%" fo:text-align="justify" style:justify-single-word="false"/>
      <style:text-properties style:text-underline-style="none" officeooo:rsid="001c8b6f" officeooo:paragraph-rsid="00409429"/>
    </style:style>
    <style:style style:name="P78" style:family="paragraph" style:parent-style-name="Preformatted_20_Text">
      <style:paragraph-properties fo:margin-top="0cm" fo:margin-bottom="0cm" loext:contextual-spacing="false" fo:line-height="100%"/>
      <style:text-properties officeooo:paragraph-rsid="0051afed"/>
    </style:style>
    <style:style style:name="P79" style:family="paragraph" style:parent-style-name="Preformatted_20_Text">
      <style:paragraph-properties fo:margin-top="0cm" fo:margin-bottom="0cm" loext:contextual-spacing="false" fo:line-height="100%" fo:text-align="justify" style:justify-single-word="false"/>
      <style:text-properties fo:color="#000000" fo:font-size="12pt" style:text-underline-style="none" fo:font-weight="normal" officeooo:rsid="0057b185" officeooo:paragraph-rsid="0058be85" fo:background-color="transparent" style:font-size-asian="10.5pt" style:font-weight-asian="normal" style:font-size-complex="12pt" style:font-weight-complex="normal"/>
    </style:style>
    <style:style style:name="P80" style:family="paragraph" style:parent-style-name="Preformatted_20_Text">
      <style:paragraph-properties fo:margin-top="0cm" fo:margin-bottom="0cm" loext:contextual-spacing="false" fo:line-height="100%" fo:text-align="justify" style:justify-single-word="false"/>
      <style:text-properties fo:color="#000000" style:font-name="Liberation Serif" fo:font-size="14pt" style:text-underline-style="none" fo:font-weight="normal" officeooo:rsid="0012e97f" officeooo:paragraph-rsid="007209c7" fo:background-color="transparent" style:font-size-asian="14pt" style:font-weight-asian="normal" style:font-size-complex="14pt" style:font-weight-complex="normal"/>
    </style:style>
    <style:style style:name="P81" style:family="paragraph" style:parent-style-name="Heading_20_1">
      <style:paragraph-properties fo:margin-top="0cm" fo:margin-bottom="0cm" loext:contextual-spacing="false" fo:line-height="100%" fo:text-align="justify" style:justify-single-word="false"/>
      <style:text-properties officeooo:paragraph-rsid="006e037e"/>
    </style:style>
    <style:style style:name="P82" style:family="paragraph" style:parent-style-name="Heading_20_1">
      <style:paragraph-properties fo:margin-top="0cm" fo:margin-bottom="0cm" loext:contextual-spacing="false" fo:line-height="100%" fo:text-align="justify" style:justify-single-word="false"/>
      <style:text-properties fo:font-size="12pt" fo:font-weight="bold" officeooo:rsid="0069e987" officeooo:paragraph-rsid="0069e987" fo:background-color="#ffff00"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fo:text-align="justify" style:justify-single-word="false"/>
      <style:text-properties fo:color="#000000" fo:font-size="14pt" style:text-underline-style="none" fo:font-weight="normal" officeooo:rsid="005d388c" officeooo:paragraph-rsid="0070c28b" fo:background-color="transparent" style:font-size-asian="14pt" style:font-weight-asian="normal" style:font-size-complex="14pt" style:font-weight-complex="normal"/>
    </style:style>
    <style:style style:name="P84" style:family="paragraph" style:parent-style-name="Text_20_body">
      <style:paragraph-properties fo:margin-top="0cm" fo:margin-bottom="0.499cm" loext:contextual-spacing="false" fo:text-align="justify" style:justify-single-word="false"/>
      <style:text-properties officeooo:paragraph-rsid="003a23f5"/>
    </style:style>
    <style:style style:name="P85" style:family="paragraph" style:parent-style-name="Text_20_body">
      <style:paragraph-properties fo:margin-top="0cm" fo:margin-bottom="0.499cm" loext:contextual-spacing="false" fo:line-height="100%" fo:text-align="justify" style:justify-single-word="false"/>
      <style:text-properties style:text-underline-style="none" officeooo:rsid="001c8b6f" officeooo:paragraph-rsid="002aeef3"/>
    </style:style>
    <style:style style:name="P86" style:family="paragraph" style:parent-style-name="Text_20_body">
      <style:paragraph-properties fo:margin-top="0cm" fo:margin-bottom="0.499cm" loext:contextual-spacing="false" fo:line-height="100%" fo:text-align="justify" style:justify-single-word="false"/>
      <style:text-properties style:text-underline-style="none" officeooo:rsid="001c8b6f" officeooo:paragraph-rsid="002dcfa7"/>
    </style:style>
    <style:style style:name="P87" style:family="paragraph" style:parent-style-name="Text_20_body">
      <style:paragraph-properties fo:margin-top="0cm" fo:margin-bottom="0.499cm" loext:contextual-spacing="false" fo:line-height="100%" fo:text-align="justify" style:justify-single-word="false"/>
      <style:text-properties style:text-underline-style="none" officeooo:rsid="001c8b6f" officeooo:paragraph-rsid="002f39c6"/>
    </style:style>
    <style:style style:name="P88" style:family="paragraph" style:parent-style-name="Text_20_body">
      <style:paragraph-properties fo:margin-top="0cm" fo:margin-bottom="0.499cm" loext:contextual-spacing="false" fo:line-height="100%" fo:text-align="justify" style:justify-single-word="false"/>
      <style:text-properties style:text-underline-style="none" officeooo:rsid="001c8b6f" officeooo:paragraph-rsid="00339d8a"/>
    </style:style>
    <style:style style:name="P89" style:family="paragraph" style:parent-style-name="Heading_20_2">
      <style:paragraph-properties fo:margin-top="0cm" fo:margin-bottom="0.499cm" loext:contextual-spacing="false"/>
    </style:style>
    <style:style style:name="P90" style:family="paragraph" style:parent-style-name="Table_20_Contents">
      <style:paragraph-properties fo:margin-top="0cm" fo:margin-bottom="0.499cm" loext:contextual-spacing="false"/>
    </style:style>
    <style:style style:name="P91" style:family="paragraph" style:parent-style-name="Table_20_Contents">
      <style:paragraph-properties fo:margin-top="0cm" fo:margin-bottom="0.499cm" loext:contextual-spacing="false"/>
      <style:text-properties officeooo:paragraph-rsid="003a23f5"/>
    </style:style>
    <style:style style:name="P92" style:family="paragraph" style:parent-style-name="Preformatted_20_Text">
      <style:paragraph-properties fo:margin-top="0cm" fo:margin-bottom="0.499cm" loext:contextual-spacing="false"/>
    </style:style>
    <style:style style:name="P93" style:family="paragraph" style:parent-style-name="Preformatted_20_Text">
      <style:paragraph-properties fo:margin-top="0cm" fo:margin-bottom="0.499cm" loext:contextual-spacing="false" fo:text-align="justify" style:justify-single-word="false"/>
      <style:text-properties officeooo:paragraph-rsid="0026768d"/>
    </style:style>
    <style:style style:name="P94" style:family="paragraph" style:parent-style-name="Preformatted_20_Text">
      <style:paragraph-properties fo:margin-top="0cm" fo:margin-bottom="0.499cm" loext:contextual-spacing="false"/>
      <style:text-properties officeooo:paragraph-rsid="002aeef3"/>
    </style:style>
    <style:style style:name="P95" style:family="paragraph" style:parent-style-name="Preformatted_20_Text">
      <style:paragraph-properties fo:margin-top="0cm" fo:margin-bottom="0.499cm" loext:contextual-spacing="false" fo:line-height="100%"/>
    </style:style>
    <style:style style:name="P96" style:family="paragraph" style:parent-style-name="Preformatted_20_Text">
      <style:paragraph-properties fo:margin-top="0cm" fo:margin-bottom="0.499cm" loext:contextual-spacing="false" fo:line-height="100%"/>
      <style:text-properties officeooo:paragraph-rsid="0051afed"/>
    </style:style>
    <style:style style:name="P97" style:family="paragraph" style:parent-style-name="Preformatted_20_Text">
      <style:paragraph-properties fo:margin-top="0cm" fo:margin-bottom="0.499cm" loext:contextual-spacing="false" fo:line-height="100%"/>
      <style:text-properties officeooo:paragraph-rsid="0051f7c7"/>
    </style:style>
    <style:style style:name="P98" style:family="paragraph" style:parent-style-name="Preformatted_20_Text">
      <style:paragraph-properties fo:margin-top="0cm" fo:margin-bottom="0.499cm" loext:contextual-spacing="false" fo:line-height="100%" fo:text-align="justify" style:justify-single-word="false"/>
      <style:text-properties fo:color="#000000" fo:font-size="12pt" style:text-underline-style="none" fo:font-weight="normal" officeooo:rsid="0057b185" officeooo:paragraph-rsid="0057b185" fo:background-color="transparent" style:font-size-asian="10.5pt" style:font-weight-asian="normal" style:font-size-complex="12pt" style:font-weight-complex="normal"/>
    </style:style>
    <style:style style:name="P99" style:family="paragraph" style:parent-style-name="Preformatted_20_Text">
      <style:paragraph-properties fo:margin-top="0cm" fo:margin-bottom="0.499cm" loext:contextual-spacing="false" fo:line-height="100%" fo:text-align="justify" style:justify-single-word="false"/>
      <style:text-properties fo:color="#000000" fo:font-size="12pt" style:text-underline-style="none" fo:font-weight="normal" officeooo:rsid="0057b185" officeooo:paragraph-rsid="0058be85" fo:background-color="transparent" style:font-size-asian="10.5pt" style:font-weight-asian="normal" style:font-size-complex="12pt" style:font-weight-complex="normal"/>
    </style:style>
    <style:style style:name="P100" style:family="paragraph" style:parent-style-name="Preformatted_20_Text">
      <style:paragraph-properties fo:margin-top="0cm" fo:margin-bottom="0.499cm" loext:contextual-spacing="false"/>
      <style:text-properties officeooo:paragraph-rsid="00642344"/>
    </style:style>
    <style:style style:name="P101" style:family="paragraph" style:parent-style-name="Preformatted_20_Text">
      <style:paragraph-properties fo:margin-top="0cm" fo:margin-bottom="0.499cm" loext:contextual-spacing="false"/>
      <style:text-properties officeooo:paragraph-rsid="0070c28b"/>
    </style:style>
    <style:style style:name="P102" style:family="paragraph" style:parent-style-name="Heading_20_1">
      <style:paragraph-properties fo:margin-top="0cm" fo:margin-bottom="0.499cm" loext:contextual-spacing="false"/>
      <style:text-properties officeooo:paragraph-rsid="00642344"/>
    </style:style>
    <style:style style:name="P10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officeooo:paragraph-rsid="002aeef3"/>
    </style:style>
    <style:style style:name="P104" style:family="paragraph" style:parent-style-name="Text_20_body">
      <style:paragraph-properties fo:margin-top="0.101cm" fo:margin-bottom="0.101cm" loext:contextual-spacing="false" fo:line-height="100%" fo:text-align="start" style:justify-single-word="false"/>
      <style:text-properties officeooo:paragraph-rsid="00481903"/>
    </style:style>
    <style:style style:name="P105" style:family="paragraph" style:parent-style-name="Heading_20_2">
      <style:paragraph-properties fo:margin-top="0.101cm" fo:margin-bottom="0.101cm" loext:contextual-spacing="false" fo:line-height="100%" fo:text-align="start" style:justify-single-word="false"/>
      <style:text-properties officeooo:paragraph-rsid="00488742"/>
    </style:style>
    <style:style style:name="P106" style:family="paragraph" style:parent-style-name="Heading_20_2">
      <style:paragraph-properties fo:margin-top="0.101cm" fo:margin-bottom="0.101cm" loext:contextual-spacing="false" fo:line-height="100%" fo:text-align="start" style:justify-single-word="false"/>
      <style:text-properties officeooo:paragraph-rsid="00481903"/>
    </style:style>
    <style:style style:name="P107" style:family="paragraph" style:parent-style-name="Heading_20_2">
      <style:text-properties style:text-underline-style="none" officeooo:rsid="001c8b6f" officeooo:paragraph-rsid="0024ee6a"/>
    </style:style>
    <style:style style:name="P108" style:family="paragraph" style:parent-style-name="Heading_20_2">
      <style:paragraph-properties fo:text-align="justify" style:justify-single-word="false"/>
      <style:text-properties style:text-position="0% 100%" style:text-underline-style="solid" style:text-underline-width="auto" style:text-underline-color="font-color" fo:font-weight="bold" officeooo:rsid="0018c7ca" officeooo:paragraph-rsid="0018c7ca" style:font-weight-asian="bold" style:font-weight-complex="bold"/>
    </style:style>
    <style:style style:name="P109" style:family="paragraph" style:parent-style-name="Heading_20_2">
      <style:text-properties fo:background-color="#ffff00"/>
    </style:style>
    <style:style style:name="P110" style:family="paragraph" style:parent-style-name="Heading_20_2">
      <style:text-properties fo:font-size="13pt" fo:font-weight="normal" officeooo:rsid="00350ed9" officeooo:paragraph-rsid="0070c28b" style:font-size-asian="13pt" style:font-weight-asian="normal" style:font-size-complex="13pt" style:font-weight-complex="normal"/>
    </style:style>
    <style:style style:name="P111" style:family="paragraph" style:parent-style-name="Table_20_Contents">
      <style:text-properties officeooo:paragraph-rsid="003a23f5"/>
    </style:style>
    <style:style style:name="P112" style:family="paragraph" style:parent-style-name="Table_20_Heading">
      <style:text-properties officeooo:paragraph-rsid="003a23f5"/>
    </style:style>
    <style:style style:name="P113" style:family="paragraph" style:parent-style-name="Preformatted_20_Text">
      <style:text-properties officeooo:paragraph-rsid="00265262"/>
    </style:style>
    <style:style style:name="P114" style:family="paragraph" style:parent-style-name="Preformatted_20_Text">
      <style:text-properties fo:font-size="13pt" fo:font-weight="normal" officeooo:rsid="00471714" officeooo:paragraph-rsid="0070c28b" style:font-size-asian="13pt" style:font-weight-asian="normal" style:font-size-complex="13pt" style:font-weight-complex="normal"/>
    </style:style>
    <style:style style:name="P115" style:family="paragraph" style:parent-style-name="Preformatted_20_Text">
      <style:text-properties fo:font-size="13pt" fo:font-weight="normal" officeooo:rsid="0049c18d" officeooo:paragraph-rsid="0070c28b" style:font-size-asian="13pt" style:font-weight-asian="normal" style:font-size-complex="13pt" style:font-weight-complex="normal"/>
    </style:style>
    <style:style style:name="P116" style:family="paragraph" style:parent-style-name="Preformatted_20_Text">
      <style:text-properties fo:font-size="13pt" fo:font-weight="normal" officeooo:rsid="00526df7" officeooo:paragraph-rsid="0070c28b" style:font-size-asian="13pt" style:font-weight-asian="normal" style:font-size-complex="13pt" style:font-weight-complex="normal"/>
    </style:style>
    <style:style style:name="P117" style:family="paragraph" style:parent-style-name="Preformatted_20_Text">
      <style:text-properties fo:font-size="13pt" officeooo:paragraph-rsid="0070c28b" style:font-size-asian="13pt" style:font-size-complex="13pt"/>
    </style:style>
    <style:style style:name="P118" style:family="paragraph" style:parent-style-name="Preformatted_20_Text">
      <style:text-properties officeooo:paragraph-rsid="0070c28b"/>
    </style:style>
    <style:style style:name="P119" style:family="paragraph" style:parent-style-name="Preformatted_20_Text">
      <style:text-properties style:font-name="Liberation Serif" fo:font-size="14pt" fo:font-weight="bold" officeooo:rsid="0012e97f" officeooo:paragraph-rsid="007209c7" style:font-size-asian="14pt" style:font-weight-asian="bold" style:font-size-complex="14pt" style:font-weight-complex="bold"/>
    </style:style>
    <style:style style:name="P120" style:family="paragraph" style:parent-style-name="Preformatted_20_Text">
      <style:text-properties style:font-name="Liberation Serif" fo:font-size="14pt" officeooo:rsid="0012e97f" officeooo:paragraph-rsid="007209c7" style:font-size-asian="14pt" style:font-size-complex="14pt"/>
    </style:style>
    <style:style style:name="P121" style:family="paragraph" style:parent-style-name="Preformatted_20_Text">
      <style:paragraph-properties fo:margin-top="0cm" fo:margin-bottom="0.097cm" loext:contextual-spacing="false"/>
    </style:style>
    <style:style style:name="P122" style:family="paragraph" style:parent-style-name="Preformatted_20_Text">
      <style:paragraph-properties fo:margin-top="0cm" fo:margin-bottom="0.097cm" loext:contextual-spacing="false" fo:text-align="justify" style:justify-single-word="false"/>
    </style:style>
    <style:style style:name="P123" style:family="paragraph" style:parent-style-name="Preformatted_20_Text">
      <style:paragraph-properties fo:margin-top="0cm" fo:margin-bottom="0.097cm" loext:contextual-spacing="false" fo:line-height="100%"/>
      <style:text-properties officeooo:paragraph-rsid="0051afed"/>
    </style:style>
    <style:style style:name="P124" style:family="paragraph" style:parent-style-name="Preformatted_20_Text">
      <style:paragraph-properties fo:margin-top="0cm" fo:margin-bottom="0.097cm" loext:contextual-spacing="false" fo:line-height="100%" fo:text-align="justify" style:justify-single-word="false"/>
      <style:text-properties fo:color="#000000" fo:font-size="12pt" style:text-underline-style="none" fo:font-weight="normal" officeooo:rsid="0057b185" officeooo:paragraph-rsid="0058be85" fo:background-color="transparent" style:font-size-asian="10.5pt" style:font-weight-asian="normal" style:font-size-complex="12pt" style:font-weight-complex="normal"/>
    </style:style>
    <style:style style:name="P125" style:family="paragraph" style:parent-style-name="Preformatted_20_Text">
      <style:paragraph-properties fo:margin-top="0.201cm" fo:margin-bottom="0.201cm" loext:contextual-spacing="false"/>
    </style:style>
    <style:style style:name="P126" style:family="paragraph" style:parent-style-name="Heading_20_1">
      <style:text-properties fo:background-color="#ffff00"/>
    </style:style>
    <style:style style:name="P127" style:family="paragraph" style:parent-style-name="Heading_20_1">
      <style:text-properties officeooo:rsid="0002a224" officeooo:paragraph-rsid="0070c28b"/>
    </style:style>
    <style:style style:name="P128" style:family="paragraph" style:parent-style-name="Heading_20_1">
      <style:text-properties fo:font-size="14pt" fo:font-weight="bold" officeooo:rsid="005d388c" officeooo:paragraph-rsid="0070c28b" style:font-size-asian="14pt" style:font-weight-asian="bold" style:font-size-complex="14pt" style:font-weight-complex="bold"/>
    </style:style>
    <style:style style:name="P129" style:family="paragraph" style:parent-style-name="Heading_20_1">
      <style:text-properties fo:font-size="14pt" fo:font-weight="bold" officeooo:rsid="005d388c" officeooo:paragraph-rsid="007209c7" style:font-size-asian="14pt" style:font-weight-asian="bold" style:font-size-complex="14pt" style:font-weight-complex="bold"/>
    </style:style>
    <style:style style:name="P130" style:family="paragraph" style:parent-style-name="Heading_20_4">
      <style:text-properties fo:background-color="#ffff00"/>
    </style:style>
    <style:style style:name="P131" style:family="paragraph" style:parent-style-name="Heading_20_4">
      <style:text-properties style:font-name="Liberation Serif" fo:font-size="14pt" fo:font-weight="bold" officeooo:rsid="005d388c" officeooo:paragraph-rsid="0070c28b" style:font-size-asian="14pt" style:font-weight-asian="bold" style:font-size-complex="14pt" style:font-weight-complex="bold"/>
    </style:style>
    <style:style style:name="P132" style:family="paragraph" style:parent-style-name="Standard">
      <style:text-properties fo:font-size="13pt" fo:font-weight="normal" officeooo:rsid="0005b1dc" officeooo:paragraph-rsid="0070c28b" style:font-size-asian="13pt" style:font-weight-asian="normal" style:font-size-complex="13pt" style:font-weight-complex="normal"/>
    </style:style>
    <style:style style:name="P133" style:family="paragraph" style:parent-style-name="Heading_20_3">
      <style:text-properties fo:font-size="13pt" officeooo:rsid="0005b1dc" officeooo:paragraph-rsid="0070c28b" style:font-size-asian="13pt" style:font-size-complex="13pt"/>
    </style:style>
    <style:style style:name="P134" style:family="paragraph" style:parent-style-name="Heading_20_3">
      <style:text-properties fo:font-size="13pt" fo:font-weight="bold" officeooo:rsid="0005b1dc" officeooo:paragraph-rsid="0070c28b" style:font-size-asian="13pt" style:font-weight-asian="bold" style:font-size-complex="13pt" style:font-weight-complex="bold"/>
    </style:style>
    <style:style style:name="P135" style:family="paragraph" style:parent-style-name="Heading_20_3">
      <style:paragraph-properties fo:margin-top="0cm" fo:margin-bottom="0cm" loext:contextual-spacing="false" fo:line-height="100%" fo:text-align="justify" style:justify-single-word="false"/>
      <style:text-properties style:text-underline-style="none" officeooo:rsid="004797e7" officeooo:paragraph-rsid="004797e7" fo:background-color="#ffff00"/>
    </style:style>
    <style:style style:name="P136" style:family="paragraph" style:parent-style-name="Preformatted_20_Text" style:list-style-name="L6">
      <style:paragraph-properties fo:margin-top="0cm" fo:margin-bottom="0.499cm" loext:contextual-spacing="false"/>
      <style:text-properties officeooo:paragraph-rsid="00642344"/>
    </style:style>
    <style:style style:name="P137" style:family="paragraph" style:parent-style-name="Text_20_body" style:list-style-name="L1"/>
    <style:style style:name="P138" style:family="paragraph" style:parent-style-name="Text_20_body" style:list-style-name="L2"/>
    <style:style style:name="P139" style:family="paragraph" style:parent-style-name="Text_20_body" style:list-style-name="L5"/>
    <style:style style:name="P140" style:family="paragraph" style:parent-style-name="Text_20_body" style:list-style-name="L7"/>
    <style:style style:name="P141" style:family="paragraph" style:parent-style-name="Text_20_body" style:list-style-name="L8"/>
    <style:style style:name="P142" style:family="paragraph" style:parent-style-name="Text_20_body" style:list-style-name="L9"/>
    <style:style style:name="P143" style:family="paragraph" style:parent-style-name="Text_20_body" style:list-style-name="L10"/>
    <style:style style:name="P144" style:family="paragraph" style:parent-style-name="Text_20_body" style:list-style-name="L11"/>
    <style:style style:name="P145" style:family="paragraph" style:parent-style-name="Text_20_body" style:list-style-name="L12"/>
    <style:style style:name="P146" style:family="paragraph" style:parent-style-name="Text_20_body" style:list-style-name="L13"/>
    <style:style style:name="P147" style:family="paragraph" style:parent-style-name="Text_20_body" style:list-style-name="L15"/>
    <style:style style:name="P148" style:family="paragraph" style:parent-style-name="Text_20_body" style:list-style-name="L16"/>
    <style:style style:name="P149" style:family="paragraph" style:parent-style-name="Text_20_body">
      <style:text-properties officeooo:rsid="0073f22c" officeooo:paragraph-rsid="0073f22c"/>
    </style:style>
    <style:style style:name="P150" style:family="paragraph" style:parent-style-name="Text_20_body" style:list-style-name="L2">
      <style:paragraph-properties fo:margin-top="0cm" fo:margin-bottom="0cm" loext:contextual-spacing="false"/>
    </style:style>
    <style:style style:name="P151" style:family="paragraph" style:parent-style-name="Text_20_body" style:list-style-name="L5">
      <style:paragraph-properties fo:margin-top="0cm" fo:margin-bottom="0cm" loext:contextual-spacing="false"/>
    </style:style>
    <style:style style:name="P152" style:family="paragraph" style:parent-style-name="Text_20_body" style:list-style-name="L7">
      <style:paragraph-properties fo:margin-top="0cm" fo:margin-bottom="0cm" loext:contextual-spacing="false"/>
    </style:style>
    <style:style style:name="P153" style:family="paragraph" style:parent-style-name="Text_20_body" style:list-style-name="L8">
      <style:paragraph-properties fo:margin-top="0cm" fo:margin-bottom="0cm" loext:contextual-spacing="false"/>
    </style:style>
    <style:style style:name="P154" style:family="paragraph" style:parent-style-name="Text_20_body" style:list-style-name="L9">
      <style:paragraph-properties fo:margin-top="0cm" fo:margin-bottom="0cm" loext:contextual-spacing="false"/>
    </style:style>
    <style:style style:name="P155" style:family="paragraph" style:parent-style-name="Text_20_body" style:list-style-name="L10">
      <style:paragraph-properties fo:margin-top="0cm" fo:margin-bottom="0cm" loext:contextual-spacing="false"/>
    </style:style>
    <style:style style:name="P156" style:family="paragraph" style:parent-style-name="Text_20_body" style:list-style-name="L11">
      <style:paragraph-properties fo:margin-top="0cm" fo:margin-bottom="0cm" loext:contextual-spacing="false"/>
    </style:style>
    <style:style style:name="P157" style:family="paragraph" style:parent-style-name="Text_20_body" style:list-style-name="L12">
      <style:paragraph-properties fo:margin-top="0cm" fo:margin-bottom="0cm" loext:contextual-spacing="false"/>
    </style:style>
    <style:style style:name="P158" style:family="paragraph" style:parent-style-name="Text_20_body" style:list-style-name="L13">
      <style:paragraph-properties fo:margin-top="0cm" fo:margin-bottom="0cm" loext:contextual-spacing="false"/>
    </style:style>
    <style:style style:name="P159" style:family="paragraph" style:parent-style-name="Text_20_body" style:list-style-name="L14">
      <style:paragraph-properties fo:margin-top="0cm" fo:margin-bottom="0cm" loext:contextual-spacing="false"/>
    </style:style>
    <style:style style:name="P160" style:family="paragraph" style:parent-style-name="Text_20_body" style:list-style-name="L15">
      <style:paragraph-properties fo:margin-top="0cm" fo:margin-bottom="0cm" loext:contextual-spacing="false"/>
    </style:style>
    <style:style style:name="P161" style:family="paragraph" style:parent-style-name="Text_20_body" style:list-style-name="L16">
      <style:paragraph-properties fo:margin-top="0cm" fo:margin-bottom="0cm" loext:contextual-spacing="false"/>
    </style:style>
    <style:style style:name="P162" style:family="paragraph" style:parent-style-name="Table_20_Contents" style:list-style-name="L3"/>
    <style:style style:name="P163" style:family="paragraph" style:parent-style-name="Table_20_Contents" style:list-style-name="L4"/>
    <style:style style:name="P164" style:family="paragraph" style:parent-style-name="Table_20_Contents">
      <style:text-properties fo:font-size="10pt" style:font-size-asian="10pt" style:font-size-complex="10pt"/>
    </style:style>
    <style:style style:name="P165" style:family="paragraph" style:parent-style-name="Table_20_Contents" style:list-style-name="L3">
      <style:paragraph-properties fo:margin-top="0cm" fo:margin-bottom="0.499cm" loext:contextual-spacing="false"/>
    </style:style>
    <style:style style:name="P166" style:family="paragraph" style:parent-style-name="Table_20_Contents" style:list-style-name="L4">
      <style:paragraph-properties fo:margin-top="0cm" fo:margin-bottom="0.499cm" loext:contextual-spacing="false"/>
    </style:style>
    <style:style style:name="T1" style:family="text">
      <style:text-properties style:text-position="0% 100%" fo:font-weight="bold" officeooo:rsid="0024ee6a" style:font-weight-asian="bold" style:font-weight-complex="bold"/>
    </style:style>
    <style:style style:name="T2" style:family="text">
      <style:text-properties style:text-position="0% 100%" fo:font-weight="bold" officeooo:rsid="003b62de" style:font-weight-asian="bold" style:font-weight-complex="bold"/>
    </style:style>
    <style:style style:name="T3" style:family="text">
      <style:text-properties style:text-position="0% 100%" fo:font-weight="bold" officeooo:rsid="0024ee6a" fo:background-color="#ffff00" loext:char-shading-value="0" style:font-weight-asian="bold" style:font-weight-complex="bold"/>
    </style:style>
    <style:style style:name="T4" style:family="text">
      <style:text-properties style:text-position="0% 100%" fo:font-weight="bold" officeooo:rsid="0024ee6a" fo:background-color="#ccffcc" loext:char-shading-value="0" style:font-weight-asian="bold" style:font-weight-complex="bold"/>
    </style:style>
    <style:style style:name="T5" style:family="text">
      <style:text-properties style:text-position="0% 100%" fo:font-weight="bold" officeooo:rsid="00265262" fo:background-color="#ccffcc" loext:char-shading-value="0" style:font-weight-asian="bold" style:font-weight-complex="bold"/>
    </style:style>
    <style:style style:name="T6" style:family="text">
      <style:text-properties style:text-position="0% 100%" style:text-underline-style="solid" style:text-underline-width="auto" style:text-underline-color="font-color" fo:font-weight="bold" fo:background-color="#aecf00" loext:char-shading-value="0" style:font-weight-asian="bold" style:font-weight-complex="bold"/>
    </style:style>
    <style:style style:name="T7" style:family="text">
      <style:text-properties style:text-position="0% 100%" style:text-underline-style="none" fo:font-weight="bold" officeooo:rsid="0024ee6a" style:font-weight-asian="bold" style:font-weight-complex="bold"/>
    </style:style>
    <style:style style:name="T8" style:family="text">
      <style:text-properties style:text-position="0% 100%" style:text-underline-style="none" fo:font-weight="bold" officeooo:rsid="00265262" style:font-weight-asian="bold" style:font-weight-complex="bold"/>
    </style:style>
    <style:style style:name="T9" style:family="text">
      <style:text-properties style:text-position="0% 100%" style:text-underline-style="none" fo:font-weight="bold" officeooo:rsid="0024ee6a" fo:background-color="#ccffcc" loext:char-shading-value="0" style:font-weight-asian="bold" style:font-weight-complex="bold"/>
    </style:style>
    <style:style style:name="T10" style:family="text">
      <style:text-properties style:text-position="0% 100%" fo:font-size="12pt" style:text-underline-style="none" fo:font-weight="bold" officeooo:rsid="003b85b3" fo:background-color="transparent" loext:char-shading-value="0" style:font-size-asian="12pt" style:font-weight-asian="bold" style:font-size-complex="12pt" style:font-weight-complex="bold"/>
    </style:style>
    <style:style style:name="T11" style:family="text">
      <style:text-properties style:text-position="0% 100%" fo:font-size="12pt" style:text-underline-style="none" fo:font-weight="bold" officeooo:rsid="002dcfa7" fo:background-color="transparent" loext:char-shading-value="0" style:font-size-asian="12pt" style:font-weight-asian="bold" style:font-size-complex="12pt" style:font-weight-complex="bold"/>
    </style:style>
    <style:style style:name="T12" style:family="text">
      <style:text-properties style:text-position="0% 100%" fo:font-size="12pt" style:text-underline-style="none" fo:font-weight="bold" officeooo:rsid="002dcfa7" fo:background-color="#ffff66" loext:char-shading-value="0" style:font-size-asian="12pt" style:font-weight-asian="bold" style:font-size-complex="12pt" style:font-weight-complex="bold"/>
    </style:style>
    <style:style style:name="T13" style:family="text">
      <style:text-properties style:text-position="0% 100%" fo:font-size="12pt" style:text-underline-style="none" fo:font-weight="normal" officeooo:rsid="0024ee6a" style:font-size-asian="12pt" style:font-weight-asian="normal" style:font-size-complex="12pt" style:font-weight-complex="normal"/>
    </style:style>
    <style:style style:name="T14" style:family="text">
      <style:text-properties style:text-position="0% 100%" fo:font-size="12pt" style:text-underline-style="none" fo:font-weight="normal" officeooo:rsid="002dcfa7" fo:background-color="transparent" loext:char-shading-value="0" style:font-size-asian="12pt" style:font-weight-asian="normal" style:font-size-complex="12pt" style:font-weight-complex="normal"/>
    </style:style>
    <style:style style:name="T15" style:family="text">
      <style:text-properties style:text-position="0% 100%" fo:font-size="12pt" fo:font-weight="bold" officeooo:rsid="002aeef3" style:font-size-asian="12pt" style:font-weight-asian="bold" style:font-size-complex="12pt" style:font-weight-complex="bold"/>
    </style:style>
    <style:style style:name="T16" style:family="text">
      <style:text-properties style:text-position="0% 100%" fo:font-size="12pt" fo:font-weight="bold" officeooo:rsid="002c1f87" style:font-size-asian="12pt" style:font-weight-asian="bold" style:font-size-complex="12pt" style:font-weight-complex="bold"/>
    </style:style>
    <style:style style:name="T17" style:family="text">
      <style:text-properties style:text-position="0% 100%" fo:font-size="12pt" fo:font-weight="bold" officeooo:rsid="0024ee6a" style:font-size-asian="12pt" style:font-weight-asian="bold" style:font-size-complex="12pt" style:font-weight-complex="bold"/>
    </style:style>
    <style:style style:name="T18" style:family="text">
      <style:text-properties style:text-position="0% 100%" fo:font-size="12pt" fo:font-weight="bold" officeooo:rsid="00265262" style:font-size-asian="12pt" style:font-weight-asian="bold" style:font-size-complex="12pt" style:font-weight-complex="bold"/>
    </style:style>
    <style:style style:name="T19" style:family="text">
      <style:text-properties style:text-position="0% 100%" fo:font-size="12pt" fo:font-weight="bold" officeooo:rsid="002dcfa7" style:font-size-asian="12pt" style:font-weight-asian="bold" style:font-size-complex="12pt" style:font-weight-complex="bold"/>
    </style:style>
    <style:style style:name="T20" style:family="text">
      <style:text-properties style:text-position="0% 100%" fo:font-size="12pt" fo:font-weight="bold" officeooo:rsid="002f39c6" style:font-size-asian="12pt" style:font-weight-asian="bold" style:font-size-complex="12pt" style:font-weight-complex="bold"/>
    </style:style>
    <style:style style:name="T21" style:family="text">
      <style:text-properties style:text-position="0% 100%" fo:font-size="12pt" fo:font-weight="bold" officeooo:rsid="00339d8a" style:font-size-asian="12pt" style:font-weight-asian="bold" style:font-size-complex="12pt" style:font-weight-complex="bold"/>
    </style:style>
    <style:style style:name="T22" style:family="text">
      <style:text-properties style:text-position="0% 100%" fo:font-size="12pt" fo:font-weight="bold" officeooo:rsid="003cf0fa" style:font-size-asian="12pt" style:font-weight-asian="bold" style:font-size-complex="12pt" style:font-weight-complex="bold"/>
    </style:style>
    <style:style style:name="T23" style:family="text">
      <style:text-properties style:text-position="0% 100%" fo:font-size="12pt" fo:font-weight="bold" officeooo:rsid="00409429" style:font-size-asian="12pt" style:font-weight-asian="bold" style:font-size-complex="12pt" style:font-weight-complex="bold"/>
    </style:style>
    <style:style style:name="T24" style:family="text">
      <style:text-properties style:text-position="0% 100%" fo:font-size="12pt" fo:font-weight="bold" officeooo:rsid="00339d8a" fo:background-color="#ffff00" loext:char-shading-value="0" style:font-size-asian="12pt" style:font-weight-asian="bold" style:font-size-complex="12pt" style:font-weight-complex="bold"/>
    </style:style>
    <style:style style:name="T25" style:family="text">
      <style:text-properties style:text-position="0% 100%" fo:font-size="12pt" fo:font-weight="bold" officeooo:rsid="002dcfa7" fo:background-color="#ffff66" loext:char-shading-value="0" style:font-size-asian="12pt" style:font-weight-asian="bold" style:font-size-complex="12pt" style:font-weight-complex="bold"/>
    </style:style>
    <style:style style:name="T26" style:family="text">
      <style:text-properties style:text-position="0% 100%" fo:font-size="12pt" fo:font-weight="bold" officeooo:rsid="00409429" fo:background-color="#aecf00" loext:char-shading-value="0" style:font-size-asian="12pt" style:font-weight-asian="bold" style:font-size-complex="12pt" style:font-weight-complex="bold"/>
    </style:style>
    <style:style style:name="T27" style:family="text">
      <style:text-properties style:text-position="0% 100%" fo:font-size="12pt" fo:font-weight="normal" officeooo:rsid="002dcfa7" style:font-size-asian="12pt" style:font-weight-asian="normal" style:font-size-complex="12pt" style:font-weight-complex="normal"/>
    </style:style>
    <style:style style:name="T28" style:family="text">
      <style:text-properties style:text-position="0% 100%" fo:font-size="12pt" fo:font-weight="normal" officeooo:rsid="002f39c6" style:font-size-asian="12pt" style:font-weight-asian="normal" style:font-size-complex="12pt" style:font-weight-complex="normal"/>
    </style:style>
    <style:style style:name="T29" style:family="text">
      <style:text-properties style:text-position="0% 100%" fo:font-size="12pt" fo:font-weight="normal" officeooo:rsid="00339d8a" style:font-size-asian="12pt" style:font-weight-asian="normal" style:font-size-complex="12pt" style:font-weight-complex="normal"/>
    </style:style>
    <style:style style:name="T30" style:family="text">
      <style:text-properties style:text-position="0% 100%" fo:font-size="12pt" fo:font-weight="normal" officeooo:rsid="002c1f87" style:font-size-asian="12pt" style:font-weight-asian="normal" style:font-size-complex="12pt" style:font-weight-complex="normal"/>
    </style:style>
    <style:style style:name="T31" style:family="text">
      <style:text-properties style:text-position="0% 100%" fo:font-size="12pt" fo:font-weight="normal" officeooo:rsid="003cf0fa" style:font-size-asian="12pt" style:font-weight-asian="normal" style:font-size-complex="12pt" style:font-weight-complex="normal"/>
    </style:style>
    <style:style style:name="T32" style:family="text">
      <style:text-properties style:text-position="0% 100%" fo:font-size="12pt" fo:font-weight="normal" officeooo:rsid="00409429" style:font-size-asian="12pt" style:font-weight-asian="normal" style:font-size-complex="12pt" style:font-weight-complex="normal"/>
    </style:style>
    <style:style style:name="T33" style:family="text">
      <style:text-properties style:text-position="0% 100%" fo:font-size="12pt" fo:font-weight="normal" officeooo:rsid="003d8b52" fo:background-color="#aecf00" loext:char-shading-value="0" style:font-size-asian="12pt" style:font-weight-asian="normal" style:font-size-complex="12pt" style:font-weight-complex="normal"/>
    </style:style>
    <style:style style:name="T34" style:family="text">
      <style:text-properties style:text-position="0% 100%" fo:font-size="12pt" fo:font-weight="normal" officeooo:rsid="002dcfa7" fo:background-color="#ccffcc" loext:char-shading-value="0" style:font-size-asian="12pt" style:font-weight-asian="normal" style:font-size-complex="12pt" style:font-weight-complex="normal"/>
    </style:style>
    <style:style style:name="T35" style:family="text">
      <style:text-properties style:text-position="0% 100%" fo:font-size="12pt" fo:font-weight="normal" officeooo:rsid="002f39c6" fo:background-color="#ccffcc" loext:char-shading-value="0" style:font-size-asian="12pt" style:font-weight-asian="normal" style:font-size-complex="12pt" style:font-weight-complex="normal"/>
    </style:style>
    <style:style style:name="T36" style:family="text">
      <style:text-properties style:text-position="0% 100%" fo:font-size="12pt" fo:font-weight="normal" officeooo:rsid="002aeef3" fo:background-color="#ccffcc" loext:char-shading-value="0" style:font-size-asian="12pt" style:font-weight-asian="normal" style:font-size-complex="12pt" style:font-weight-complex="normal"/>
    </style:style>
    <style:style style:name="T37" style:family="text">
      <style:text-properties style:text-position="0% 100%" fo:font-size="12pt" fo:font-weight="normal" officeooo:rsid="004caee1" fo:background-color="transparent" loext:char-shading-value="0" style:font-size-asian="12pt" style:font-weight-asian="normal" style:font-size-complex="12pt" style:font-weight-complex="normal"/>
    </style:style>
    <style:style style:name="T38" style:family="text">
      <style:text-properties style:text-position="0% 100%" fo:font-size="15pt" fo:font-weight="normal" officeooo:rsid="002dcfa7" fo:background-color="#ffff00" loext:char-shading-value="0" style:font-size-asian="15pt" style:font-weight-asian="normal" style:font-size-complex="15pt" style:font-weight-complex="normal"/>
    </style:style>
    <style:style style:name="T39" style:family="text">
      <style:text-properties style:text-position="0% 100%" fo:font-size="10pt" fo:font-weight="normal" officeooo:rsid="002aeef3" style:font-size-asian="10pt" style:font-weight-asian="normal" style:font-size-complex="10pt" style:font-weight-complex="normal"/>
    </style:style>
    <style:style style:name="T40" style:family="text">
      <style:text-properties style:text-position="0% 100%" fo:font-size="10pt" fo:font-weight="normal" officeooo:rsid="002c1f87" style:font-size-asian="10pt" style:font-weight-asian="normal" style:font-size-complex="10pt" style:font-weight-complex="normal"/>
    </style:style>
    <style:style style:name="T41" style:family="text">
      <style:text-properties style:text-position="0% 100%" fo:font-size="10pt" fo:font-weight="normal" officeooo:rsid="00339d8a" style:font-size-asian="10pt" style:font-weight-asian="normal" style:font-size-complex="10pt" style:font-weight-complex="normal"/>
    </style:style>
    <style:style style:name="T42" style:family="text">
      <style:text-properties style:text-position="0% 100%" fo:font-size="10pt" fo:font-weight="normal" officeooo:rsid="00409429" style:font-size-asian="10pt" style:font-weight-asian="normal" style:font-size-complex="10pt" style:font-weight-complex="normal"/>
    </style:style>
    <style:style style:name="T43" style:family="text">
      <style:text-properties style:text-position="0% 100%" fo:font-size="10pt" fo:font-weight="normal" officeooo:rsid="0041f38f" fo:background-color="#aecf00" loext:char-shading-value="0" style:font-size-asian="10pt" style:font-weight-asian="normal" style:font-size-complex="10pt" style:font-weight-complex="normal"/>
    </style:style>
    <style:style style:name="T44" style:family="text">
      <style:text-properties style:text-position="0% 100%" fo:font-size="10pt" fo:font-weight="normal" officeooo:rsid="00469bb4" fo:background-color="#aecf00" loext:char-shading-value="0" style:font-size-asian="10pt" style:font-weight-asian="normal" style:font-size-complex="10pt" style:font-weight-complex="normal"/>
    </style:style>
    <style:style style:name="T45" style:family="text">
      <style:text-properties style:text-position="0% 100%" fo:font-size="10pt" fo:font-weight="normal" officeooo:rsid="003d8b52" fo:background-color="#aecf00" loext:char-shading-value="0" style:font-size-asian="10pt" style:font-weight-asian="normal" style:font-size-complex="10pt" style:font-weight-complex="normal"/>
    </style:style>
    <style:style style:name="T46" style:family="text">
      <style:text-properties style:text-position="0% 100%" fo:font-size="10pt" fo:font-weight="normal" officeooo:rsid="004797e7" fo:background-color="#aecf00" loext:char-shading-value="0" style:font-size-asian="10pt" style:font-weight-asian="normal" style:font-size-complex="10pt" style:font-weight-complex="normal"/>
    </style:style>
    <style:style style:name="T47" style:family="text">
      <style:text-properties style:text-position="0% 100%" fo:font-size="10pt" fo:font-weight="normal" officeooo:rsid="0041f38f" fo:background-color="#ffff66" loext:char-shading-value="0" style:font-size-asian="10pt" style:font-weight-asian="normal" style:font-size-complex="10pt" style:font-weight-complex="normal"/>
    </style:style>
    <style:style style:name="T48" style:family="text">
      <style:text-properties style:text-position="0% 100%" fo:font-size="10pt" fo:font-weight="normal" officeooo:rsid="00469bb4" fo:background-color="transparent" loext:char-shading-value="0" style:font-size-asian="10pt" style:font-weight-asian="normal" style:font-size-complex="10pt" style:font-weight-complex="normal"/>
    </style:style>
    <style:style style:name="T49" style:family="text">
      <style:text-properties style:text-position="0% 100%" fo:font-size="10pt" fo:font-weight="normal" officeooo:rsid="004caee1" fo:background-color="transparent" loext:char-shading-value="0" style:font-size-asian="10pt" style:font-weight-asian="normal" style:font-size-complex="10pt" style:font-weight-complex="normal"/>
    </style:style>
    <style:style style:name="T50" style:family="text">
      <style:text-properties style:text-position="0% 100%" fo:font-size="10pt" fo:font-weight="bold" officeooo:rsid="0041f38f" fo:background-color="#ffff66" loext:char-shading-value="0" style:font-size-asian="10pt" style:font-weight-asian="bold" style:font-size-complex="10pt" style:font-weight-complex="bold"/>
    </style:style>
    <style:style style:name="T51" style:family="text">
      <style:text-properties style:text-position="0% 100%" fo:font-size="10pt" fo:font-weight="bold" officeooo:rsid="004797e7" fo:background-color="transparent" loext:char-shading-value="0" style:font-size-asian="10pt" style:font-weight-asian="bold" style:font-size-complex="10pt" style:font-weight-complex="bold"/>
    </style:style>
    <style:style style:name="T52" style:family="text">
      <style:text-properties style:text-position="0% 100%" style:font-name="Liberation Serif" fo:font-size="12pt" style:text-underline-style="none" fo:font-weight="normal" officeooo:rsid="002dcfa7" fo:background-color="transparent" loext:char-shading-value="0" style:font-size-asian="12pt" style:font-weight-asian="normal" style:font-size-complex="12pt"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18c7ca" style:font-weight-asian="bold" style:font-weight-complex="bold"/>
    </style:style>
    <style:style style:name="T56" style:family="text">
      <style:text-properties fo:font-weight="bold" officeooo:rsid="00237239" style:font-weight-asian="bold" style:font-weight-complex="bold"/>
    </style:style>
    <style:style style:name="T57" style:family="text">
      <style:text-properties fo:font-weight="bold" officeooo:rsid="00346a33" style:font-weight-asian="bold" style:font-weight-complex="bold"/>
    </style:style>
    <style:style style:name="T58" style:family="text">
      <style:text-properties fo:font-weight="bold" officeooo:rsid="004caee1" style:font-weight-asian="bold" style:font-weight-complex="bold"/>
    </style:style>
    <style:style style:name="T59" style:family="text">
      <style:text-properties fo:font-weight="bold" officeooo:rsid="00566f99" style:font-weight-asian="bold" style:font-weight-complex="bold"/>
    </style:style>
    <style:style style:name="T60" style:family="text">
      <style:text-properties fo:font-weight="bold" officeooo:rsid="005f0efc" style:font-weight-asian="bold" style:font-weight-complex="bold"/>
    </style:style>
    <style:style style:name="T61" style:family="text">
      <style:text-properties fo:font-weight="bold" officeooo:rsid="005fe487" style:font-weight-asian="bold" style:font-weight-complex="bold"/>
    </style:style>
    <style:style style:name="T62" style:family="text">
      <style:text-properties officeooo:rsid="0018c7ca"/>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officeooo:rsid="001c28ee" style:font-weight-asian="bold" style:font-weight-complex="bold"/>
    </style:style>
    <style:style style:name="T65" style:family="text">
      <style:text-properties style:font-name="Liberation Serif" fo:font-weight="bold" officeooo:rsid="0018c7ca" style:font-weight-asian="bold" style:font-weight-complex="bold"/>
    </style:style>
    <style:style style:name="T66" style:family="text">
      <style:text-properties style:font-name="Liberation Serif" fo:font-weight="bold" officeooo:rsid="0018c7ca" fo:background-color="#ffff00" loext:char-shading-value="0" style:font-weight-asian="bold" style:font-weight-complex="bold"/>
    </style:style>
    <style:style style:name="T67" style:family="text">
      <style:text-properties style:font-name="Liberation Serif" fo:font-size="13pt" style:font-size-asian="13pt" style:font-size-complex="13pt"/>
    </style:style>
    <style:style style:name="T68" style:family="text">
      <style:text-properties fo:font-size="10pt" style:font-size-asian="10pt" style:font-size-complex="10pt"/>
    </style:style>
    <style:style style:name="T69" style:family="text">
      <style:text-properties fo:font-size="10pt" officeooo:rsid="004caee1" style:font-size-asian="10pt" style:font-size-complex="10pt"/>
    </style:style>
    <style:style style:name="T70" style:family="text">
      <style:text-properties fo:font-size="10pt" officeooo:rsid="0018c7ca" fo:background-color="#ffff00" loext:char-shading-value="0" style:font-size-asian="10pt" style:font-size-complex="10pt"/>
    </style:style>
    <style:style style:name="T71" style:family="text">
      <style:text-properties fo:font-size="10pt" fo:font-weight="normal" officeooo:rsid="002aeef3" style:font-size-asian="10pt" style:font-weight-asian="normal" style:font-size-complex="10pt" style:font-weight-complex="normal"/>
    </style:style>
    <style:style style:name="T72" style:family="text">
      <style:text-properties fo:font-size="10pt" fo:font-weight="normal" officeooo:rsid="003d8b52" style:font-size-asian="10pt" style:font-weight-asian="normal" style:font-size-complex="10pt" style:font-weight-complex="normal"/>
    </style:style>
    <style:style style:name="T73" style:family="text">
      <style:text-properties fo:font-size="10pt" fo:font-weight="normal" officeooo:rsid="005fe487" style:font-size-asian="10pt" style:font-weight-asian="normal" style:font-size-complex="10pt" style:font-weight-complex="normal"/>
    </style:style>
    <style:style style:name="T74" style:family="text">
      <style:text-properties fo:font-size="10pt" fo:font-weight="normal" officeooo:rsid="0051afed" fo:background-color="transparent" loext:char-shading-value="0" style:font-size-asian="10pt" style:font-weight-asian="normal" style:font-size-complex="10pt" style:font-weight-complex="normal"/>
    </style:style>
    <style:style style:name="T75" style:family="text">
      <style:text-properties officeooo:rsid="001a20c9"/>
    </style:style>
    <style:style style:name="T76" style:family="text">
      <style:text-properties officeooo:rsid="001c28ee"/>
    </style:style>
    <style:style style:name="T77" style:family="text">
      <style:text-properties style:text-underline-style="none" fo:font-weight="bold" style:font-weight-asian="bold" style:font-weight-complex="bold"/>
    </style:style>
    <style:style style:name="T78" style:family="text">
      <style:text-properties fo:font-size="12pt" style:font-size-asian="12pt" style:font-size-complex="12pt"/>
    </style:style>
    <style:style style:name="T79" style:family="text">
      <style:text-properties fo:font-size="12pt" officeooo:rsid="003cf0fa" style:font-size-asian="12pt" style:font-size-complex="12pt"/>
    </style:style>
    <style:style style:name="T80" style:family="text">
      <style:text-properties fo:font-size="12pt" officeooo:rsid="0051afed" style:font-size-asian="12pt" style:font-size-complex="12pt"/>
    </style:style>
    <style:style style:name="T81" style:family="text">
      <style:text-properties fo:font-size="12pt" officeooo:rsid="005fe487" style:font-size-asian="12pt" style:font-size-complex="12pt"/>
    </style:style>
    <style:style style:name="T82" style:family="text">
      <style:text-properties fo:font-size="12pt" officeooo:rsid="0005b1dc" style:font-size-asian="12pt" style:font-size-complex="12pt"/>
    </style:style>
    <style:style style:name="T83" style:family="text">
      <style:text-properties fo:font-size="12pt" fo:font-weight="bold" officeooo:rsid="002a39cd" style:font-size-asian="12pt" style:font-weight-asian="bold" style:font-size-complex="12pt" style:font-weight-complex="bold"/>
    </style:style>
    <style:style style:name="T84" style:family="text">
      <style:text-properties fo:font-size="12pt" fo:font-weight="bold" officeooo:rsid="002aeef3" style:font-size-asian="12pt" style:font-weight-asian="bold" style:font-size-complex="12pt" style:font-weight-complex="bold"/>
    </style:style>
    <style:style style:name="T85" style:family="text">
      <style:text-properties fo:font-size="12pt" fo:font-weight="bold" officeooo:rsid="003cf0fa" style:font-size-asian="12pt" style:font-weight-asian="bold" style:font-size-complex="12pt" style:font-weight-complex="bold"/>
    </style:style>
    <style:style style:name="T86" style:family="text">
      <style:text-properties fo:font-size="12pt" fo:font-weight="bold" officeooo:rsid="003f2e18" style:font-size-asian="12pt" style:font-weight-asian="bold" style:font-size-complex="12pt" style:font-weight-complex="bold"/>
    </style:style>
    <style:style style:name="T87" style:family="text">
      <style:text-properties fo:font-size="12pt" fo:font-weight="bold" officeooo:rsid="0051afed" style:font-size-asian="12pt" style:font-weight-asian="bold" style:font-size-complex="12pt" style:font-weight-complex="bold"/>
    </style:style>
    <style:style style:name="T88" style:family="text">
      <style:text-properties fo:font-size="12pt" fo:font-weight="bold" officeooo:rsid="005fe487" style:font-size-asian="12pt" style:font-weight-asian="bold" style:font-size-complex="12pt" style:font-weight-complex="bold"/>
    </style:style>
    <style:style style:name="T89" style:family="text">
      <style:text-properties fo:font-size="12pt" fo:font-weight="bold" officeooo:rsid="0069e987" style:font-size-asian="12pt" style:font-weight-asian="bold" style:font-size-complex="12pt" style:font-weight-complex="bold"/>
    </style:style>
    <style:style style:name="T90" style:family="text">
      <style:text-properties fo:font-size="12pt" fo:font-weight="bold" fo:background-color="#ffff00" loext:char-shading-value="0" style:font-size-asian="12pt" style:font-weight-asian="bold" style:font-size-complex="12pt" style:font-weight-complex="bold"/>
    </style:style>
    <style:style style:name="T91" style:family="text">
      <style:text-properties fo:font-size="12pt" fo:font-weight="bold" officeooo:rsid="0026768d" fo:background-color="#ffff00" loext:char-shading-value="0" style:font-size-asian="12pt" style:font-weight-asian="bold" style:font-size-complex="12pt" style:font-weight-complex="bold"/>
    </style:style>
    <style:style style:name="T92" style:family="text">
      <style:text-properties fo:font-size="12pt" fo:font-weight="bold" officeooo:rsid="003d8b52" fo:background-color="#aecf00" loext:char-shading-value="0" style:font-size-asian="12pt" style:font-weight-asian="bold" style:font-size-complex="12pt" style:font-weight-complex="bold"/>
    </style:style>
    <style:style style:name="T93" style:family="text">
      <style:text-properties fo:font-size="12pt" fo:font-weight="bold" officeooo:rsid="0051afed" fo:background-color="transparent" loext:char-shading-value="0" style:font-size-asian="12pt" style:font-weight-asian="bold" style:font-size-complex="12pt" style:font-weight-complex="bold"/>
    </style:style>
    <style:style style:name="T94" style:family="text">
      <style:text-properties fo:font-size="12pt" fo:font-weight="bold" officeooo:rsid="005fe487" fo:background-color="#99cc66" loext:char-shading-value="0" style:font-size-asian="12pt" style:font-weight-asian="bold" style:font-size-complex="12pt" style:font-weight-complex="bold"/>
    </style:style>
    <style:style style:name="T95" style:family="text">
      <style:text-properties fo:font-size="12pt" fo:font-weight="bold" officeooo:rsid="00617011" fo:background-color="#99cc66" loext:char-shading-value="0" style:font-size-asian="12pt" style:font-weight-asian="bold" style:font-size-complex="12pt" style:font-weight-complex="bold"/>
    </style:style>
    <style:style style:name="T96" style:family="text">
      <style:text-properties fo:font-size="12pt" fo:font-weight="bold" officeooo:rsid="0069e987" fo:background-color="#99cc66" loext:char-shading-value="0" style:font-size-asian="12pt" style:font-weight-asian="bold" style:font-size-complex="12pt" style:font-weight-complex="bold"/>
    </style:style>
    <style:style style:name="T97" style:family="text">
      <style:text-properties fo:font-size="12pt" fo:font-weight="bold" officeooo:rsid="006bbc6e" fo:background-color="#99cc66" loext:char-shading-value="0" style:font-size-asian="12pt" style:font-weight-asian="bold" style:font-size-complex="12pt" style:font-weight-complex="bold"/>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officeooo:rsid="0026768d" style:font-size-asian="12pt" style:font-weight-asian="normal" style:font-size-complex="12pt" style:font-weight-complex="normal"/>
    </style:style>
    <style:style style:name="T100" style:family="text">
      <style:text-properties fo:font-size="12pt" fo:font-weight="normal" officeooo:rsid="002aeef3" style:font-size-asian="12pt" style:font-weight-asian="normal" style:font-size-complex="12pt" style:font-weight-complex="normal"/>
    </style:style>
    <style:style style:name="T101" style:family="text">
      <style:text-properties fo:font-size="12pt" fo:font-weight="normal" officeooo:rsid="0018c7ca" fo:background-color="#ffff00" loext:char-shading-value="0" style:font-size-asian="12pt" style:font-weight-asian="normal" style:font-size-complex="12pt" style:font-weight-complex="normal"/>
    </style:style>
    <style:style style:name="T102" style:family="text">
      <style:text-properties fo:font-size="12pt" fo:font-weight="normal" officeooo:rsid="002aeef3" fo:background-color="#ccffcc" loext:char-shading-value="0" style:font-size-asian="12pt" style:font-weight-asian="normal" style:font-size-complex="12pt" style:font-weight-complex="normal"/>
    </style:style>
    <style:style style:name="T103" style:family="text">
      <style:text-properties fo:font-size="12pt" fo:font-weight="normal" officeooo:rsid="0051afed" fo:background-color="#aecf00" loext:char-shading-value="0" style:font-size-asian="12pt" style:font-weight-asian="normal" style:font-size-complex="12pt" style:font-weight-complex="normal"/>
    </style:style>
    <style:style style:name="T104" style:family="text">
      <style:text-properties fo:font-size="12pt" fo:font-weight="normal" officeooo:rsid="0051f7c7" fo:background-color="#aecf00" loext:char-shading-value="0" style:font-size-asian="12pt" style:font-weight-asian="normal" style:font-size-complex="12pt" style:font-weight-complex="normal"/>
    </style:style>
    <style:style style:name="T105" style:family="text">
      <style:text-properties fo:font-size="12pt" fo:font-weight="normal" officeooo:rsid="0051afed" fo:background-color="transparent" loext:char-shading-value="0" style:font-size-asian="12pt" style:font-weight-asian="normal" style:font-size-complex="12pt" style:font-weight-complex="normal"/>
    </style:style>
    <style:style style:name="T106" style:family="text">
      <style:text-properties fo:font-size="12pt" fo:font-weight="normal" officeooo:rsid="0051afed" fo:background-color="#ff6600" loext:char-shading-value="0" style:font-size-asian="12pt" style:font-weight-asian="normal" style:font-size-complex="12pt" style:font-weight-complex="normal"/>
    </style:style>
    <style:style style:name="T107" style:family="text">
      <style:text-properties fo:font-size="12pt" fo:font-weight="normal" officeooo:rsid="006bbc6e" fo:background-color="#99cc66" loext:char-shading-value="0" style:font-size-asian="12pt" style:font-weight-asian="normal" style:font-size-complex="12pt" style:font-weight-complex="normal"/>
    </style:style>
    <style:style style:name="T108" style:family="text">
      <style:text-properties fo:font-size="12pt" officeooo:rsid="0051afed" fo:background-color="#ff6600" loext:char-shading-value="0" style:font-size-asian="12pt" style:font-size-complex="12pt"/>
    </style:style>
    <style:style style:name="T109" style:family="text">
      <style:text-properties fo:font-size="12pt" fo:background-color="#99cc66" loext:char-shading-value="0" style:font-size-asian="12pt" style:font-size-complex="12pt"/>
    </style:style>
    <style:style style:name="T110" style:family="text">
      <style:text-properties fo:font-size="12pt" officeooo:rsid="005fe487" fo:background-color="#99cc66" loext:char-shading-value="0" style:font-size-asian="12pt" style:font-size-complex="12pt"/>
    </style:style>
    <style:style style:name="T111" style:family="text">
      <style:text-properties fo:font-size="12pt" officeooo:rsid="005f0efc" fo:background-color="#99cc66" loext:char-shading-value="0" style:font-size-asian="12pt" style:font-size-complex="12pt"/>
    </style:style>
    <style:style style:name="T112" style:family="text">
      <style:text-properties fo:font-size="12pt" officeooo:rsid="00642344" fo:background-color="#99cc66" loext:char-shading-value="0" style:font-size-asian="12pt" style:font-size-complex="12pt"/>
    </style:style>
    <style:style style:name="T113" style:family="text">
      <style:text-properties fo:font-size="12pt" officeooo:rsid="006c697e" fo:background-color="#99cc66" loext:char-shading-value="0" style:font-size-asian="12pt" style:font-size-complex="12pt"/>
    </style:style>
    <style:style style:name="T114" style:family="text">
      <style:text-properties fo:font-size="12pt" officeooo:rsid="006c697e" fo:background-color="transparent" loext:char-shading-value="0" style:font-size-asian="12pt" style:font-size-complex="12pt"/>
    </style:style>
    <style:style style:name="T115" style:family="text">
      <style:text-properties fo:background-color="#ffff00" loext:char-shading-value="0"/>
    </style:style>
    <style:style style:name="T116" style:family="text">
      <style:text-properties officeooo:rsid="0018c7ca" fo:background-color="#ffff00" loext:char-shading-value="0"/>
    </style:style>
    <style:style style:name="T117" style:family="text">
      <style:text-properties officeooo:rsid="00346a33"/>
    </style:style>
    <style:style style:name="T118" style:family="text">
      <style:text-properties officeooo:rsid="004caee1" fo:background-color="#aecf00" loext:char-shading-value="0"/>
    </style:style>
    <style:style style:name="T119" style:family="text">
      <style:text-properties officeooo:rsid="0051f7c7" fo:background-color="#aecf00" loext:char-shading-value="0" style:font-size-asian="12pt"/>
    </style:style>
    <style:style style:name="T120" style:family="text">
      <style:text-properties fo:background-color="#ccffcc" loext:char-shading-value="0"/>
    </style:style>
    <style:style style:name="T121" style:family="text">
      <style:text-properties officeooo:rsid="0018c7ca" fo:background-color="#ccffcc" loext:char-shading-value="0"/>
    </style:style>
    <style:style style:name="T122" style:family="text">
      <style:text-properties officeooo:rsid="00346a33" fo:background-color="#ccffcc" loext:char-shading-value="0"/>
    </style:style>
    <style:style style:name="T123" style:family="text">
      <style:text-properties officeooo:rsid="00361af7" fo:background-color="#ffff66" loext:char-shading-value="0"/>
    </style:style>
    <style:style style:name="T124" style:family="text">
      <style:text-properties style:font-name="Liberation Mono" fo:font-size="11pt" fo:font-weight="bold" officeooo:rsid="00346a33" style:font-size-asian="11pt" style:font-weight-asian="bold" style:font-size-complex="11pt" style:font-weight-complex="bold"/>
    </style:style>
    <style:style style:name="T125" style:family="text">
      <style:text-properties style:font-name="Liberation Mono" fo:font-size="11pt" officeooo:rsid="00346a33" style:font-size-asian="11pt" style:font-size-complex="11pt"/>
    </style:style>
    <style:style style:name="T126" style:family="text">
      <style:text-properties style:font-name="Liberation Mono" fo:font-size="11pt" officeooo:rsid="00346a33" fo:background-color="#ccffcc" loext:char-shading-value="0" style:font-size-asian="11pt" style:font-size-complex="11pt"/>
    </style:style>
    <style:style style:name="T127" style:family="text">
      <style:text-properties fo:font-size="11pt" fo:background-color="#aecf00" loext:char-shading-value="0" style:font-size-asian="11pt" style:font-size-complex="11pt"/>
    </style:style>
    <style:style style:name="T128" style:family="text">
      <style:text-properties fo:font-size="11pt" officeooo:rsid="0051afed" fo:background-color="#aecf00" loext:char-shading-value="0" style:font-size-asian="11pt" style:font-size-complex="11pt"/>
    </style:style>
    <style:style style:name="T129" style:family="text">
      <style:text-properties fo:font-size="11pt" officeooo:rsid="003d8b52" fo:background-color="#aecf00" loext:char-shading-value="0" style:font-size-asian="11pt" style:font-size-complex="11pt"/>
    </style:style>
    <style:style style:name="T130" style:family="text">
      <style:text-properties fo:font-size="11pt" fo:font-weight="bold" officeooo:rsid="0051afed" style:font-size-asian="11pt" style:font-weight-asian="bold" style:font-size-complex="11pt" style:font-weight-complex="bold"/>
    </style:style>
    <style:style style:name="T131" style:family="text">
      <style:text-properties officeooo:rsid="004caee1" fo:background-color="transparent" loext:char-shading-value="0"/>
    </style:style>
    <style:style style:name="T132" style:family="text">
      <style:text-properties fo:background-color="#99ffff" loext:char-shading-value="0"/>
    </style:style>
    <style:style style:name="T133" style:family="text">
      <style:text-properties officeooo:rsid="004d13e6"/>
    </style:style>
    <style:style style:name="T134" style:family="text">
      <style:text-properties fo:color="#ff950e" fo:font-size="10pt" fo:font-weight="normal" officeooo:rsid="0051afed" fo:background-color="transparent" loext:char-shading-value="0" style:font-size-asian="10pt" style:font-weight-asian="normal" style:font-size-complex="10pt" style:font-weight-complex="normal"/>
    </style:style>
    <style:style style:name="T135" style:family="text">
      <style:text-properties officeooo:rsid="005f0efc"/>
    </style:style>
    <style:style style:name="T136" style:family="text">
      <style:text-properties fo:color="#000000" fo:font-size="12pt" style:text-underline-style="none" fo:font-weight="normal" officeooo:rsid="0057b185" fo:background-color="transparent" loext:char-shading-value="0" style:font-size-asian="10.5pt" style:font-weight-asian="normal" style:font-size-complex="12pt" style:font-weight-complex="normal"/>
    </style:style>
    <style:style style:name="T137" style:family="text">
      <style:text-properties fo:color="#000000" fo:font-size="10pt" style:text-underline-style="none" fo:font-weight="normal" officeooo:rsid="0057b185" fo:background-color="transparent" loext:char-shading-value="0" style:font-size-asian="10pt" style:font-weight-asian="normal" style:font-size-complex="10pt" style:font-weight-complex="normal"/>
    </style:style>
    <style:style style:name="T138" style:family="text">
      <style:text-properties fo:color="#000000" fo:font-size="10pt" style:text-underline-style="none" fo:font-weight="normal" officeooo:rsid="00672eab" fo:background-color="transparent" loext:char-shading-value="0" style:font-size-asian="10pt" style:font-weight-asian="normal" style:font-size-complex="10pt" style:font-weight-complex="normal"/>
    </style:style>
    <style:style style:name="T139" style:family="text">
      <style:text-properties fo:background-color="#99cc66" loext:char-shading-value="0"/>
    </style:style>
    <style:style style:name="T140" style:family="text">
      <style:text-properties officeooo:rsid="005f0efc" fo:background-color="#99cc66" loext:char-shading-value="0"/>
    </style:style>
    <style:style style:name="T141" style:family="text">
      <style:text-properties fo:font-weight="normal" officeooo:rsid="005fe487" style:font-weight-asian="normal" style:font-weight-complex="normal"/>
    </style:style>
    <style:style style:name="T142" style:family="text">
      <style:text-properties fo:font-weight="normal" officeooo:rsid="001c9ab9" style:font-weight-asian="normal" style:font-weight-complex="normal"/>
    </style:style>
    <style:style style:name="T143" style:family="text">
      <style:text-properties fo:font-weight="normal" officeooo:rsid="0005b1dc" style:font-weight-asian="normal" style:font-weight-complex="normal"/>
    </style:style>
    <style:style style:name="T144" style:family="text">
      <style:text-properties fo:font-weight="normal" officeooo:rsid="001d0632" style:font-weight-asian="normal" style:font-weight-complex="normal"/>
    </style:style>
    <style:style style:name="T145" style:family="text">
      <style:text-properties fo:font-weight="normal" officeooo:rsid="001d9c43" style:font-weight-asian="normal" style:font-weight-complex="normal"/>
    </style:style>
    <style:style style:name="T146" style:family="text">
      <style:text-properties fo:font-weight="normal" officeooo:rsid="0005b1dc" fo:background-color="#ffff00" loext:char-shading-value="0" style:font-weight-asian="normal" style:font-weight-complex="normal"/>
    </style:style>
    <style:style style:name="T147" style:family="text">
      <style:text-properties fo:font-size="15pt" officeooo:rsid="00642344" fo:background-color="#ffff00" loext:char-shading-value="0" style:font-size-asian="15pt" style:font-size-complex="15pt"/>
    </style:style>
    <style:style style:name="T148" style:family="text">
      <style:text-properties fo:font-size="14pt" officeooo:rsid="006c697e" fo:background-color="#ffff00" loext:char-shading-value="0" style:font-size-asian="14pt" style:font-size-complex="14pt"/>
    </style:style>
    <style:style style:name="T149" style:family="text">
      <style:text-properties fo:font-size="14pt" fo:font-weight="normal" officeooo:rsid="0076a44e" style:font-size-asian="14pt" style:font-weight-asian="normal" style:font-size-complex="14pt" style:font-weight-complex="normal"/>
    </style:style>
    <style:style style:name="T150" style:family="text">
      <style:text-properties fo:font-size="14pt" style:font-size-asian="14pt" style:font-size-complex="14pt"/>
    </style:style>
    <style:style style:name="T151" style:family="text">
      <style:text-properties fo:font-size="13pt" style:font-size-asian="13pt" style:font-size-complex="13pt"/>
    </style:style>
    <style:style style:name="T152" style:family="text">
      <style:text-properties fo:font-size="13pt" officeooo:rsid="0005b1dc" style:font-size-asian="13pt" style:font-size-complex="13pt"/>
    </style:style>
    <style:style style:name="T153" style:family="text">
      <style:text-properties fo:font-size="13pt" officeooo:rsid="0055f29b" style:font-size-asian="13pt" style:font-size-complex="13pt"/>
    </style:style>
    <style:style style:name="T154" style:family="text">
      <style:text-properties fo:font-size="13pt" officeooo:rsid="00599c54" style:font-size-asian="13pt" style:font-size-complex="13pt"/>
    </style:style>
    <style:style style:name="T155" style:family="text">
      <style:text-properties fo:font-size="13pt" fo:font-weight="normal" style:font-size-asian="13pt" style:font-weight-asian="normal" style:font-size-complex="13pt" style:font-weight-complex="normal"/>
    </style:style>
    <style:style style:name="T156" style:family="text">
      <style:text-properties officeooo:rsid="0005b1dc"/>
    </style:style>
    <style:style style:name="T157" style:family="text">
      <style:text-properties officeooo:rsid="004b5283"/>
    </style:style>
    <style:style style:name="T158" style:family="text">
      <style:text-properties officeooo:rsid="0053022e"/>
    </style:style>
    <style:style style:name="T159" style:family="text">
      <style:text-properties officeooo:rsid="007385e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6">Magento CLI Commands</text:span></text:p>
      <text:p text:style-name="P3"/>
      <text:p text:style-name="P3"/>
      <text:h text:style-name="P108" text:outline-level="2"><text:bookmark text:name="config-cli-before"/>First steps</text:h>
      <text:p text:style-name="P20"><text:span text:style-name="T62">1.) </text:span>Log in to the Magento server as, or switch to, the <text:a xlink:type="simple" xlink:href="http://devdocs.magento.com/guides/v2.0/install-gde/prereq/file-sys-perms-over.html" text:style-name="Internet_20_link" text:visited-style-name="Visited_20_Internet_20_Link">Magento file system owner</text:a>.</text:p>
      <text:p text:style-name="P20"><text:tab/> <text:s text:c="2"/><text:span text:style-name="T54">Example: <text:s text:c="2"/></text:span>Ubuntu: <text:span text:style-name="Source_20_Text"><text:span text:style-name="T120">cd /var/www/</text:span></text:span><text:span text:style-name="Source_20_Text"><text:span text:style-name="T121">html</text:span></text:span><text:span text:style-name="Source_20_Text"><text:span text:style-name="T120">/magento2</text:span></text:span></text:p>
      <text:p text:style-name="Text_20_body"><text:span text:style-name="Source_20_Text"><text:span text:style-name="T55"><text:tab/></text:span></text:span><text:span text:style-name="Source_20_Text"><text:span text:style-name="T65"> <text:s/></text:span></text:span><text:span text:style-name="Source_20_Text"><text:span text:style-name="T66"><text:s/>Note:</text:span></text:span><text:span text:style-name="Source_20_Text"><text:span text:style-name="T116"> </text:span></text:span><text:span text:style-name="Source_20_Text"><text:span text:style-name="T101">magento2</text:span></text:span><text:span text:style-name="Source_20_Text"><text:span text:style-name="T70"> is the folder/project name when you install magento.</text:span></text:span></text:p>
      <text:p text:style-name="P29"/>
      <table:table table:name="Table1" table:style-name="Table1">
        <table:table-column table:style-name="Table1.A"/>
        <table:table-column table:style-name="Table1.B"/>
        <table:table-row>
          <table:table-cell table:style-name="Table1.A1" office:value-type="string">
            <text:p text:style-name="P112">Command</text:p>
          </table:table-cell>
          <table:table-cell table:style-name="Table1.A1" office:value-type="string">
            <text:p text:style-name="P112">Description</text:p>
          </table:table-cell>
        </table:table-row>
        <table:table-row>
          <table:table-cell table:style-name="Table1.A1" office:value-type="string">
            <text:p text:style-name="P111"><text:span text:style-name="T75">1) </text:span><text:a xlink:type="simple" xlink:href="http://devdocs.magento.com/guides/v2.0/config-guide/cli/config-cli-subcommands-cache.html" text:style-name="Internet_20_link" text:visited-style-name="Visited_20_Internet_20_Link">magento setup:cache:{enable|disable|clean|flush|status}</text:a></text:p>
          </table:table-cell>
          <table:table-cell table:style-name="Table1.A1" office:value-type="string">
            <text:p text:style-name="P91">Manages the cache</text:p>
          </table:table-cell>
        </table:table-row>
      </table:table>
      <text:p text:style-name="P2"><text:span text:style-name="Source_20_Text"/></text:p>
      <text:p text:style-name="P21"><text:span text:style-name="Source_20_Text"><text:span text:style-name="T75">Above list have only description in short to learn briefly read ahead.</text:span></text:span></text:p>
      <text:p text:style-name="P21"><text:span text:style-name="Source_20_Text"/></text:p>
      <text:p text:style-name="P22"><text:span text:style-name="Source_20_Text"><text:span text:style-name="T76">1.)</text:span></text:span><text:span text:style-name="Source_20_Text"><text:span text:style-name="T64"> </text:span></text:span><text:span text:style-name="Source_20_Text"><text:span text:style-name="T63">Manage the cache</text:span></text:span><text:span text:style-name="Source_20_Text"><text:span text:style-name="T77"> </text:span></text:span><text:span text:style-name="T63">Overview of cache types</text:span></text:p>
      <text:p text:style-name="P23"><text:span text:style-name="Source_20_Text"><text:span text:style-name="T56"/></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Cache type "friendly" name</text:p>
          </table:table-cell>
          <table:table-cell table:style-name="Table2.A1" office:value-type="string">
            <text:p text:style-name="Table_20_Heading">Cache type code name</text:p>
          </table:table-cell>
          <table:table-cell table:style-name="Table2.A1" office:value-type="string">
            <text:p text:style-name="Table_20_Heading">Description</text:p>
          </table:table-cell>
        </table:table-row>
        <table:table-row>
          <table:table-cell table:style-name="Table2.A1" office:value-type="string">
            <text:p text:style-name="P90">Configuration</text:p>
          </table:table-cell>
          <table:table-cell table:style-name="Table2.A1" office:value-type="string">
            <text:p text:style-name="P90">config</text:p>
          </table:table-cell>
          <table:table-cell table:style-name="Table2.A1" office:value-type="string">
            <text:p text:style-name="P90">Magento collects configuration from all modules, merges it, and saves the merged result to the cache. This cache also contains store-specific settings stored in the file system and database. </text:p>
            <text:p text:style-name="P90">Clean or flush this cache type after modifying configuration files.</text:p>
          </table:table-cell>
        </table:table-row>
        <table:table-row>
          <table:table-cell table:style-name="Table2.A1" office:value-type="string">
            <text:p text:style-name="P90">Layout</text:p>
          </table:table-cell>
          <table:table-cell table:style-name="Table2.A1" office:value-type="string">
            <text:p text:style-name="P90">layout</text:p>
          </table:table-cell>
          <table:table-cell table:style-name="Table2.A1" office:value-type="string">
            <text:p text:style-name="P90">Compiled page layouts (that is, the layout components from all components).</text:p>
            <text:p text:style-name="P90">Clean or flush this cache type after modifying layout files.</text:p>
          </table:table-cell>
        </table:table-row>
        <table:table-row>
          <table:table-cell table:style-name="Table2.A1" office:value-type="string">
            <text:p text:style-name="P90">Block HTML output</text:p>
          </table:table-cell>
          <table:table-cell table:style-name="Table2.A1" office:value-type="string">
            <text:p text:style-name="P90">block_html</text:p>
          </table:table-cell>
          <table:table-cell table:style-name="Table2.A1" office:value-type="string">
            <text:p text:style-name="P90">HTML page fragments per block.</text:p>
            <text:p text:style-name="P90">Clean or flush this cache type after modifying the view layer.</text:p>
          </table:table-cell>
        </table:table-row>
        <table:table-row>
          <table:table-cell table:style-name="Table2.A1" office:value-type="string">
            <text:p text:style-name="P90">Collections data</text:p>
          </table:table-cell>
          <table:table-cell table:style-name="Table2.A1" office:value-type="string">
            <text:p text:style-name="P90">collections</text:p>
          </table:table-cell>
          <table:table-cell table:style-name="Table2.A1" office:value-type="string">
            <text:p text:style-name="P90">Results of database queries.</text:p>
            <text:p text:style-name="P90">If necessary, Magento cleans up this cache automatically, but third-party developers can put any data in any segment of the cache. </text:p>
            <text:p text:style-name="P90"><text:soft-page-break/>Clean or flush this cache type if your custom module uses logic that results in cache entries that Magento cannot clean.</text:p>
          </table:table-cell>
        </table:table-row>
        <table:table-row>
          <table:table-cell table:style-name="Table2.A1" office:value-type="string">
            <text:p text:style-name="P90">DDL</text:p>
          </table:table-cell>
          <table:table-cell table:style-name="Table2.A1" office:value-type="string">
            <text:p text:style-name="P90">db_ddl</text:p>
          </table:table-cell>
          <table:table-cell table:style-name="Table2.A1" office:value-type="string">
            <text:p text:style-name="P90">Database schema. </text:p>
            <text:p text:style-name="P90">If necessary, Magento cleans up this cache automatically, but third-party developers can put any data in any segment of the cache. </text:p>
            <text:p text:style-name="P90">Clean or flush this cache type after you make custom changes to the database schema. (In other words, updates that Magento does not make itself.)</text:p>
            <text:p text:style-name="P90"/>
          </table:table-cell>
        </table:table-row>
        <table:table-row>
          <table:table-cell table:style-name="Table2.A1" office:value-type="string">
            <text:p text:style-name="P90">Entity attribute value (EAV)</text:p>
          </table:table-cell>
          <table:table-cell table:style-name="Table2.A1" office:value-type="string">
            <text:p text:style-name="P90">eav</text:p>
          </table:table-cell>
          <table:table-cell table:style-name="Table2.A1" office:value-type="string">
            <text:p text:style-name="P90">Metadata related to EAV attributes (for example, store labels, links to related PHP code, attribute rendering, search settings, and so on).</text:p>
            <text:p text:style-name="P90">You should not typically need to clean or flush this cache type.</text:p>
          </table:table-cell>
        </table:table-row>
        <table:table-row>
          <table:table-cell table:style-name="Table2.A1" office:value-type="string">
            <text:p text:style-name="P90">Page cache</text:p>
          </table:table-cell>
          <table:table-cell table:style-name="Table2.A1" office:value-type="string">
            <text:p text:style-name="P90">full_page</text:p>
          </table:table-cell>
          <table:table-cell table:style-name="Table2.A1" office:value-type="string">
            <text:p text:style-name="P90">Generated HTML pages. </text:p>
            <text:p text:style-name="P90">If necessary, Magento cleans up this cache automatically, but third-party developers can put any data in any segment of the cache. </text:p>
            <text:p text:style-name="P90">Clean or flush this cache type after modifying code level that affects HTML output. It’s recommended to keep this cache enabled because caching HTML improves performance significantly.</text:p>
          </table:table-cell>
        </table:table-row>
        <table:table-row>
          <table:table-cell table:style-name="Table2.A1" office:value-type="string">
            <text:p text:style-name="P90">Reflection</text:p>
          </table:table-cell>
          <table:table-cell table:style-name="Table2.A1" office:value-type="string">
            <text:p text:style-name="P90">reflection</text:p>
          </table:table-cell>
          <table:table-cell table:style-name="Table2.A1" office:value-type="string">
            <text:p text:style-name="Table_20_Contents">Removes a dependency between the Webapi module and the Customer module.</text:p>
          </table:table-cell>
        </table:table-row>
        <table:table-row>
          <table:table-cell table:style-name="Table2.A1" office:value-type="string">
            <text:p text:style-name="P90">Translations</text:p>
          </table:table-cell>
          <table:table-cell table:style-name="Table2.A1" office:value-type="string">
            <text:p text:style-name="P90">translate</text:p>
          </table:table-cell>
          <table:table-cell table:style-name="Table2.A1" office:value-type="string">
            <text:p text:style-name="P90">Merged translations from all modules.</text:p>
          </table:table-cell>
        </table:table-row>
        <table:table-row>
          <table:table-cell table:style-name="Table2.A1" office:value-type="string">
            <text:p text:style-name="P90">Integration configuration</text:p>
          </table:table-cell>
          <table:table-cell table:style-name="Table2.A1" office:value-type="string">
            <text:p text:style-name="P90">config_integration</text:p>
          </table:table-cell>
          <table:table-cell table:style-name="Table2.A1" office:value-type="string">
            <text:p text:style-name="P90">Compiled integrations.</text:p>
            <text:p text:style-name="P90">Clean or flush this cache after changing or adding integrations.</text:p>
          </table:table-cell>
        </table:table-row>
        <table:table-row>
          <table:table-cell table:style-name="Table2.A1" office:value-type="string">
            <text:p text:style-name="P90">Integration API configuration</text:p>
          </table:table-cell>
          <table:table-cell table:style-name="Table2.A1" office:value-type="string">
            <text:p text:style-name="P90">config_integration_api</text:p>
          </table:table-cell>
          <table:table-cell table:style-name="Table2.A1" office:value-type="string">
            <text:p text:style-name="P90">Compiled integration APIs.</text:p>
          </table:table-cell>
        </table:table-row>
        <table:table-row>
          <table:table-cell table:style-name="Table2.A1" office:value-type="string">
            <text:p text:style-name="P90">Web services configuration</text:p>
          </table:table-cell>
          <table:table-cell table:style-name="Table2.A1" office:value-type="string">
            <text:p text:style-name="P90">config_webservice</text:p>
          </table:table-cell>
          <table:table-cell table:style-name="Table2.A1" office:value-type="string">
            <text:p text:style-name="P90">Web API structure.</text:p>
          </table:table-cell>
        </table:table-row>
      </table:table>
      <text:p text:style-name="P23"><text:span text:style-name="Source_20_Text"><text:span text:style-name="T1"/></text:span></text:p>
      <text:p text:style-name="P24"><text:span text:style-name="Source_20_Text"><text:span text:style-name="T1">All above cache are partially can be executed through terminal example given as below</text:span></text:span></text:p>
      <text:p text:style-name="P24"><text:soft-page-break/><text:span text:style-name="Source_20_Text"><text:span text:style-name="T1"/></text:span></text:p>
      <text:p text:style-name="P24"><text:span text:style-name="Source_20_Text"><text:span text:style-name="T1">example 1: step 1: </text:span></text:span><text:span text:style-name="Source_20_Text"><text:span text:style-name="T4">cd /var/www/html/magento2</text:span></text:span></text:p>
      <text:p text:style-name="P24"><text:span text:style-name="Source_20_Text"><text:span text:style-name="T1"><text:tab/><text:tab/> step 2: </text:span></text:span><text:span text:style-name="Source_20_Text"><text:span text:style-name="T4">php bin/magento cache:clean config</text:span></text:span></text:p>
      <text:p text:style-name="P24"><text:span text:style-name="Source_20_Text"><text:span text:style-name="T1">example 2: step 1: </text:span></text:span><text:span text:style-name="Source_20_Text"><text:span text:style-name="T4">cd/var/www/html/magento2</text:span></text:span></text:p>
      <text:p text:style-name="P24"><text:span text:style-name="Source_20_Text"><text:span text:style-name="T1"><text:tab/><text:tab/> step 2: </text:span></text:span><text:span text:style-name="Source_20_Text"><text:span text:style-name="T4">php bin/magento cache:clean config_webservice</text:span></text:span></text:p>
      <text:p text:style-name="P24"><text:span text:style-name="Source_20_Text"><text:span text:style-name="T1"/></text:span></text:p>
      <text:p text:style-name="P51"><text:span text:style-name="Source_20_Text"><text:span text:style-name="T1">note: you can also use flush instead of clean because both are <text:tab/> <text:s/></text:span></text:span></text:p>
      <text:p text:style-name="P51"><text:span text:style-name="Source_20_Text"><text:span text:style-name="T1"><text:s text:c="6"/></text:span></text:span><text:span text:style-name="Source_20_Text"><text:span text:style-name="T2">almost </text:span></text:span><text:span text:style-name="Source_20_Text"><text:span text:style-name="T1">equivalent.</text:span></text:span></text:p>
      <text:p text:style-name="P51"><text:span text:style-name="Source_20_Text"><text:span text:style-name="T1"/></text:span></text:p>
      <text:h text:style-name="P107" text:outline-level="2"><text:bookmark text:name="config-cli-subcommands-cache-status"/><text:span text:style-name="Source_20_Text"><text:span text:style-name="T3">View the cache status</text:span></text:span></text:h>
      <text:p text:style-name="P113"><text:span text:style-name="Source_20_Text"><text:span text:style-name="T7"/></text:span></text:p>
      <text:p text:style-name="P113"><text:span text:style-name="Source_20_Text"><text:span text:style-name="T13">magento cache:status </text:span></text:span></text:p>
      <text:p text:style-name="P27"><text:span text:style-name="Source_20_Text"><text:span text:style-name="T7"/></text:span></text:p>
      <text:p text:style-name="P27"><text:span text:style-name="Source_20_Text"><text:span text:style-name="T7">example </text:span></text:span><text:span text:style-name="Source_20_Text"><text:span text:style-name="T8">1</text:span></text:span><text:span text:style-name="Source_20_Text"><text:span text:style-name="T7">: step 1: </text:span></text:span><text:span text:style-name="Source_20_Text"><text:span text:style-name="T9">cd/var/www/html/magento2</text:span></text:span></text:p>
      <text:p text:style-name="P25"><text:span text:style-name="Source_20_Text"><text:span text:style-name="T1"><text:tab/><text:tab/> step 2: </text:span></text:span><text:span text:style-name="Source_20_Text"><text:span text:style-name="T4">php bin/magento cache:</text:span></text:span><text:span text:style-name="Source_20_Text"><text:span text:style-name="T5">status</text:span></text:span></text:p>
      <text:p text:style-name="P26">Output as below:</text:p>
      <text:p text:style-name="Preformatted_20_Text"><text:span text:style-name="Source_20_Text"><text:s text:c="20"/>config: 1</text:span></text:p>
      <text:p text:style-name="Preformatted_20_Text"><text:span text:style-name="Source_20_Text"><text:s text:c="20"/>layout: 1</text:span></text:p>
      <text:p text:style-name="Preformatted_20_Text"><text:span text:style-name="Source_20_Text"><text:s text:c="16"/>block_html: 1</text:span></text:p>
      <text:p text:style-name="Preformatted_20_Text"><text:span text:style-name="Source_20_Text"><text:s text:c="15"/>collections: 1</text:span></text:p>
      <text:p text:style-name="Preformatted_20_Text"><text:span text:style-name="Source_20_Text"><text:s text:c="20"/>db_ddl: 1</text:span></text:p>
      <text:p text:style-name="Preformatted_20_Text"><text:span text:style-name="Source_20_Text"><text:s text:c="23"/>eav: 1</text:span></text:p>
      <text:p text:style-name="Preformatted_20_Text"><text:span text:style-name="Source_20_Text"><text:s text:c="17"/>full_page: 1</text:span></text:p>
      <text:p text:style-name="Preformatted_20_Text"><text:span text:style-name="Source_20_Text"><text:s text:c="17"/>translate: 1</text:span></text:p>
      <text:p text:style-name="Preformatted_20_Text"><text:span text:style-name="Source_20_Text"><text:s text:c="8"/>config_integration: 1</text:span></text:p>
      <text:p text:style-name="Preformatted_20_Text"><text:span text:style-name="Source_20_Text"><text:s text:c="4"/>config_integration_api: 1</text:span></text:p>
      <text:p text:style-name="P92"><text:span text:style-name="Source_20_Text"><text:s text:c="9"/>config_webservice: 1</text:span></text:p>
      <text:p text:style-name="P92"><text:span text:style-name="Source_20_Text"/></text:p>
      <text:h text:style-name="P89" text:outline-level="2"><text:span text:style-name="Source_20_Text"><text:span text:style-name="T115">Enable or disable cache types</text:span></text:span></text:h>
      <text:p text:style-name="P93"><text:span text:style-name="Source_20_Text"><text:span text:style-name="T98">Disabling cache types is useful during development because you <text:s text:c="15"/></text:span></text:span><text:span text:style-name="Source_20_Text"><text:span text:style-name="T99"><text:s text:c="4"/></text:span></text:span><text:span text:style-name="Source_20_Text"><text:span text:style-name="T98">see the results of your changes without having to flush the cache</text:span></text:span></text:p>
      <text:p text:style-name="P122"><text:span text:style-name="Source_20_Text"><text:span text:style-name="T98">magento cache:enable [type] ... [type]</text:span></text:span></text:p>
      <text:p text:style-name="P121"><text:span text:style-name="Source_20_Text"><text:span text:style-name="T78">magento cache:disable [type] ... [type] </text:span></text:span></text:p>
      <text:p text:style-name="P94"><text:span text:style-name="Source_20_Text"><text:span text:style-name="T83">Note: </text:span></text:span><text:span text:style-name="Source_20_Text"><text:span text:style-name="T90">[type] : </text:span></text:span><text:span text:style-name="Source_20_Text"><text:span text:style-name="T91">it is optional.</text:span></text:span></text:p>
      <text:p text:style-name="P84"><text:span text:style-name="Source_20_Text"><text:span text:style-name="T84">Example 1: </text:span></text:span><text:span text:style-name="Source_20_Text"><text:span text:style-name="T102">php bin/magento cache:disable</text:span></text:span></text:p>
      <text:p text:style-name="P84"><text:span text:style-name="Source_20_Text"><text:span text:style-name="T100"><text:s/>Changed cache status:</text:span></text:span></text:p>
      <text:p text:style-name="P103"><text:span text:style-name="Source_20_Text"><text:span text:style-name="T71"><text:s text:c="24"/>config: 1 -&gt; 0</text:span></text:span></text:p>
      <text:p text:style-name="P103"><text:span text:style-name="Source_20_Text"><text:span text:style-name="T71"><text:s text:c="24"/>layout: 1 -&gt; 0</text:span></text:span></text:p>
      <text:p text:style-name="P103"><text:soft-page-break/><text:span text:style-name="Source_20_Text"><text:span text:style-name="T71"><text:s text:c="20"/>block_html: 1 -&gt; 0</text:span></text:span></text:p>
      <text:p text:style-name="P103"><text:span text:style-name="Source_20_Text"><text:span text:style-name="T71"><text:s text:c="19"/>collections: 1 -&gt; 0</text:span></text:span></text:p>
      <text:p text:style-name="P103"><text:span text:style-name="Source_20_Text"><text:span text:style-name="T71"><text:s text:c="20"/>reflection: 1 -&gt; 0</text:span></text:span></text:p>
      <text:p text:style-name="P103"><text:span text:style-name="Source_20_Text"><text:span text:style-name="T71"><text:s text:c="24"/>db_ddl: 1 -&gt; 0</text:span></text:span></text:p>
      <text:p text:style-name="P103"><text:span text:style-name="Source_20_Text"><text:span text:style-name="T71"><text:s text:c="27"/>eav: 1 -&gt; 0</text:span></text:span></text:p>
      <text:p text:style-name="P103"><text:span text:style-name="Source_20_Text"><text:span text:style-name="T71"><text:s text:c="9"/>customer_notification: 1 -&gt; 0</text:span></text:span></text:p>
      <text:p text:style-name="P103"><text:span text:style-name="Source_20_Text"><text:span text:style-name="T71"><text:s text:c="21"/>full_page: 1 -&gt; 0</text:span></text:span></text:p>
      <text:p text:style-name="P103"><text:span text:style-name="Source_20_Text"><text:span text:style-name="T71"><text:s text:c="12"/>config_integration: 1 -&gt; 0</text:span></text:span></text:p>
      <text:p text:style-name="P103"><text:span text:style-name="Source_20_Text"><text:span text:style-name="T71"><text:s text:c="8"/>config_integration_api: 1 -&gt; 0</text:span></text:span></text:p>
      <text:p text:style-name="P103"><text:span text:style-name="Source_20_Text"><text:span text:style-name="T71"><text:s text:c="21"/>translate: 1 -&gt; 0</text:span></text:span></text:p>
      <text:p text:style-name="P103"><text:span text:style-name="Source_20_Text"><text:span text:style-name="T71"><text:s text:c="13"/>config_webservice: 1 -&gt; 0</text:span></text:span></text:p>
      <text:p text:style-name="P85"><text:span text:style-name="Source_20_Text"><text:span text:style-name="T39"/></text:span></text:p>
      <text:p text:style-name="P85"><text:span text:style-name="Source_20_Text"><text:span text:style-name="T15">Example 2: </text:span></text:span><text:span text:style-name="Source_20_Text"><text:span text:style-name="T36">php bin/magento cache:enable</text:span></text:span></text:p>
      <text:p text:style-name="P42"><text:span text:style-name="Source_20_Text"><text:span text:style-name="T30">Changed cache status:</text:span></text:span></text:p>
      <text:p text:style-name="P42"><text:span text:style-name="Source_20_Text"><text:span text:style-name="T16"><text:s text:c="19"/></text:span></text:span><text:span text:style-name="Source_20_Text"><text:span text:style-name="T40"><text:s/>config: 0 -&gt; 1</text:span></text:span></text:p>
      <text:p text:style-name="P42"><text:span text:style-name="Source_20_Text"><text:span text:style-name="T40"><text:s text:c="24"/>layout: 0 -&gt; 1</text:span></text:span></text:p>
      <text:p text:style-name="P42"><text:span text:style-name="Source_20_Text"><text:span text:style-name="T40"><text:s text:c="20"/>block_html: 0 -&gt; 1</text:span></text:span></text:p>
      <text:p text:style-name="P42"><text:span text:style-name="Source_20_Text"><text:span text:style-name="T40"><text:s text:c="19"/>collections: 0 -&gt; 1</text:span></text:span></text:p>
      <text:p text:style-name="P42"><text:span text:style-name="Source_20_Text"><text:span text:style-name="T40"><text:s text:c="20"/>reflection: 0 -&gt; 1</text:span></text:span></text:p>
      <text:p text:style-name="P42"><text:span text:style-name="Source_20_Text"><text:span text:style-name="T40"><text:s text:c="24"/>db_ddl: 0 -&gt; 1</text:span></text:span></text:p>
      <text:p text:style-name="P42"><text:span text:style-name="Source_20_Text"><text:span text:style-name="T40"><text:s text:c="27"/>eav: 0 -&gt; 1</text:span></text:span></text:p>
      <text:p text:style-name="P42"><text:span text:style-name="Source_20_Text"><text:span text:style-name="T40"><text:s text:c="9"/>customer_notification: 0 -&gt; 1</text:span></text:span></text:p>
      <text:p text:style-name="P42"><text:span text:style-name="Source_20_Text"><text:span text:style-name="T40"><text:s text:c="21"/>full_page: 0 -&gt; 1</text:span></text:span></text:p>
      <text:p text:style-name="P42"><text:span text:style-name="Source_20_Text"><text:span text:style-name="T40"><text:s text:c="12"/>config_integration: 0 -&gt; 1</text:span></text:span></text:p>
      <text:p text:style-name="P42"><text:span text:style-name="Source_20_Text"><text:span text:style-name="T40"><text:s text:c="8"/>config_integration_api: 0 -&gt; 1</text:span></text:span></text:p>
      <text:p text:style-name="P42"><text:span text:style-name="Source_20_Text"><text:span text:style-name="T40"><text:s text:c="21"/>translate: 0 -&gt; 1</text:span></text:span></text:p>
      <text:p text:style-name="P42"><text:span text:style-name="Source_20_Text"><text:span text:style-name="T40"><text:s text:c="13"/>config_webservice: 0 -&gt; 1</text:span></text:span></text:p>
      <text:p text:style-name="P42"><text:span text:style-name="Source_20_Text"><text:span text:style-name="T16"/></text:span></text:p>
      <text:p text:style-name="P42"><text:span text:style-name="Source_20_Text"><text:span text:style-name="T16">Note: you can also check status by using below command.</text:span></text:span></text:p>
      <text:p text:style-name="P42"><text:span text:style-name="Source_20_Text"><text:span text:style-name="T17"><text:s text:c="2"/></text:span></text:span><text:span text:style-name="Source_20_Text"><text:span text:style-name="T16">ex</text:span></text:span><text:span text:style-name="Source_20_Text"><text:span text:style-name="T17">: p</text:span></text:span><text:span text:style-name="Source_20_Text"><text:span text:style-name="T16">h</text:span></text:span><text:span text:style-name="Source_20_Text"><text:span text:style-name="T17">p bin/magento cache:</text:span></text:span><text:span text:style-name="Source_20_Text"><text:span text:style-name="T18">status</text:span></text:span></text:p>
      <text:p text:style-name="P43"><text:span text:style-name="Source_20_Text"><text:span text:style-name="T19"/></text:span></text:p>
      <text:p text:style-name="P43"><text:span text:style-name="Source_20_Text"><text:span text:style-name="T19"/></text:span></text:p>
      <text:p text:style-name="P43"><text:span text:style-name="Source_20_Text"><text:span text:style-name="T19"/></text:span></text:p>
      <text:p text:style-name="P43"><text:span text:style-name="Source_20_Text"><text:span text:style-name="T19">Example 3: </text:span></text:span><text:span text:style-name="Source_20_Text"><text:span text:style-name="T27">partially or individual enable or disable cache.</text:span></text:span></text:p>
      <text:p text:style-name="P43"><text:span text:style-name="Source_20_Text"><text:span text:style-name="T27"/></text:span></text:p>
      <text:p text:style-name="P86"><text:span text:style-name="Source_20_Text"><text:span text:style-name="T34">php bin/magento cache:enable config</text:span></text:span></text:p>
      <text:p text:style-name="P86"><text:span text:style-name="Source_20_Text"><text:span text:style-name="T27"><text:tab/>Changed cache status:</text:span></text:span></text:p>
      <text:p text:style-name="P43"><text:span text:style-name="Source_20_Text"><text:span text:style-name="T27"><text:tab/> <text:s text:c="23"/>config: 0 -&gt; 1</text:span></text:span></text:p>
      <text:p text:style-name="P43"><text:span text:style-name="Source_20_Text"><text:span text:style-name="T27"><text:tab/>Cleaned cache types:</text:span></text:span></text:p>
      <text:p text:style-name="P43"><text:span text:style-name="Source_20_Text"><text:span text:style-name="T27"><text:tab/>config</text:span></text:span></text:p>
      <text:p text:style-name="P43"/>
      <text:p text:style-name="P44"><text:span text:style-name="Source_20_Text"><text:span text:style-name="T19">Example </text:span></text:span><text:span text:style-name="Source_20_Text"><text:span text:style-name="T20">4</text:span></text:span><text:span text:style-name="Source_20_Text"><text:span text:style-name="T19">: </text:span></text:span><text:span text:style-name="Source_20_Text"><text:span text:style-name="T27">partially or individual enable or disable cache.</text:span></text:span></text:p>
      <text:p text:style-name="P44"><text:span text:style-name="Source_20_Text"><text:span text:style-name="T27"/></text:span></text:p>
      <text:p text:style-name="P87"><text:span text:style-name="Source_20_Text"><text:span text:style-name="T34">php bin/magento cache:</text:span></text:span><text:span text:style-name="Source_20_Text"><text:span text:style-name="T35">dis</text:span></text:span><text:span text:style-name="Source_20_Text"><text:span text:style-name="T34">able config</text:span></text:span></text:p>
      <text:p text:style-name="P87"><text:span text:style-name="Source_20_Text"><text:span text:style-name="T27"><text:tab/>Changed cache status:</text:span></text:span></text:p>
      <text:p text:style-name="P44"><text:span text:style-name="Source_20_Text"><text:span text:style-name="T27"><text:tab/> <text:s text:c="23"/>config: </text:span></text:span><text:span text:style-name="Source_20_Text"><text:span text:style-name="T28">1</text:span></text:span><text:span text:style-name="Source_20_Text"><text:span text:style-name="T27"> -&gt; </text:span></text:span><text:span text:style-name="Source_20_Text"><text:span text:style-name="T28">0</text:span></text:span></text:p>
      <text:p text:style-name="P44"><text:span text:style-name="Source_20_Text"><text:span text:style-name="T27"/></text:span></text:p>
      <text:p text:style-name="P44"><text:span text:style-name="Source_20_Text"><text:span text:style-name="T38">Enabling a cache type automatically clears that cache type</text:span></text:span></text:p>
      <text:p text:style-name="P44"><text:span text:style-name="Source_20_Text"><text:span text:style-name="T19"><text:tab/><text:tab/></text:span></text:span></text:p>
      <text:p text:style-name="P44"><text:soft-page-break/><text:span text:style-name="Source_20_Text"><text:span text:style-name="T19"/></text:span></text:p>
      <text:p text:style-name="P44"><text:span text:style-name="Source_20_Text"><text:span text:style-name="T19">For example, to disable the full page cache and the DDL cache, enter</text:span></text:span></text:p>
      <text:p text:style-name="P74"><text:span text:style-name="Source_20_Text"><text:span text:style-name="T78"/></text:span></text:p>
      <text:p text:style-name="P125"><text:span text:style-name="Source_20_Text"><text:span text:style-name="T78">magento cache:disable db_ddl full_page</text:span></text:span></text:p>
      <text:p text:style-name="P88"><text:span text:style-name="Source_20_Text"><text:span text:style-name="T29">example: </text:span></text:span><text:span text:style-name="Source_20_Text"><text:span text:style-name="T34">php bin/magento cache:</text:span></text:span><text:span text:style-name="Source_20_Text"><text:span text:style-name="T35">dis</text:span></text:span><text:span text:style-name="Source_20_Text"><text:span text:style-name="T34">able db_ddl full_page</text:span></text:span></text:p>
      <text:p text:style-name="P45"><text:span text:style-name="Source_20_Text"><text:span text:style-name="T29">Current status:</text:span></text:span></text:p>
      <text:p text:style-name="P45"><text:span text:style-name="Source_20_Text"><text:span text:style-name="T41"><text:s text:c="24"/>config: 1</text:span></text:span></text:p>
      <text:p text:style-name="P45"><text:span text:style-name="Source_20_Text"><text:span text:style-name="T41"><text:s text:c="24"/>layout: 1</text:span></text:span></text:p>
      <text:p text:style-name="P45"><text:span text:style-name="Source_20_Text"><text:span text:style-name="T41"><text:s text:c="20"/>block_html: 1</text:span></text:span></text:p>
      <text:p text:style-name="P45"><text:span text:style-name="Source_20_Text"><text:span text:style-name="T41"><text:s text:c="19"/>collections: 1</text:span></text:span></text:p>
      <text:p text:style-name="P45"><text:span text:style-name="Source_20_Text"><text:span text:style-name="T41"><text:s text:c="20"/>reflection: 1</text:span></text:span></text:p>
      <text:p text:style-name="P45"><text:span text:style-name="Source_20_Text"><text:span text:style-name="T41"><text:s text:c="24"/>db_ddl: 0</text:span></text:span></text:p>
      <text:p text:style-name="P45"><text:span text:style-name="Source_20_Text"><text:span text:style-name="T41"><text:s text:c="27"/>eav: 1</text:span></text:span></text:p>
      <text:p text:style-name="P45"><text:span text:style-name="Source_20_Text"><text:span text:style-name="T41"><text:s text:c="9"/>customer_notification: 1</text:span></text:span></text:p>
      <text:p text:style-name="P45"><text:span text:style-name="Source_20_Text"><text:span text:style-name="T41"><text:s text:c="21"/>full_page: 0</text:span></text:span></text:p>
      <text:p text:style-name="P45"><text:span text:style-name="Source_20_Text"><text:span text:style-name="T41"><text:s text:c="12"/>config_integration: 1</text:span></text:span></text:p>
      <text:p text:style-name="P45"><text:span text:style-name="Source_20_Text"><text:span text:style-name="T41"><text:s text:c="8"/>config_integration_api: 1</text:span></text:span></text:p>
      <text:p text:style-name="P45"><text:span text:style-name="Source_20_Text"><text:span text:style-name="T41"><text:s text:c="21"/>translate: 1</text:span></text:span></text:p>
      <text:p text:style-name="P45"><text:span text:style-name="Source_20_Text"><text:span text:style-name="T41"><text:s text:c="13"/>config_webservice: 1</text:span></text:span></text:p>
      <text:p text:style-name="P45"><text:span text:style-name="Source_20_Text"><text:span text:style-name="T41"/></text:span></text:p>
      <text:h text:style-name="P68" text:outline-level="2"><text:bookmark text:name="config-cli-subcommands-cache-clean"/><text:span text:style-name="Source_20_Text"><text:span text:style-name="T24">Clean and flush cache types</text:span></text:span></text:h>
      <text:p text:style-name="P45"><text:span text:style-name="Source_20_Text"><text:span text:style-name="T24"/></text:span></text:p>
      <text:p text:style-name="Text_20_body">To purge out-of-date items from the cache, you can <text:span text:style-name="Emphasis">clean</text:span> or <text:span text:style-name="Emphasis">f</text:span><text:bookmark-start text:name="__DdeLink__29_1441388314"/><text:span text:style-name="Emphasis">lush</text:span> <text:bookmark-end text:name="__DdeLink__29_1441388314"/>cache types:</text:p>
      <text:list xml:id="list8849682582895391387" text:style-name="L1">
        <text:list-item>
          <text:p text:style-name="P137">Cleaning a cache type deletes all items from enabled Magento cache types only. In other words, this option does not affect other processes or applications because it cleans only the cache that Magento uses.</text:p>
          <text:p text:style-name="P137">Disabled cache types are not cleaned.</text:p>
        </text:list-item>
        <text:list-item>
          <text:p text:style-name="P137">Flushing a cache type purges the cache storage, which might affect other processes applications that are using the same storage.</text:p>
        </text:list-item>
      </text:list>
      <text:p text:style-name="P28"><text:tab/><text:span text:style-name="T124">Example</text:span><text:span text:style-name="T125">: </text:span><text:span text:style-name="T126">php bin/magento cache:flush</text:span><text:span text:style-name="T125"> // <text:s/>all stuff are flushed.</text:span></text:p>
      <text:p text:style-name="P30"><text:tab/><text:span text:style-name="T57">Example</text:span><text:span text:style-name="T117">: </text:span><text:span text:style-name="T122">php bin/magento cache:flush config</text:span><text:span text:style-name="T117"> <text:s/>// only conifg are </text:span></text:p>
      <text:p text:style-name="P31"><text:tab/><text:tab/><text:tab/><text:tab/><text:tab/><text:tab/><text:tab/><text:tab/><text:tab/><text:tab/><text:tab/> <text:s/>flushed.</text:p>
      <text:p text:style-name="P28"><text:tab/><text:span text:style-name="T123">Note: you can use clean instead of flush.</text:span></text:p>
      <text:p text:style-name="P45"><text:span text:style-name="Source_20_Text"><text:span text:style-name="T21"/></text:span></text:p>
      <text:p text:style-name="P43"><text:span text:style-name="Source_20_Text"><text:span text:style-name="T19"><text:tab/><text:tab/></text:span></text:span></text:p>
      <text:p text:style-name="P43"><text:span text:style-name="Source_20_Text"><text:span text:style-name="T19"><text:tab/></text:span></text:span></text:p>
      <text:h text:style-name="P105" text:outline-level="2"><text:span text:style-name="Source_20_Text"><text:span text:style-name="T10">2)</text:span></text:span><text:span text:style-name="Source_20_Text"><text:span text:style-name="Emphasis"><text:span text:style-name="T12">Indexing</text:span></text:span></text:span><text:span text:style-name="Source_20_Text"><text:span text:style-name="Emphasis"><text:span text:style-name="T11"> </text:span></text:span></text:span><text:span text:style-name="Source_20_Text"><text:span text:style-name="T52">is how Magento transforms data such as products , categories, and so on, to <text:s/></text:span></text:span></text:h>
      <text:h text:style-name="P105" text:outline-level="2"><text:span text:style-name="Source_20_Text"><text:span text:style-name="T52"><text:s text:c="27"/>improve the performance of your storefront. As data changes, the transformed</text:span></text:span></text:h>
      <text:h text:style-name="P106" text:outline-level="2"><text:span text:style-name="Source_20_Text"><text:span text:style-name="T52"><text:s text:c="27"/>data must be updated—or reindexed.</text:span></text:span></text:h>
      <text:p text:style-name="P104"><text:span text:style-name="Source_20_Text"><text:span text:style-name="T52"><text:tab/><text:tab/> <text:s text:c="2"/>For example, suppose you change the price of an item from $4.99 to $3.99. <text:tab/><text:tab/><text:tab/> <text:s text:c="2"/>Magento must </text:span></text:span><text:span text:style-name="Source_20_Text"><text:span text:style-name="Emphasis"><text:span text:style-name="T52">reindex</text:span></text:span></text:span><text:span text:style-name="Source_20_Text"><text:span text:style-name="T52"> the price change to display it on your storefront.</text:span></text:span></text:p>
      <text:p text:style-name="P54"><text:span text:style-name="Source_20_Text"><text:span text:style-name="T14"/></text:span></text:p>
      <text:p text:style-name="P32"><text:span text:style-name="T62">1.) </text:span>Log in to the Magento server as, or switch to, the <text:a xlink:type="simple" xlink:href="http://devdocs.magento.com/guides/v2.0/install-gde/prereq/file-sys-perms-over.html" text:style-name="Internet_20_link" text:visited-style-name="Visited_20_Internet_20_Link">Magento file system owner</text:a>.</text:p>
      <text:p text:style-name="P32"><text:soft-page-break/><text:tab/> <text:s text:c="2"/><text:span text:style-name="T54">Example: <text:s text:c="2"/></text:span>Ubuntu: <text:span text:style-name="Source_20_Text"><text:span text:style-name="T120">cd /var/www/</text:span></text:span><text:span text:style-name="Source_20_Text"><text:span text:style-name="T121">html</text:span></text:span><text:span text:style-name="Source_20_Text"><text:span text:style-name="T120">/magento2</text:span></text:span></text:p>
      <text:p text:style-name="P32"><text:span text:style-name="Source_20_Text"><text:span text:style-name="T55"><text:tab/></text:span></text:span><text:span text:style-name="Source_20_Text"><text:span text:style-name="T65"> <text:s/></text:span></text:span><text:span text:style-name="Source_20_Text"><text:span text:style-name="T66"><text:s/>Note:</text:span></text:span><text:span text:style-name="Source_20_Text"><text:span text:style-name="T116"> </text:span></text:span><text:span text:style-name="Source_20_Text"><text:span text:style-name="T101">magento2</text:span></text:span><text:span text:style-name="Source_20_Text"><text:span text:style-name="T70"> is the folder/project name when you install magento.</text:span></text:span></text:p>
      <text:p text:style-name="P50"><text:span text:style-name="Source_20_Text"><text:span text:style-name="T25"/></text:span></text:p>
      <table:table table:name="Table3" table:style-name="Table3">
        <table:table-column table:style-name="Table3.A"/>
        <table:table-column table:style-name="Table3.B"/>
        <table:table-row>
          <table:table-cell table:style-name="Table3.A1" office:value-type="string">
            <text:p text:style-name="Table_20_Contents"><text:a xlink:type="simple" xlink:href="http://devdocs.magento.com/guides/v2.0/config-guide/cli/config-cli-subcommands-index.html" text:style-name="Internet_20_link" text:visited-style-name="Visited_20_Internet_20_Link">magento setup:indexer:{status|show-mode|set-mode|reindex|info}</text:a></text:p>
          </table:table-cell>
          <table:table-cell table:style-name="Table3.A1" office:value-type="string">
            <text:p text:style-name="P90">Manages the indexers</text:p>
          </table:table-cell>
        </table:table-row>
      </table:table>
      <text:h text:style-name="P71" text:outline-level="2"><text:span text:style-name="Source_20_Text"><text:span text:style-name="T25"/></text:span></text:h>
      <text:h text:style-name="P69" text:outline-level="2"><text:span text:style-name="Source_20_Text"><text:span text:style-name="T25">list of indexers</text:span></text:span></text:h>
      <text:p text:style-name="P74"><text:span text:style-name="Source_20_Text"><text:span text:style-name="T79"/></text:span></text:p>
      <text:p text:style-name="P74"><text:span text:style-name="Source_20_Text"><text:span text:style-name="T79">m</text:span></text:span><text:span text:style-name="Source_20_Text"><text:span text:style-name="T78">agento indexer:info</text:span></text:span></text:p>
      <text:p text:style-name="P74"><text:span text:style-name="Source_20_Text"><text:span text:style-name="T78"/></text:span></text:p>
      <text:p text:style-name="P75"><text:span text:style-name="Source_20_Text"><text:span text:style-name="T85">Example: </text:span></text:span><text:span text:style-name="Source_20_Text"><text:span text:style-name="T92">php bin/magento indexer:info</text:span></text:span></text:p>
      <text:p text:style-name="P76"><text:span text:style-name="Source_20_Text"><text:span text:style-name="T86"/></text:span></text:p>
      <text:p text:style-name="P75"><text:span text:style-name="Source_20_Text"><text:span text:style-name="T72">design_config_grid <text:s text:c="22"/>Design Config Grid</text:span></text:span></text:p>
      <text:p text:style-name="P75"><text:span text:style-name="Source_20_Text"><text:span text:style-name="T72">customer_grid <text:s text:c="27"/>Customer Grid</text:span></text:span></text:p>
      <text:p text:style-name="P75"><text:span text:style-name="Source_20_Text"><text:span text:style-name="T72">catalog_category_product <text:s text:c="16"/>Category Products</text:span></text:span></text:p>
      <text:p text:style-name="P75"><text:span text:style-name="Source_20_Text"><text:span text:style-name="T72">catalog_product_category <text:s text:c="16"/>Product Categories</text:span></text:span></text:p>
      <text:p text:style-name="P75"><text:span text:style-name="Source_20_Text"><text:span text:style-name="T72">catalog_product_price <text:s text:c="19"/>Product Price</text:span></text:span></text:p>
      <text:p text:style-name="P75"><text:span text:style-name="Source_20_Text"><text:span text:style-name="T72">catalog_product_attribute <text:s text:c="15"/>Product EAV</text:span></text:span></text:p>
      <text:p text:style-name="P75"><text:span text:style-name="Source_20_Text"><text:span text:style-name="T72">catalogsearch_fulltext <text:s text:c="18"/>Catalog Search</text:span></text:span></text:p>
      <text:p text:style-name="P75"><text:span text:style-name="Source_20_Text"><text:span text:style-name="T72">cataloginventory_stock <text:s text:c="18"/>Stock</text:span></text:span></text:p>
      <text:p text:style-name="P75"><text:span text:style-name="Source_20_Text"><text:span text:style-name="T72">catalogrule_rule <text:s text:c="24"/>Catalog Rule Product</text:span></text:span></text:p>
      <text:p text:style-name="P75"><text:span text:style-name="Source_20_Text"><text:span text:style-name="T72">catalogrule_product <text:s text:c="21"/>Catalog Product Rule</text:span></text:span></text:p>
      <text:p text:style-name="P77"><text:span text:style-name="Source_20_Text"><text:span text:style-name="T22"/></text:span></text:p>
      <text:p text:style-name="P77"><text:span text:style-name="Source_20_Text"><text:span text:style-name="T31">m</text:span></text:span><text:span text:style-name="Source_20_Text"><text:span text:style-name="T27">agento indexer:</text:span></text:span><text:span text:style-name="Source_20_Text"><text:span text:style-name="T32">status</text:span></text:span></text:p>
      <text:p text:style-name="P77"><text:span text:style-name="Source_20_Text"><text:span text:style-name="T32"/></text:span></text:p>
      <text:p text:style-name="P46"><text:span text:style-name="Source_20_Text"><text:span text:style-name="T23">Example: </text:span></text:span><text:span text:style-name="Source_20_Text"><text:span text:style-name="T26">php bin/magento indexer:status</text:span></text:span></text:p>
      <text:p text:style-name="P46"><text:span text:style-name="Source_20_Text"><text:span text:style-name="T23"/></text:span></text:p>
      <text:p text:style-name="P46"><text:span text:style-name="Source_20_Text"><text:span text:style-name="T42">Design Config Grid: <text:s text:c="31"/>Ready</text:span></text:span></text:p>
      <text:p text:style-name="P46"><text:span text:style-name="Source_20_Text"><text:span text:style-name="T42">Customer Grid: <text:s text:c="36"/>Ready</text:span></text:span></text:p>
      <text:p text:style-name="P46"><text:span text:style-name="Source_20_Text"><text:span text:style-name="T42">Category Products: <text:s text:c="32"/>Ready</text:span></text:span></text:p>
      <text:p text:style-name="P46"><text:span text:style-name="Source_20_Text"><text:span text:style-name="T42">Product Categories: <text:s text:c="31"/>Ready</text:span></text:span></text:p>
      <text:p text:style-name="P46"><text:span text:style-name="Source_20_Text"><text:span text:style-name="T42">Product Price: <text:s text:c="36"/>Ready</text:span></text:span></text:p>
      <text:p text:style-name="P46"><text:span text:style-name="Source_20_Text"><text:span text:style-name="T42">Product EAV: <text:s text:c="38"/>Ready</text:span></text:span></text:p>
      <text:p text:style-name="P46"><text:span text:style-name="Source_20_Text"><text:span text:style-name="T42">Catalog Search: <text:s text:c="35"/>Ready</text:span></text:span></text:p>
      <text:p text:style-name="P46"><text:span text:style-name="Source_20_Text"><text:span text:style-name="T42">Stock: <text:s text:c="44"/>Ready</text:span></text:span></text:p>
      <text:p text:style-name="P46"><text:span text:style-name="Source_20_Text"><text:span text:style-name="T42">Catalog Rule Product: <text:s text:c="29"/>Ready</text:span></text:span></text:p>
      <text:p text:style-name="P46"><text:span text:style-name="Source_20_Text"><text:span text:style-name="T42">Catalog Product Rule: <text:s text:c="29"/>Ready</text:span></text:span></text:p>
      <text:p text:style-name="P46"><text:span text:style-name="Source_20_Text"><text:span text:style-name="T42"/></text:span></text:p>
      <text:p text:style-name="P47"><text:span text:style-name="Source_20_Text"><text:span text:style-name="T50">Note: you can partially view the status by below example</text:span></text:span></text:p>
      <text:p text:style-name="P47"><text:span text:style-name="Source_20_Text"><text:span text:style-name="T43">php bin/magento indexer:status design_config_grid </text:span></text:span></text:p>
      <text:p text:style-name="P47"><text:span text:style-name="Source_20_Text"><text:span text:style-name="T43"/></text:span></text:p>
      <text:p text:style-name="P47"><text:span text:style-name="Source_20_Text"><text:span text:style-name="T43"/></text:span></text:p>
      <text:h text:style-name="P70" text:outline-level="2"><text:bookmark text:name="config-cli-subcommands-index-reindex"/><text:span text:style-name="Source_20_Text"><text:span text:style-name="T47">Reindex</text:span></text:span></text:h>
      <text:p text:style-name="Text_20_body">This command enables you to reindex all or selected indexers one time only.</text:p>
      <text:p text:style-name="P48"><text:span text:style-name="Source_20_Text"><text:span text:style-name="T44"><text:s/>php bin/magento indexer:reindex </text:span></text:span></text:p>
      <text:p text:style-name="P48"><text:span text:style-name="Source_20_Text"><text:span text:style-name="T44"/></text:span></text:p>
      <text:p text:style-name="P49"><text:span text:style-name="Source_20_Text"><text:span text:style-name="T51">ouput:</text:span></text:span></text:p>
      <text:p text:style-name="P48"><text:span text:style-name="Source_20_Text"><text:span text:style-name="T48">Design Config Grid index has been rebuilt successfully in 00:00:02</text:span></text:span></text:p>
      <text:p text:style-name="P48"><text:span text:style-name="Source_20_Text"><text:span text:style-name="T48">Customer Grid index has been rebuilt successfully in 00:00:06</text:span></text:span></text:p>
      <text:p text:style-name="P48"><text:span text:style-name="Source_20_Text"><text:span text:style-name="T48">Category Products index has been rebuilt successfully in 00:00:02</text:span></text:span></text:p>
      <text:p text:style-name="P48"><text:span text:style-name="Source_20_Text"><text:span text:style-name="T48">Product Categories index has been rebuilt successfully in 00:00:00</text:span></text:span></text:p>
      <text:p text:style-name="P48"><text:span text:style-name="Source_20_Text"><text:span text:style-name="T48">Product Price index has been rebuilt successfully in 00:00:04</text:span></text:span></text:p>
      <text:p text:style-name="P48"><text:span text:style-name="Source_20_Text"><text:span text:style-name="T48">Product EAV index has been rebuilt successfully in 00:00:02</text:span></text:span></text:p>
      <text:p text:style-name="P48"><text:span text:style-name="Source_20_Text"><text:span text:style-name="T48">Catalog Search index has been rebuilt successfully in 00:00:10</text:span></text:span></text:p>
      <text:p text:style-name="P48"><text:span text:style-name="Source_20_Text"><text:span text:style-name="T48">Stock index has been rebuilt successfully in 00:00:01</text:span></text:span></text:p>
      <text:p text:style-name="P48"><text:span text:style-name="Source_20_Text"><text:span text:style-name="T48">Catalog Rule Product index has been rebuilt successfully in 00:00:07</text:span></text:span></text:p>
      <text:p text:style-name="P48"><text:span text:style-name="Source_20_Text"><text:span text:style-name="T48">Catalog Product Rule index has been rebuilt successfully in 00:00:00</text:span></text:span></text:p>
      <text:p text:style-name="P48"><text:soft-page-break/><text:span text:style-name="Source_20_Text"><text:span text:style-name="T48"/></text:span></text:p>
      <text:p text:style-name="P49"><text:span text:style-name="Source_20_Text"><text:span text:style-name="T44"><text:s/>php bin/magento indexer:reindex </text:span></text:span><text:span text:style-name="Source_20_Text"><text:span text:style-name="T45">catalogrule_product</text:span></text:span></text:p>
      <text:p text:style-name="P49"><text:span text:style-name="Source_20_Text"><text:span text:style-name="T45">//</text:span></text:span><text:span text:style-name="Source_20_Text"><text:span text:style-name="T46">for partially reindexing</text:span></text:span></text:p>
      <text:p text:style-name="P49"><text:span text:style-name="Source_20_Text"><text:span text:style-name="T51">ouput:</text:span></text:span></text:p>
      <text:p text:style-name="P52">Catalog Product Rule index has been rebuilt successfully in 00:00:05</text:p>
      <text:p text:style-name="P52"/>
      <text:h text:style-name="P72" text:outline-level="2"><text:bookmark text:name="config-cli-subcommands-index-conf"/>Configure indexers</text:h>
      <text:p text:style-name="Text_20_body">This command enables you to set the following indexer options:</text:p>
      <text:list xml:id="list7574092418839500421" text:style-name="L2">
        <text:list-item>
          <text:p text:style-name="P150"><text:span text:style-name="T132">Update on save</text:span> (<text:span text:style-name="Source_20_Text">realtime</text:span>): Indexed data is updated as soon as a change is made in the Admin. (For example, the category products index is reindex after products are added to a category in the Admin.) This is the default. </text:p>
        </text:list-item>
        <text:list-item>
          <text:p text:style-name="P138"><text:span text:style-name="T132">Update by schedule </text:span>(<text:span text:style-name="Source_20_Text">schedule</text:span>): Data is indexed according to the schedule set by your Magento cron job</text:p>
        </text:list-item>
      </text:list>
      <text:p text:style-name="Text_20_body"/>
      <text:h text:style-name="P135" text:outline-level="3"><text:bookmark text:name="config-cli-subcommands-index-conf-show"/>Display the current configuration</text:h>
      <text:p text:style-name="Text_20_body">To view the current indexer configuration, <text:span text:style-name="T133">it shows the curent mode.</text:span></text:p>
      <text:p text:style-name="P33"><text:span text:style-name="T58">Example:</text:span><text:span text:style-name="Source_20_Text"><text:span text:style-name="T118"> php bin/magento indexer:show-mode</text:span></text:span></text:p>
      <text:p text:style-name="P58"><text:span text:style-name="Source_20_Text"><text:span text:style-name="T131">output:</text:span></text:span></text:p>
      <text:p text:style-name="P58"><text:span text:style-name="Source_20_Text"><text:span text:style-name="T69">Config Grid: <text:s text:c="31"/><text:tab/> <text:s text:c="3"/>Update on Save</text:span></text:span></text:p>
      <text:p text:style-name="P58"><text:span text:style-name="Source_20_Text"><text:span text:style-name="T69">Customer Grid: <text:s text:c="36"/>Update on Save</text:span></text:span></text:p>
      <text:p text:style-name="P58"><text:span text:style-name="Source_20_Text"><text:span text:style-name="T69">Category Products: <text:s text:c="32"/>Update on Save</text:span></text:span></text:p>
      <text:p text:style-name="P58"><text:span text:style-name="Source_20_Text"><text:span text:style-name="T69">Product Categories: <text:s text:c="31"/>Update on Save</text:span></text:span></text:p>
      <text:p text:style-name="P58"><text:span text:style-name="Source_20_Text"><text:span text:style-name="T69">Product Price: <text:s text:c="36"/>Update on Save</text:span></text:span></text:p>
      <text:p text:style-name="P58"><text:span text:style-name="Source_20_Text"><text:span text:style-name="T69">Product EAV: <text:s text:c="38"/>Update on Save</text:span></text:span></text:p>
      <text:p text:style-name="P58"><text:span text:style-name="Source_20_Text"><text:span text:style-name="T69">Catalog Search: <text:s text:c="35"/>Update on Save</text:span></text:span></text:p>
      <text:p text:style-name="P58"><text:span text:style-name="Source_20_Text"><text:span text:style-name="T69">Stock: <text:s text:c="44"/>Update on Save</text:span></text:span></text:p>
      <text:p text:style-name="P58"><text:span text:style-name="Source_20_Text"><text:span text:style-name="T69">Catalog Rule Product: <text:s text:c="29"/>Update on Save</text:span></text:span></text:p>
      <text:p text:style-name="P58"><text:span text:style-name="Source_20_Text"><text:span text:style-name="T69">Catalog Product Rule: <text:s text:c="29"/>Update on Save</text:span></text:span></text:p>
      <text:p text:style-name="Text_20_body"/>
      <text:p text:style-name="P34">for any indivdual/partial type:</text:p>
      <text:p text:style-name="P53"><text:span text:style-name="T58">Example:</text:span><text:span text:style-name="Source_20_Text"><text:span text:style-name="T118"> php bin/magento indexer:show-mode </text:span></text:span><text:span text:style-name="Source_20_Text"><text:span text:style-name="T33">catalogrule_product</text:span></text:span></text:p>
      <text:p text:style-name="P53"><text:span text:style-name="Source_20_Text"><text:span text:style-name="T33"/></text:span></text:p>
      <text:p text:style-name="P53"><text:span text:style-name="Source_20_Text"><text:span text:style-name="T37">output:</text:span></text:span></text:p>
      <text:p text:style-name="P53"><text:span text:style-name="Source_20_Text"><text:span text:style-name="T49">Catalog Product Rule: <text:s text:c="29"/>Update on Save</text:span></text:span></text:p>
      <text:p text:style-name="P53"><text:span text:style-name="Source_20_Text"><text:span text:style-name="T49"/></text:span></text:p>
      <text:p text:style-name="P53"><text:span text:style-name="Source_20_Text"><text:span text:style-name="T49"/></text:span></text:p>
      <text:p text:style-name="P59">To specify the indexer configuration, enter</text:p>
      <text:p text:style-name="P74"><text:span text:style-name="Source_20_Text"><text:span text:style-name="T78"/></text:span></text:p>
      <text:p text:style-name="P95"><text:span text:style-name="Source_20_Text"><text:span text:style-name="T78">magento indexer:set-mode {realtime|schedule} [indexer]</text:span></text:span></text:p>
      <text:p text:style-name="P96"><text:span text:style-name="Source_20_Text"><text:span text:style-name="T80">for update on save we use </text:span></text:span><text:span text:style-name="Source_20_Text"><text:span text:style-name="T108">realtime</text:span></text:span><text:span text:style-name="Source_20_Text"><text:span text:style-name="T80"> mode.</text:span></text:span></text:p>
      <text:p text:style-name="P96"><text:span text:style-name="Source_20_Text"><text:span text:style-name="T87">Example:</text:span></text:span><text:span text:style-name="Source_20_Text"><text:span text:style-name="T103">php bin/magento indexer:set-mode realtime</text:span></text:span></text:p>
      <text:p text:style-name="P123"><text:span text:style-name="Source_20_Text"><text:span text:style-name="T93">output:</text:span></text:span></text:p>
      <text:p text:style-name="P78"><text:span text:style-name="Source_20_Text"><text:span text:style-name="T74">Index mode for Indexer Design Config Grid was changed from 'Update by Schedule' to 'Update on Save'</text:span></text:span></text:p>
      <text:p text:style-name="P78"><text:soft-page-break/><text:span text:style-name="Source_20_Text"><text:span text:style-name="T74">Index mode for Indexer Customer Grid was changed from 'Update by Schedule' to 'Update on Save'</text:span></text:span></text:p>
      <text:p text:style-name="P78"><text:span text:style-name="Source_20_Text"><text:span text:style-name="T74">Index mode for Indexer Category Products was changed from 'Update by Schedule' to 'Update on Save' <text:s/></text:span></text:span><text:span text:style-name="Source_20_Text"><text:span text:style-name="T134">// and all ///</text:span></text:span></text:p>
      <text:p text:style-name="P78"><text:span text:style-name="Source_20_Text"><text:span text:style-name="T74"/></text:span></text:p>
      <text:p text:style-name="P96"><text:span text:style-name="Source_20_Text"><text:span text:style-name="T105">for schedule we use </text:span></text:span><text:span text:style-name="Source_20_Text"><text:span text:style-name="T106">schedule</text:span></text:span><text:span text:style-name="Source_20_Text"><text:span text:style-name="T105"> mode .</text:span></text:span></text:p>
      <text:p text:style-name="P97"><text:span text:style-name="Source_20_Text"><text:span text:style-name="T93">Example:</text:span></text:span><text:span text:style-name="Source_20_Text"><text:span text:style-name="T103">php bin/magento indexer:set-mode</text:span></text:span><text:span text:style-name="Source_20_Text"><text:span text:style-name="T104"> schedule</text:span></text:span></text:p>
      <text:p text:style-name="P53"><text:s/><text:span text:style-name="T59">output:</text:span></text:p>
      <text:p text:style-name="P67">Index mode for Indexer Customer Grid was changed from 'Update on Save' to 'Update by Schedule'</text:p>
      <text:p text:style-name="P67">Index mode for Indexer Category Products was changed from 'Update on Save' to 'Update by Schedule'</text:p>
      <text:p text:style-name="P67">Index mode for Indexer Product Categories was changed from 'Update on Save' to 'Update by Schedule'</text:p>
      <text:p text:style-name="P62">//and all//</text:p>
      <text:p text:style-name="P62"/>
      <text:p text:style-name="P63">for changing <text:s/>individual/partiall <text:s/>mode example is as below.</text:p>
      <text:p text:style-name="P63"/>
      <text:p text:style-name="P79"><text:span text:style-name="Source_20_Text"><text:span text:style-name="T130">Example:</text:span></text:span></text:p>
      <text:p text:style-name="P99"><text:span text:style-name="Source_20_Text"><text:span text:style-name="T128">php bin/magento indexer:set-mode </text:span></text:span><text:span text:style-name="Source_20_Text"><text:span text:style-name="T127">realtime </text:span></text:span><text:span text:style-name="Source_20_Text"><text:span text:style-name="T129">catalog_product_category</text:span></text:span></text:p>
      <text:p text:style-name="P79"><text:span text:style-name="Source_20_Text"><text:span text:style-name="T130">Example:</text:span></text:span></text:p>
      <text:p text:style-name="P124"><text:span text:style-name="Source_20_Text"><text:span text:style-name="T128">php bin/magento indexer:set-mode </text:span></text:span><text:span text:style-name="Source_20_Text"><text:span text:style-name="T127">schedule </text:span></text:span><text:span text:style-name="Source_20_Text"><text:span text:style-name="T129">catalog_product_category</text:span></text:span></text:p>
      <text:p text:style-name="P98"><text:span text:style-name="Source_20_Text"><text:span text:style-name="T119"/></text:span></text:p>
      <text:h text:style-name="P73" text:outline-level="2"><text:bookmark text:name="mode-introduction"/>Introduction to Magento modes</text:h>
      <text:p text:style-name="Text_20_body">You can run Magento in any of the following <text:span text:style-name="Emphasis">modes</text:span>:</text:p>
      <table:table table:name="Table4" table:style-name="Table4">
        <table:table-column table:style-name="Table4.A"/>
        <table:table-column table:style-name="Table4.B"/>
        <table:table-row>
          <table:table-cell table:style-name="Table4.A1" office:value-type="string">
            <text:p text:style-name="Table_20_Heading">Mode name</text:p>
          </table:table-cell>
          <table:table-cell table:style-name="Table4.A1" office:value-type="string">
            <text:p text:style-name="Table_20_Heading">Description</text:p>
          </table:table-cell>
        </table:table-row>
        <table:table-row>
          <table:table-cell table:style-name="Table4.A1" office:value-type="string">
            <text:p text:style-name="Table_20_Contents"><text:a xlink:type="simple" xlink:href="http://devdocs.magento.com/guides/v2.0/config-guide/bootstrap/magento-modes.html#mode-default" text:style-name="Internet_20_link" text:visited-style-name="Visited_20_Internet_20_Link">default</text:a></text:p>
          </table:table-cell>
          <table:table-cell table:style-name="Table4.A1" office:value-type="string">
            <text:p text:style-name="P90">Enables you to deploy the Magento application on a single server without changing any settings. However, default mode is not optimized for production.</text:p>
            <text:p text:style-name="P90">To deploy the Magento application on more than one server or to optimize it for production, change to one of the other modes.</text:p>
            <text:list xml:id="list3016208915685846134" text:style-name="L3">
              <text:list-item>
                <text:p text:style-name="P162">Symlinks to static view files are published to the <text:span text:style-name="Source_20_Text">pub/static</text:span> directory </text:p>
              </text:list-item>
              <text:list-item>
                <text:p text:style-name="P162">Exceptions are not displayed to the user; instead, exceptions are written to log files. </text:p>
              </text:list-item>
              <text:list-item>
                <text:p text:style-name="P165">Hides custom <text:span text:style-name="Source_20_Text">X-Magento-*</text:span> HTTP request and response headers</text:p>
              </text:list-item>
            </text:list>
          </table:table-cell>
        </table:table-row>
        <table:table-row>
          <table:table-cell table:style-name="Table4.A1" office:value-type="string">
            <text:p text:style-name="Table_20_Contents"><text:a xlink:type="simple" xlink:href="http://devdocs.magento.com/guides/v2.0/config-guide/bootstrap/magento-modes.html#mode-developer" text:style-name="Internet_20_link" text:visited-style-name="Visited_20_Internet_20_Link">developer</text:a></text:p>
          </table:table-cell>
          <table:table-cell table:style-name="Table4.A1" office:value-type="string">
            <text:p text:style-name="P90">Intended for development only, this mode:</text:p>
            <text:list xml:id="list7817963389024574316" text:style-name="L4">
              <text:list-item>
                <text:p text:style-name="P163">Symlinks to static view files are published to the <text:span text:style-name="Source_20_Text">pub/static</text:span> directory </text:p>
              </text:list-item>
              <text:list-item>
                <text:p text:style-name="P163">Provides verbose logging </text:p>
              </text:list-item>
              <text:list-item>
                <text:p text:style-name="P163">Enables <text:a xlink:type="simple" xlink:href="http://devdocs.magento.com/guides/v2.0/config-guide/cli/config-cli-subcommands-compiler.html#config-cli-subcommands-compile-overview" text:style-name="Internet_20_link" text:visited-style-name="Visited_20_Internet_20_Link">automatic code compilation</text:a> </text:p>
              </text:list-item>
              <text:list-item>
                <text:p text:style-name="P163">Enables enhanced debugging </text:p>
              </text:list-item>
              <text:list-item>
                <text:p text:style-name="P163">Shows custom <text:span text:style-name="Source_20_Text">X-Magento-*</text:span> HTTP request and response headers </text:p>
              </text:list-item>
              <text:list-item>
                <text:p text:style-name="P166">Results in the slowest performance (because of the preceding)</text:p>
              </text:list-item>
            </text:list>
          </table:table-cell>
        </table:table-row>
        <table:table-row>
          <table:table-cell table:style-name="Table4.A1" office:value-type="string">
            <text:p text:style-name="Table_20_Contents"><text:a xlink:type="simple" xlink:href="http://devdocs.magento.com/guides/v2.0/config-guide/bootstrap/magento-modes.html#mode-production" text:style-name="Internet_20_link" text:visited-style-name="Visited_20_Internet_20_Link">production</text:a></text:p>
          </table:table-cell>
          <table:table-cell table:style-name="Table4.A1" office:value-type="string">
            <text:p text:style-name="Table_20_Contents">Intended for deployment on a production system. Exceptions are not displayed to the user, exceptions are written to logs only, and static view files are served from `pub/static` only. New or updated files are not written to the file system. </text:p>
          </table:table-cell>
        </table:table-row>
      </table:table>
      <text:p text:style-name="P65"><text:soft-page-break/>When you change to developer or production mode, we clear the contents of following directories:</text:p>
      <text:p text:style-name="P65"/>
      <text:p text:style-name="Preformatted_20_Text"><text:span text:style-name="Source_20_Text">var/cache</text:span></text:p>
      <text:p text:style-name="Preformatted_20_Text"><text:span text:style-name="Source_20_Text">var/di</text:span></text:p>
      <text:p text:style-name="Preformatted_20_Text"><text:span text:style-name="Source_20_Text">var/generation</text:span></text:p>
      <text:p text:style-name="Preformatted_20_Text"><text:span text:style-name="Source_20_Text">var/view_preprocessed</text:span></text:p>
      <text:p text:style-name="P92"><text:span text:style-name="Source_20_Text">pub/static</text:span></text:p>
      <text:p text:style-name="P35">Exceptions:</text:p>
      <text:list xml:id="list4037278334552482866" text:style-name="L5">
        <text:list-item>
          <text:p text:style-name="P151"><text:span text:style-name="Source_20_Text">.htaccess</text:span> files are not removed </text:p>
        </text:list-item>
        <text:list-item>
          <text:p text:style-name="P139"><text:span text:style-name="Source_20_Text">pub/static</text:span> contains a file that specifies the version of static content; this file is not removed </text:p>
        </text:list-item>
      </text:list>
      <text:h text:style-name="Heading_20_2" text:outline-level="2"><text:bookmark text:name="config-mode-show"/>Display the current mode</text:h>
      <text:p text:style-name="P36"><text:span text:style-name="T54"><text:tab/></text:span><text:span text:style-name="T60">Example :</text:span><text:span text:style-name="T135"> </text:span><text:span text:style-name="T140">php </text:span><text:span text:style-name="Source_20_Text"><text:span text:style-name="T110">bin/</text:span></text:span><text:span text:style-name="Source_20_Text"><text:span text:style-name="T111">magento</text:span></text:span><text:span text:style-name="Source_20_Text"><text:span text:style-name="T139"> deploy:mode:show</text:span></text:span></text:p>
      <text:h text:style-name="Heading_20_2" text:outline-level="2"><text:bookmark text:name="config-mode-change"/>Change modes</text:h>
      <text:p text:style-name="P92"><text:span text:style-name="Source_20_Text"><text:span text:style-name="T61"><text:tab/></text:span></text:span><text:span text:style-name="Source_20_Text"><text:span text:style-name="T88">Example</text:span></text:span><text:span text:style-name="Source_20_Text"><text:span text:style-name="T81">:</text:span></text:span><text:span text:style-name="Source_20_Text"><text:span text:style-name="T110"> php bin/</text:span></text:span><text:span text:style-name="Source_20_Text"><text:span text:style-name="T109">magento deploy:mode:set </text:span></text:span><text:span text:style-name="Source_20_Text"><text:span text:style-name="T110">developer</text:span></text:span></text:p>
      <text:p text:style-name="Text_20_body"><text:span text:style-name="T61"><text:tab/>Note: </text:span><text:span text:style-name="T141">if you want to skip compilation than you have to use </text:span><text:span text:style-name="Source_20_Text"><text:span text:style-name="T73">[-s|--skip-compilation]</text:span></text:span></text:p>
      <text:p text:style-name="P36"><text:span text:style-name="Source_20_Text"><text:span text:style-name="T88"><text:tab/>Example:</text:span></text:span><text:span text:style-name="Source_20_Text"><text:span text:style-name="T94"> php bin/magento deploy:mode:set developer -s</text:span></text:span></text:p>
      <text:p text:style-name="P37"><text:span text:style-name="Source_20_Text"><text:span text:style-name="T95"/></text:span></text:p>
      <text:p text:style-name="P37"><text:span text:style-name="Source_20_Text"><text:span text:style-name="T95"><text:s text:c="5"/>Types of mode:<text:tab/><text:tab/>1)developer 2.) production <text:s text:c="13"/></text:span></text:span></text:p>
      <text:p text:style-name="P39"/>
      <text:p text:style-name="P66">Note: <text:bookmark text:name="change-to-developer-mode"/>Change to developer mode <text:s text:c="99"/></text:p>
      <text:p text:style-name="Text_20_body"/>
      <text:p text:style-name="P38">When you change from production to developer mode, you should clear generated classes and Object Manager entities like proxies to prevent unexpected errors. After doing so, you can change modes. Use the following steps:</text:p>
      <text:p text:style-name="P38">If you’re changing from production mode to developer mode, delete the contents of the <text:span text:style-name="Source_20_Text">var/generation</text:span> and <text:span text:style-name="Source_20_Text">var/di</text:span> directories:</text:p>
      <text:list xml:id="list4503289830488808288" text:style-name="L6">
        <text:list-header>
          <text:p text:style-name="P136"><text:span text:style-name="Source_20_Text"><text:span text:style-name="T139">rm -rf &lt;your Magento install dir&gt;/var/di/* &lt;your Magento install dir</text:span></text:span></text:p>
        </text:list-header>
      </text:list>
      <text:h text:style-name="P102" text:outline-level="1"><text:span text:style-name="Source_20_Text"><text:span text:style-name="T112"/></text:span></text:h>
      <text:h text:style-name="P102" text:outline-level="1"><text:span text:style-name="Source_20_Text"><text:span text:style-name="T147">Deploy static view files</text:span></text:span></text:h>
      <text:p text:style-name="P100"><text:span text:style-name="Source_20_Text"><text:span text:style-name="T112">Static files // just for example</text:span></text:span></text:p>
      <text:p text:style-name="Text_20_body">The collection of assets, such as CSS, fonts, images, and JavaScript that is used by a theme. </text:p>
      <text:p text:style-name="P63"/>
      <text:p text:style-name="P63"><text:soft-page-break/>“Static” means it can be cached for a site (that is, the file is not dynamically generated). Examples include images and CSS generated from LESS.</text:p>
      <text:p text:style-name="P63"/>
      <text:p text:style-name="P63">View” refers to presentation layer (from MVC).</text:p>
      <text:p text:style-name="P63"><text:span text:style-name="Source_20_Text"/></text:p>
      <text:p text:style-name="P55"><text:a xlink:type="simple" xlink:href="http://devdocs.magento.com/guides/v2.0/config-guide/bootstrap/magento-modes.html#mode-developer" text:style-name="Internet_20_link" text:visited-style-name="Visited_20_Internet_20_Link"><text:span text:style-name="Source_20_Text">Developer mode</text:span></text:a><text:span text:style-name="Source_20_Text"><text:span text:style-name="T136">: <text:s text:c="3"/></text:span></text:span><text:span text:style-name="Source_20_Text"><text:span text:style-name="T137">Magento generates them on demand, but the rest are cached <text:s/></text:span></text:span></text:p>
      <text:p text:style-name="P55"><text:span text:style-name="Source_20_Text"><text:span text:style-name="T137"><text:s text:c="16"/></text:span></text:span><text:span text:style-name="Source_20_Text"><text:span text:style-name="T138"><text:s text:c="7"/>in a </text:span></text:span><text:span text:style-name="Source_20_Text"><text:span text:style-name="T137">file for speed of access. </text:span></text:span></text:p>
      <text:p text:style-name="P55"><text:a xlink:type="simple" xlink:href="http://devdocs.magento.com/guides/v2.0/config-guide/bootstrap/magento-modes.html#mode-default" text:style-name="Internet_20_link" text:visited-style-name="Visited_20_Internet_20_Link">Default</text:a> <text:s/><text:a xlink:type="simple" xlink:href="http://devdocs.magento.com/guides/v2.0/config-guide/bootstrap/magento-modes.html#mode-production" text:style-name="Internet_20_link" text:visited-style-name="Visited_20_Internet_20_Link">production</text:a> modes: <text:s/><text:span text:style-name="T78">Static files are </text:span><text:span text:style-name="Emphasis"><text:span text:style-name="T78">not</text:span></text:span><text:span text:style-name="T78"> generated or cached.</text:span></text:p>
      <text:p text:style-name="P60"/>
      <text:p text:style-name="P56"><text:span text:style-name="T89">Example:</text:span><text:span text:style-name="T96"> </text:span><text:span text:style-name="T107">php bin</text:span><text:span text:style-name="T97">/</text:span><text:span text:style-name="Source_20_Text"><text:span text:style-name="T109">magento setup:static-content:deploy </text:span></text:span></text:p>
      <text:p text:style-name="P56"><text:span text:style-name="Source_20_Text"><text:span text:style-name="T109"/></text:span></text:p>
      <text:p text:style-name="P57"><text:span text:style-name="Source_20_Text"><text:span text:style-name="T113">Note:</text:span></text:span><text:span text:style-name="Source_20_Text"><text:span text:style-name="T114"> When you change production mode to devloper mode you have to <text:tab/> use static-content:deploy command again.</text:span></text:span></text:p>
      <text:p text:style-name="P57"><text:span text:style-name="Source_20_Text"><text:span text:style-name="T114"/></text:span></text:p>
      <text:p text:style-name="P57"><text:span text:style-name="Source_20_Text"><text:span text:style-name="T114"/></text:span></text:p>
      <text:h text:style-name="P81" text:outline-level="1"><text:span text:style-name="Source_20_Text"><text:span text:style-name="T148">Configure and run cron</text:span></text:span></text:h>
      <text:h text:style-name="Heading_20_2" text:outline-level="2"><text:bookmark text:name="config-cli-cron-overview"/>Overview of cron</text:h>
      <text:p text:style-name="Text_20_body">Several Magento features require at least one cron job, which schedules activities to occur in the future. A partial list of these activities follows:</text:p>
      <text:list xml:id="list2995874314336579459" text:style-name="L7">
        <text:list-item>
          <text:p text:style-name="P152">Catalog price rules </text:p>
        </text:list-item>
        <text:list-item>
          <text:p text:style-name="P152">Newsletters </text:p>
        </text:list-item>
        <text:list-item>
          <text:p text:style-name="P152">Generating Google sitemaps </text:p>
        </text:list-item>
        <text:list-item>
          <text:p text:style-name="P152">Customer Alerts/Notifications (product price change, product back in stock) </text:p>
        </text:list-item>
        <text:list-item>
          <text:p text:style-name="P152">Reindexing </text:p>
        </text:list-item>
        <text:list-item>
          <text:p text:style-name="P152">Private sales (Magento EE only) </text:p>
        </text:list-item>
        <text:list-item>
          <text:p text:style-name="P152">Automatic updating of currency rates </text:p>
        </text:list-item>
        <text:list-item>
          <text:p text:style-name="P140">All Magento e-mails (including order confirmation and transactional) </text:p>
        </text:list-item>
      </text:list>
      <text:p text:style-name="Text_20_body">We recommend you run cron as the <text:a xlink:type="simple" xlink:href="http://devdocs.magento.com/guides/v2.0/install-gde/prereq/file-sys-perms-over.html" text:style-name="Internet_20_link" text:visited-style-name="Visited_20_Internet_20_Link">Magento file system owner</text:a>. Do <text:span text:style-name="Emphasis">not</text:span> run cron as <text:span text:style-name="Source_20_Text">root</text:span>; we also recommend against running cron as the web server user.</text:p>
      <text:h text:style-name="P109" text:outline-level="2"><text:bookmark text:name="config-cli-cron-group-run"/>Run cron from the command line</text:h>
      <text:p text:style-name="Text_20_body">Command options:</text:p>
      <text:p text:style-name="P92"><text:span text:style-name="Source_20_Text"><text:span text:style-name="T139">magento cron:run [--group="&lt;cron group name&gt;"]</text:span></text:span></text:p>
      <text:p text:style-name="Text_20_body">where <text:span text:style-name="Source_20_Text">--group</text:span> specifies the cron group to run (omit this option to run cron for all groups)</text:p>
      <text:p text:style-name="Text_20_body">You must run cron twice: the first time to discover tasks to run and the second time to run the tasks themselves.</text:p>
      <text:h text:style-name="P130" text:outline-level="4"><text:bookmark text:name="create-the-cron-job"/>Create the cron job</text:h>
      <text:p text:style-name="Text_20_body">To create a cron job for the Magento file system owner, enter the following command as a user with <text:span text:style-name="Source_20_Text">root</text:span> privileges:</text:p>
      <text:p text:style-name="P92"><text:span text:style-name="Source_20_Text"><text:span text:style-name="T139">crontab -u &lt;Magento file system owner user name&gt; -e</text:span></text:span></text:p>
      <text:p text:style-name="P35"><text:soft-page-break/>For example,</text:p>
      <text:p text:style-name="P92"><text:span text:style-name="Source_20_Text"><text:span text:style-name="T139">crontab -u magento_user -e</text:span></text:span></text:p>
      <text:p text:style-name="Text_20_body">A text editor displays. (You might need to choose a text editor first.)</text:p>
      <text:p text:style-name="Preformatted_20_Text">* * * * * &lt;path to php binary&gt; &lt;magento install dir&gt;/bin/magento cron:run | grep -v "Ran jobs by schedule" &gt;&gt; &lt;magento install dir&gt;/var/log/magento.cron.log</text:p>
      <text:p text:style-name="Preformatted_20_Text">* * * * * &lt;path to php binary&gt; &lt;magento install dir&gt;/update/cron.php &gt;&gt; &lt;magento install dir&gt;/var/log/update.cron.log</text:p>
      <text:p text:style-name="P92">* * * * * &lt;path to php binary&gt; &lt;magento install dir&gt;/bin/magento setup:cron:run &gt;&gt; &lt;magento install dir&gt;/var/log/setup.cron.log</text:p>
      <text:p text:style-name="Text_20_body">where</text:p>
      <text:list xml:id="list1532828172484277768" text:style-name="L8">
        <text:list-item>
          <text:p text:style-name="P153"><text:span text:style-name="Source_20_Text">&lt;path to php binary&gt;</text:span> is the absolute file system path to your PHP binary </text:p>
        </text:list-item>
        <text:list-item>
          <text:p text:style-name="P153"><text:span text:style-name="Source_20_Text">&lt;magento install dir&gt;</text:span> is the directory in which you installed the Magento software; for example, <text:span text:style-name="Source_20_Text">/var/www</text:span> </text:p>
        </text:list-item>
        <text:list-item>
          <text:p text:style-name="P141"><text:span text:style-name="Source_20_Text">| grep -v "Ran jobs by schedule"</text:span> filters this message from the log, making any errors easier to spot </text:p>
        </text:list-item>
      </text:list>
      <text:p text:style-name="Text_20_body">The first command (<text:span text:style-name="Source_20_Text">magento cron:run</text:span>) reindexes indexers, sends automated e-mails, generates the sitemap, and so on. Usually it’s associated with the PHP command line <text:span text:style-name="Source_20_Text">.ini</text:span> file. The other two commands are used by the Component Manager and System Upgrade.</text:p>
      <text:p text:style-name="Text_20_body"/>
      <text:p text:style-name="Text_20_body"/>
      <text:p text:style-name="Text_20_body"/>
      <text:p text:style-name="Text_20_body"/>
      <text:h text:style-name="P126" text:outline-level="1">Code compiler</text:h>
      <text:h text:style-name="P109" text:outline-level="2"><text:bookmark text:name="config-cli-subcommands-compile-overview"/>Overview of code compilation</text:h>
      <text:p text:style-name="Text_20_body">This section discusses the basics of code compilation.</text:p>
      <text:p text:style-name="Text_20_body">Code compilation consists of all of the following in no particular order:</text:p>
      <text:list xml:id="list1666438803851716943" text:style-name="L9">
        <text:list-item>
          <text:p text:style-name="P154">Application code generation (factories, proxies, and so on) </text:p>
        </text:list-item>
        <text:list-item>
          <text:p text:style-name="P154">Area configuration aggregation (that is, optimized dependency injection configurations per area) </text:p>
        </text:list-item>
        <text:list-item>
          <text:p text:style-name="P154">Interceptor generation (that is, optimized code generation of interceptors) </text:p>
        </text:list-item>
        <text:list-item>
          <text:p text:style-name="P154">Interception cache generation </text:p>
        </text:list-item>
        <text:list-item>
          <text:p text:style-name="P154">Repositories code generation (that is, generated code for APIs) </text:p>
        </text:list-item>
        <text:list-item>
          <text:p text:style-name="P142">Service data attributes generation (that is, generated extension classes for data objects)</text:p>
        </text:list-item>
      </text:list>
      <text:p text:style-name="Text_20_body">You can find code compilation in classes in the <text:a xlink:type="simple" xlink:href="https://github.com/magento/magento2/blob/2.0/setup/src/Magento/Setup/Module/Di/App/Task/Operation" office:target-frame-name="_blank" xlink:show="new" text:style-name="Internet_20_link" text:visited-style-name="Visited_20_Internet_20_Link">\Magento\Setup\Module\Di\App\Task\Operation</text:a> namespace.</text:p>
      <text:h text:style-name="Heading_20_2" text:outline-level="2"><text:soft-page-break/></text:h>
      <text:h text:style-name="Heading_20_2" text:outline-level="2"><text:bookmark text:name="config-cli-subcommands-single"/>Run the single-tenant compiler</text:h>
      <text:p text:style-name="Text_20_body">Run the command as follows (there are no options):</text:p>
      <text:p text:style-name="P92"><text:span text:style-name="Source_20_Text">magento setup:di:compile</text:span></text:p>
      <text:p text:style-name="Text_20_body">The following message displays to confirm success:</text:p>
      <text:p text:style-name="P92"><text:span text:style-name="Source_20_Text">Generated code and dependency injection configuration successfully.</text:span></text:p>
      <text:p text:style-name="Text_20_body">In Magento versions 2.0.5 and earlier, there is a known issue with the single-tenant compiler; it does not currently compile proxies. Therefore, if you're preparing to deploy to production, you must use the multi-tenant compiler.</text:p>
      <text:p text:style-name="Text_20_body">The issue was resolved in Magento versions 2.0.6 and later.</text:p>
      <text:h text:style-name="Heading_20_2" text:outline-level="2"><text:bookmark text:name="config-cli-subcommands-run"/>Run the multi-tenant compiler</text:h>
      <text:p text:style-name="Text_20_body">Use this command if you have multiple <text:span text:style-name="Emphasis">tenants</text:span>, which means more than one independent Magento application. In other words:</text:p>
      <text:list xml:id="list7527410373797636407" text:style-name="L10">
        <text:list-item>
          <text:p text:style-name="P155">There is one Magento 2 code base instance </text:p>
        </text:list-item>
        <text:list-item>
          <text:p text:style-name="P155">There is one database instance per tenant </text:p>
        </text:list-item>
        <text:list-item>
          <text:p text:style-name="P155">Independent configurations in the Magento Admin per tenant </text:p>
        </text:list-item>
        <text:list-item>
          <text:p text:style-name="P143">The storefronts are independent of each other </text:p>
        </text:list-item>
      </text:list>
      <text:p text:style-name="Text_20_body">If you do not have multiple tenants, use the <text:a xlink:type="simple" xlink:href="http://devdocs.magento.com/guides/v2.0/config-guide/cli/config-cli-subcommands-compiler.html#config-cli-subcommands-single" text:style-name="Internet_20_link" text:visited-style-name="Visited_20_Internet_20_Link">single-tenant compiler</text:a> instead.</text:p>
      <text:p text:style-name="Text_20_body">Command options:</text:p>
      <text:p text:style-name="Preformatted_20_Text"><text:span text:style-name="Source_20_Text">magento setup:di:compile-multi-tenant [--serializer="{serialize|igbinary}"] [--extra-classes-file="&lt;path&gt;"] [--generation="&lt;path and </text:span></text:p>
      <text:p text:style-name="P92"><text:span text:style-name="Source_20_Text">filename&gt;"] [--di="&lt;path and filename&gt;"] [--exclude-pattern="&lt;regex&gt;"]</text:span></text:p>
      <text:p text:style-name="Text_20_body">The following table discusses the meanings of this command’s parameters and valu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Parameter</text:p>
          </table:table-cell>
          <table:table-cell table:style-name="Table5.A1" office:value-type="string">
            <text:p text:style-name="Table_20_Heading">Value</text:p>
          </table:table-cell>
          <table:table-cell table:style-name="Table5.A1" office:value-type="string">
            <text:p text:style-name="Table_20_Heading">Required?</text:p>
          </table:table-cell>
        </table:table-row>
        <table:table-row>
          <table:table-cell table:style-name="Table5.A1" office:value-type="string">
            <text:p text:style-name="P90">--serializer</text:p>
          </table:table-cell>
          <table:table-cell table:style-name="Table5.A1" office:value-type="string">
            <text:p text:style-name="P90">Specify either <text:span text:style-name="Source_20_Text">serialize</text:span> or <text:a xlink:type="simple" xlink:href="https://github.com/phadej/igbinary" office:target-frame-name="_blank" xlink:show="new" text:style-name="Internet_20_link" text:visited-style-name="Visited_20_Internet_20_Link">igbinary</text:a>. Default is <text:span text:style-name="Source_20_Text">serialize</text:span>.</text:p>
          </table:table-cell>
          <table:table-cell table:style-name="Table5.A1" office:value-type="string">
            <text:p text:style-name="P90">No</text:p>
          </table:table-cell>
        </table:table-row>
        <table:table-row>
          <table:table-cell table:style-name="Table5.A1" office:value-type="string">
            <text:p text:style-name="P90">--extra-classes-file</text:p>
          </table:table-cell>
          <table:table-cell table:style-name="Table5.A1" office:value-type="string">
            <text:p text:style-name="P90">Specify the absolute file system path to proxies and factories that are not <text:soft-page-break/>declared in the dependency injection or code..</text:p>
          </table:table-cell>
          <table:table-cell table:style-name="Table5.A1" office:value-type="string">
            <text:p text:style-name="P90">No</text:p>
          </table:table-cell>
        </table:table-row>
        <table:table-row>
          <table:table-cell table:style-name="Table5.A1" office:value-type="string">
            <text:p text:style-name="P90">--generation</text:p>
          </table:table-cell>
          <table:table-cell table:style-name="Table5.A1" office:value-type="string">
            <text:p text:style-name="P90">Absolute file system path to a directory for generated classes. Default is <text:span text:style-name="Source_20_Text">&lt;your Magento install dir&gt;/var/generation</text:span></text:p>
          </table:table-cell>
          <table:table-cell table:style-name="Table5.A1" office:value-type="string">
            <text:p text:style-name="P90">No</text:p>
          </table:table-cell>
        </table:table-row>
        <table:table-row>
          <table:table-cell table:style-name="Table5.A1" office:value-type="string">
            <text:p text:style-name="P90">--di</text:p>
          </table:table-cell>
          <table:table-cell table:style-name="Table5.A1" office:value-type="string">
            <text:p text:style-name="P90">Absolute file system path to a directory to generate the object manager configuration. Default is <text:span text:style-name="Source_20_Text">&lt;your Magento install dir&gt;/var/di</text:span></text:p>
          </table:table-cell>
          <table:table-cell table:style-name="Table5.A1" office:value-type="string">
            <text:p text:style-name="P90">No</text:p>
          </table:table-cell>
        </table:table-row>
        <table:table-row>
          <table:table-cell table:style-name="Table5.A1" office:value-type="string">
            <text:p text:style-name="P90">--exclude-pattern</text:p>
          </table:table-cell>
          <table:table-cell table:style-name="Table5.A1" office:value-type="string">
            <text:p text:style-name="P90">Regular expression that enables you to exclude paths from compilation. Default is <text:span text:style-name="Source_20_Text">#[\\/]m1[\\/]#i)</text:span></text:p>
          </table:table-cell>
          <table:table-cell table:style-name="Table5.A1" office:value-type="string">
            <text:p text:style-name="P90">No</text:p>
          </table:table-cell>
        </table:table-row>
      </table:table>
      <text:p text:style-name="Text_20_body">For example, to run the compiler and specify the <text:span text:style-name="Source_20_Text">igbinary</text:span> serializer:</text:p>
      <text:p text:style-name="P92"><text:span text:style-name="Source_20_Text">magento setup:di:compile-multi-tenant --serializer=igbinary</text:span></text:p>
      <text:p text:style-name="Text_20_body">Messages similar to the following display:</text:p>
      <text:p text:style-name="Preformatted_20_Text"><text:span text:style-name="Source_20_Text">Generated classes:</text:span></text:p>
      <text:p text:style-name="Preformatted_20_Text"><text:span text:style-name="Source_20_Text"><text:s text:c="4"/>Magento\Rss\Controller\Adminhtml\Feed\Interceptor</text:span></text:p>
      <text:p text:style-name="Preformatted_20_Text"><text:span text:style-name="Source_20_Text"><text:s text:c="4"/>Magento\Quote\Model\Quote\Config\Interceptor</text:span></text:p>
      <text:p text:style-name="Preformatted_20_Text"><text:span text:style-name="Source_20_Text"><text:s text:c="4"/>Magento\Checkout\Block\Cart\Shipping\Interceptor</text:span></text:p>
      <text:p text:style-name="Preformatted_20_Text"><text:span text:style-name="Source_20_Text"><text:s text:c="4"/>Magento\Framework\View\Layout\Interceptor</text:span></text:p>
      <text:p text:style-name="Preformatted_20_Text"><text:span text:style-name="Source_20_Text"><text:s text:c="4"/>Magento\Integration\Service\V1\Integration\Interceptor</text:span></text:p>
      <text:p text:style-name="Preformatted_20_Text"><text:span text:style-name="Source_20_Text"><text:s text:c="4"/>Magento\Catalog\Block\Product\Compare\ListCompare\Interceptor</text:span></text:p>
      <text:p text:style-name="Preformatted_20_Text"><text:span text:style-name="Source_20_Text"><text:s text:c="4"/>Magento\Framework\View\TemplateEngineFactory\Interceptor</text:span></text:p>
      <text:p text:style-name="Preformatted_20_Text"><text:soft-page-break/><text:span text:style-name="Source_20_Text"><text:s text:c="4"/>Magento\Catalog\Model\Product\Attribute\Backend\Price\Interceptor</text:span></text:p>
      <text:p text:style-name="Preformatted_20_Text"><text:span text:style-name="Source_20_Text"><text:s text:c="4"/>Magento\Catalog\Api\ProductRepositoryInterface\Interceptor</text:span></text:p>
      <text:p text:style-name="Preformatted_20_Text"><text:span text:style-name="Source_20_Text"><text:s text:c="4"/>Magento\Catalog\Model\Product\Interceptor</text:span></text:p>
      <text:p text:style-name="Preformatted_20_Text"><text:span text:style-name="Source_20_Text"><text:s text:c="4"/>Magento\Quote\Model\Quote\Item\ToOrderItem\Interceptor</text:span></text:p>
      <text:p text:style-name="Preformatted_20_Text"><text:span text:style-name="Source_20_Text"><text:s text:c="4"/>Magento\Catalog\Controller\Adminhtml\Product\Initialization\Helper\Interceptor</text:span></text:p>
      <text:p text:style-name="Preformatted_20_Text"><text:span text:style-name="Source_20_Text"><text:s text:c="4"/>Magento\Catalog\Model\Product\CartConfiguration\Interceptor</text:span></text:p>
      <text:p text:style-name="Preformatted_20_Text"><text:span text:style-name="Source_20_Text"><text:s text:c="4"/>Magento\Catalog\Model\Product\TypeTransitionManager\Interceptor</text:span></text:p>
      <text:p text:style-name="Preformatted_20_Text"><text:span text:style-name="Source_20_Text"><text:s text:c="4"/>Magento\Catalog\Model\Product\Type\Interceptor</text:span></text:p>
      <text:p text:style-name="Preformatted_20_Text"><text:span text:style-name="Source_20_Text"><text:s text:c="4"/>... more messages ...</text:span></text:p>
      <text:p text:style-name="Preformatted_20_Text"><text:span text:style-name="Source_20_Text"><text:s text:c="4"/>On *nix systems, verify the Magento application has permissions to modify files created by the compiler in the "var" directory. </text:span></text:p>
      <text:p text:style-name="P92"><text:span text:style-name="Source_20_Text"><text:s text:c="4"/>For instance, if you run the Magento application using Apache</text:span></text:p>
      <text:p text:style-name="Preformatted_20_Text"><text:span text:style-name="Source_20_Text">, the owner of the files in the "var" directory should be the Apache user </text:span></text:p>
      <text:p text:style-name="P92"><text:span text:style-name="Source_20_Text"><text:s text:c="4"/>(example command: "chown -R www-data:www-data &lt;MAGENTO_ROOT&gt;/var" where MAGENTO_ROOT is the Magento root directory).</text:span></text:p>
      <text:p text:style-name="Text_20_body"/>
      <text:p text:style-name="P57"><text:span text:style-name="Source_20_Text"><text:span text:style-name="T114"/></text:span></text:p>
      <text:p text:style-name="P61"/>
      <text:p text:style-name="P61"/>
      <text:h text:style-name="P82" text:outline-level="1">Dependency reports</text:h>
      <text:h text:style-name="P109" text:outline-level="2"><text:bookmark text:name="config-cli-depend-rpt-overview"/>Overview of dependency reports</text:h>
      <text:p text:style-name="Text_20_body">You can run the following types of reports:</text:p>
      <text:list xml:id="list9133808663935059682" text:style-name="L11">
        <text:list-item>
          <text:p text:style-name="P156">Module dependencies: Shows the total number of dependencies between modules and whether the dependencies are hard or soft </text:p>
        </text:list-item>
        <text:list-item>
          <text:p text:style-name="P156">Circular dependencies: Shows the total number of dependency chains and the number and list of circular dependencies for each module </text:p>
        </text:list-item>
        <text:list-item>
          <text:p text:style-name="P144">Framework dependencies: Shows the total number of dependencies on the Magento framework by module (including the total number of framework entries for each library)</text:p>
          <text:p text:style-name="P144">A dependency in a comment is also a dependency</text:p>
        </text:list-item>
      </text:list>
      <text:p text:style-name="P64">Magento 2 comes with many changes, and one of the major changes in <text:a xlink:type="simple" xlink:href="http://wordpress-14768-32040-133803.cloudwaysapps.com/getting-started-magento-2-tutorial-series" office:target-frame-name="_blank" xlink:show="new" text:style-name="Internet_20_link" text:visited-style-name="Visited_20_Internet_20_Link">Magento 2</text:a> is the usage of dependency injection and dependency report patterns. With these patterns, a lot has changed inside the codebase, and many new things have been introduced. In this article, I am going to talk about Dependency reports and how you can run them in Magento 2.</text:p>
      <text:p text:style-name="Text_20_body">In Magento 2, there are three types of dependencies reports, they are:</text:p>
      <text:list xml:id="list6235831872672116246" text:style-name="L12">
        <text:list-item>
          <text:p text:style-name="P157"><text:span text:style-name="Strong_20_Emphasis">Module dependencies:</text:span> It shows the total number of dependencies among modules and whether the dependencies are hard or delicate. </text:p>
        </text:list-item>
        <text:list-item>
          <text:p text:style-name="P157"><text:span text:style-name="Strong_20_Emphasis">Circular dependencies:</text:span> It shows the total number of dependency chains and circular dependency for modules. </text:p>
        </text:list-item>
        <text:list-item>
          <text:p text:style-name="P145"><text:span text:style-name="Strong_20_Emphasis">Framework dependencies:</text:span> It shows the number of dependencies on the Magento 2 framework by a module. </text:p>
        </text:list-item>
      </text:list>
      <text:p text:style-name="Text_20_body"/>
      <text:p text:style-name="Text_20_body"/>
      <text:p text:style-name="Text_20_body"/>
      <text:p text:style-name="Text_20_body"><text:soft-page-break/></text:p>
      <text:p text:style-name="P149">Syntax:</text:p>
      <text:p text:style-name="Preformatted_20_Text"><text:span text:style-name="Source_20_Text"><text:span text:style-name="T139">magento info:dependencies:{show-modules|show-modules-circular|show-framework} [-d|--directory="&lt;path&gt;"] [-o|--output="&lt;path and filename"]</text:span></text:span></text:p>
      <text:p text:style-name="Text_20_body"/>
      <text:p text:style-name="Text_20_body"/>
      <text:list xml:id="list4627083460245351155" text:style-name="L13">
        <text:list-item>
          <text:p text:style-name="P158"><text:span text:style-name="Strong_20_Emphasis">show-modules:</text:span> This Parameter is required for getting module dependencies report. </text:p>
        </text:list-item>
        <text:list-item>
          <text:p text:style-name="P158"><text:span text:style-name="Strong_20_Emphasis">show-modules-circular:</text:span> This Parameter is required for getting Circular dependencies report. </text:p>
        </text:list-item>
        <text:list-item>
          <text:p text:style-name="P146"><text:span text:style-name="Strong_20_Emphasis">show-framework:</text:span> This Parameter is required for getting Framework dependencies report. </text:p>
        </text:list-item>
      </text:list>
      <text:h text:style-name="P127" text:outline-level="1">Code generation</text:h>
      <text:p text:style-name="P4">-<text:span text:style-name="T152">Generates code to create non-existent classes.</text:span><text:span text:style-name="T82"><text:line-break/></text:span></text:p>
      <text:h text:style-name="P133" text:outline-level="3"><text:bookmark text:name="codegen-over-when"/>When is code generated?</text:h>
      <text:p text:style-name="P4"><text:span text:style-name="T152">Provided the Magento application is not set for </text:span><text:a xlink:type="simple" xlink:href="http://devdocs.magento.com/guides/v2.0/config-guide/bootstrap/magento-modes.html#mode-production" text:style-name="Internet_20_link" text:visited-style-name="Visited_20_Internet_20_Link"><text:span text:style-name="T152">production mode</text:span></text:a><text:span text:style-name="T152">, code is generated when the Magento application cannot find a class when executing code.</text:span></text:p>
      <text:p text:style-name="P5"/>
      <text:p text:style-name="P6"><text:span text:style-name="T142">1.)</text:span><text:span text:style-name="T143">A </text:span><text:span text:style-name="T146">Factory</text:span><text:span text:style-name="T143"> class creates instances of a type.</text:span><text:span text:style-name="T156">Factories are directly referenced within application code.</text:span></text:p>
      <text:p text:style-name="P6"/>
      <text:p text:style-name="P6"><text:span text:style-name="T144">2.)</text:span><text:span text:style-name="T143">You can designate a </text:span><text:span text:style-name="T146">Proxy</text:span><text:span text:style-name="T143"> to be generated for a type in order to ensure the type is not instantiated until it is needed</text:span></text:p>
      <text:p text:style-name="P7"/>
      <text:p text:style-name="P6"><text:span text:style-name="T145">3.)</text:span><text:span text:style-name="T146">Interceptor</text:span><text:span text:style-name="T143"> classes are automatically generated to facilitate Magento’s plugin system.An interceptor class extends a type and is returned by the Object Manager to allow multiple plugin classes to inject logic into different methods.</text:span></text:p>
      <text:p text:style-name="P7">-Interceptors work behind the scenes</text:p>
      <text:p text:style-name="P7"/>
      <text:p text:style-name="Text_20_body">Code generation as its name explains generates code automatically, code means classes . If you are a magento2 developer and you know about code generation you will be thinking why magento2 needs to generate classes automatically, there are some reasons that could be easily understood :</text:p>
      <text:list xml:id="list9090316062231810831" text:style-name="L14">
        <text:list-item>
          <text:p text:style-name="P159">To make some of the classes structure common in all the modules, means if the developer knows about one class he can use that knowledge to any module, since the structure of the class in all the modules is same and you don’t have to write test cases for those classes too. </text:p>
          <text:p text:style-name="P159"/>
        </text:list-item>
      </text:list>
      <text:list xml:id="list1866872035243229640" text:style-name="L15">
        <text:list-item>
          <text:p text:style-name="P160">Magento2 uses dependency injection design pattern, and since you can pass the object in the constructor of a class like below : </text:p>
          <text:p text:style-name="P160"/>
        </text:list-item>
      </text:list>
      <text:section text:style-name="Sect1" text:name="highlighter_424982">
        <table:table table:name="Table6" table:style-name="Table6">
          <table:table-column table:style-name="Table6.A"/>
          <table:table-column table:style-name="Table6.B"/>
          <text:soft-page-break/>
          <table:table-row>
            <table:table-cell table:style-name="Table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6.A1" office:value-type="string">
              <text:p text:style-name="Table_20_Contents"><text:span text:style-name="Source_20_Text"><text:span text:style-name="T68">public</text:span></text:span><text:span text:style-name="T68"> </text:span><text:span text:style-name="Source_20_Text"><text:span text:style-name="T68">function</text:span></text:span><text:span text:style-name="T68"> </text:span><text:span text:style-name="Source_20_Text"><text:span text:style-name="T68">__construct(</text:span></text:span></text:p>
              <text:p text:style-name="Table_20_Contents"><text:span text:style-name="Source_20_Text"><text:span text:style-name="T68">    \MyClassOne $myClassOne,</text:span></text:span></text:p>
              <text:p text:style-name="Table_20_Contents"><text:span text:style-name="Source_20_Text"><text:span text:style-name="T68">    \MyClassTwo $myClassTwo</text:span></text:span></text:p>
              <text:p text:style-name="Table_20_Contents"><text:span text:style-name="Source_20_Text"><text:span text:style-name="T68">)</text:span></text:span></text:p>
              <text:p text:style-name="Table_20_Contents"><text:span text:style-name="Source_20_Text"><text:span text:style-name="T68">{</text:span></text:span></text:p>
              <text:p text:style-name="Table_20_Contents"><text:span text:style-name="Source_20_Text"><text:span text:style-name="T68">    $this-&gt;_myClassOne = $myClassOne;</text:span></text:span></text:p>
              <text:p text:style-name="Table_20_Contents"><text:span text:style-name="Source_20_Text"><text:span text:style-name="T68">    $this-&gt;_myClassTwo = $myClassTwo;</text:span></text:span></text:p>
              <text:p text:style-name="Table_20_Contents"><text:span text:style-name="Source_20_Text"><text:span text:style-name="T68">}</text:span></text:span></text:p>
            </table:table-cell>
          </table:table-row>
        </table:table>
      </text:section>
      <text:list xml:id="list155111395418711" text:continue-numbering="true" text:style-name="L15">
        <text:list-header>
          <text:p text:style-name="P147"/>
        </text:list-header>
        <text:list-item>
          <text:p text:style-name="P147">when this class is instantiated a chain reaction starts, since the objects passed in the constructor will also get instantiated and the objects defined in there constructor will also get instantiated and so on, so as you can understand now it will result in slow class loading, to overcome this problem magento2 uses proxy design pattern, and the proxy is also generated automatically. We will understand proxy later .</text:p>
        </text:list-item>
      </text:list>
      <text:p text:style-name="Text_20_body"> </text:p>
      <text:p text:style-name="Text_20_body">There are three types of classes that are generated in magento2, these classes are generated in the folder var/generation in magento2 root folder.In this folder it follows the same structure as you module vendor/module.</text:p>
      <text:list xml:id="list205445089483587464" text:style-name="L16">
        <text:list-item>
          <text:p text:style-name="P161">Factory classes </text:p>
        </text:list-item>
        <text:list-item>
          <text:p text:style-name="P161">Interceptor classes </text:p>
        </text:list-item>
        <text:list-item>
          <text:p text:style-name="P148">Proxy Classes </text:p>
        </text:list-item>
      </text:list>
      <text:h text:style-name="Heading_20_2" text:outline-level="2">Factory Classes</text:h>
      <text:p text:style-name="Text_20_body">Factory is a design pattern that is used to create objects for all the classes instead of using new keyword . It was also used in magento 1 in the form of :</text:p>
      <text:p text:style-name="Text_20_body">Mage::getModel(“ClassName”) and Mage::getSingleton(“ClassName”) .</text:p>
      <text:p text:style-name="Text_20_body">But here the approach is little different, Magento2 provides an object manager that is responsible for the creation of all the objects.Object Manager resides here<text:line-break/>“Magento\Framework\ObjectManager\ObjectManager”<text:line-break/>it has three methods two of them are responsible for the creation of the objects get() and create(), get is like Mage::getSingleton(“ClassName”) and create is like Mage::getModel(“ClassName”) , get creates sharable object and create will create new objects .<text:line-break/>But using ObjectManager to create all the objects is not a good idea, it prevent the purpose of dependency injection, you should only use constructor to load dependency in the class not the object manager. You can see Magento2 still uses object manager at many places but it will be re-factored in the future for sure.<text:line-break/>Now Back to our main concern code generation, there is always a factory class that is associated with your model class suffixed by ‘Factory’. Suppose you have a model class<text:line-break/>“Webkul\MagentoCodeGeneration\Model\MyModel”</text:p>
      <text:p text:style-name="Text_20_body">you want to use its object, there is two ways of creating its object without using object Manager:<text:line-break/>The first method is to pass the class object in the constructor :</text:p>
      <text:p text:style-name="Text_20_body"><text:soft-page-break/></text:p>
      <text:section text:style-name="Sect1" text:name="highlighter_5162">
        <table:table table:name="Table7" table:style-name="Table7">
          <table:table-column table:style-name="Table7.A"/>
          <table:table-column table:style-name="Table7.B"/>
          <table:table-row>
            <table:table-cell table:style-name="Table7.A1" office:value-type="string">
              <text:p text:style-name="Table_20_Contents">1</text:p>
              <text:p text:style-name="Table_20_Contents">2</text:p>
              <text:p text:style-name="Table_20_Contents">3</text:p>
              <text:p text:style-name="Table_20_Contents">4</text:p>
            </table:table-cell>
            <table:table-cell table:style-name="Table7.A1" office:value-type="string">
              <text:p text:style-name="Table_20_Contents"><text:span text:style-name="Source_20_Text"><text:span text:style-name="T68">public</text:span></text:span><text:span text:style-name="T68"> </text:span><text:span text:style-name="Source_20_Text"><text:span text:style-name="T68">function</text:span></text:span><text:span text:style-name="T68"> </text:span><text:span text:style-name="Source_20_Text"><text:span text:style-name="T68">__construct(</text:span></text:span></text:p>
              <text:p text:style-name="Table_20_Contents"><text:span text:style-name="Source_20_Text"><text:span text:style-name="T68">    Webkul\MagentoCodeGeneration\Model\MyModel $myModel</text:span></text:span></text:p>
              <text:p text:style-name="Table_20_Contents"><text:span text:style-name="Source_20_Text"><text:span text:style-name="T68">){</text:span></text:span></text:p>
              <text:p text:style-name="Table_20_Contents"><text:span text:style-name="Source_20_Text"><text:span text:style-name="T68">}</text:span></text:span></text:p>
            </table:table-cell>
          </table:table-row>
        </table:table>
      </text:section>
      <text:p text:style-name="Text_20_body"/>
      <text:p text:style-name="Text_20_body">but this method will always create shared objects, it will not create new object, but what if you want to use new object of this class without using object manager check the second method :</text:p>
      <text:p text:style-name="Text_20_body"/>
      <text:section text:style-name="Sect1" text:name="highlighter_97970">
        <table:table table:name="Table8" table:style-name="Table8">
          <table:table-column table:style-name="Table8.A"/>
          <table:table-column table:style-name="Table8.B"/>
          <table:table-row>
            <table:table-cell table:style-name="Table8.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le8.A1" office:value-type="string">
              <text:p text:style-name="Table_20_Contents"><text:span text:style-name="Source_20_Text"><text:span text:style-name="T68">public</text:span></text:span><text:span text:style-name="T68"> </text:span><text:span text:style-name="Source_20_Text"><text:span text:style-name="T68">function</text:span></text:span><text:span text:style-name="T68"> </text:span><text:span text:style-name="Source_20_Text"><text:span text:style-name="T68">__construct(</text:span></text:span></text:p>
              <text:p text:style-name="Table_20_Contents"><text:span text:style-name="Source_20_Text"><text:span text:style-name="T68">    Webkul\MagentoCodeGeneration\Model\MyModelFactory $myModelFactory</text:span></text:span></text:p>
              <text:p text:style-name="Table_20_Contents"><text:span text:style-name="Source_20_Text"><text:span text:style-name="T68">){</text:span></text:span></text:p>
              <text:p text:style-name="Table_20_Contents"><text:span text:style-name="Source_20_Text"><text:span text:style-name="T68">    $this-&gt;_myModel = $myModelFactory-&gt;create();</text:span></text:span></text:p>
              <text:p text:style-name="Table_20_Contents"><text:span text:style-name="Source_20_Text"><text:span text:style-name="T68">}</text:span></text:span></text:p>
            </table:table-cell>
          </table:table-row>
        </table:table>
      </text:section>
      <text:p text:style-name="Text_20_body"/>
      <text:p text:style-name="Text_20_body">The above method will create a new object of the class, you will be thinking what is this ‘MyModelFactory’ do we need to create this class too , the answer is no it will be generated automatically by magento2 code generation script, and it will also have one methods create() and this will also have the same purpose as I have explained in ObjectManager class.</text:p>
      <text:p text:style-name="Text_20_body">This factory class is also dependent on the ObjectManager class . When you will load the class or run magento2 compilation using CLI:</text:p>
      <text:p text:style-name="Text_20_body"/>
      <text:section text:style-name="Sect1" text:name="highlighter_876904">
        <table:table table:name="Table9" table:style-name="Table9">
          <table:table-column table:style-name="Table9.A"/>
          <table:table-column table:style-name="Table9.B"/>
          <table:table-row>
            <table:table-cell table:style-name="Table9.A1" office:value-type="string">
              <text:p text:style-name="Table_20_Contents">1</text:p>
            </table:table-cell>
            <table:table-cell table:style-name="Table9.A1" office:value-type="string">
              <text:p text:style-name="Table_20_Contents"><text:span text:style-name="Source_20_Text">php bin/magento</text:span> <text:span text:style-name="Source_20_Text">setup:di:compile</text:span></text:p>
            </table:table-cell>
          </table:table-row>
        </table:table>
      </text:section>
      <text:p text:style-name="Text_20_body"/>
      <text:p text:style-name="Text_20_body">you can found the factory class in:</text:p>
      <text:p text:style-name="Text_20_body">var/generation/Webkul/MagentoCodeGeneration/Model/MyModelFactory.php.</text:p>
      <text:p text:style-name="Text_20_body">You should always use factories for non-injectable objects, All the entities such as Product, Customer are non-injectable and classes such as EventManager and all the Management classes are injectable in magento2  .Injectable objects don’t have identities but in the case of non-injectable objects they have identities, so you don’t know which instance you need at which time, so you must use Factory classes to inject non-injectable objects.</text:p>
      <text:p text:style-name="Text_20_body">Here is the example factory class that is generated for Magento\Customer\Model\Customer, inside var/generation/Magento/Customer/Model/CustomerFactory  :</text:p>
      <text:section text:style-name="Sect1" text:name="highlighter_286603">
        <table:table table:name="Table10" table:style-name="Table10">
          <table:table-column table:style-name="Table10.A"/>
          <table:table-column table:style-name="Table10.B"/>
          <text:soft-page-break/>
          <table:table-row>
            <table:table-cell table:style-name="Table10.A1" office:value-type="string">
              <text:p text:style-name="P164">1</text:p>
              <text:p text:style-name="P164">2</text:p>
              <text:p text:style-name="P164">3</text:p>
              <text:p text:style-name="P164">4</text:p>
              <text:p text:style-name="P164">5</text:p>
              <text:p text:style-name="P164">6</text:p>
              <text:p text:style-name="P164">7</text:p>
              <text:p text:style-name="P164">8</text:p>
              <text:p text:style-name="P164">9</text:p>
              <text:p text:style-name="P164">10</text:p>
              <text:p text:style-name="P164">11</text:p>
              <text:p text:style-name="P164">12</text:p>
              <text:p text:style-name="P164">13</text:p>
              <text:p text:style-name="P164">14</text:p>
              <text:p text:style-name="P164">15</text:p>
              <text:p text:style-name="P164">16</text:p>
              <text:p text:style-name="P164">17</text:p>
              <text:p text:style-name="P164">18</text:p>
              <text:p text:style-name="P164">19</text:p>
              <text:p text:style-name="P164">20</text:p>
              <text:p text:style-name="P164">21</text:p>
              <text:p text:style-name="P164">22</text:p>
              <text:p text:style-name="P164">23</text:p>
              <text:p text:style-name="P164">24</text:p>
              <text:p text:style-name="P164">25</text:p>
              <text:p text:style-name="P164">26</text:p>
              <text:p text:style-name="P164">27</text:p>
              <text:p text:style-name="P164">28</text:p>
              <text:p text:style-name="P164">29</text:p>
              <text:p text:style-name="P164">30</text:p>
              <text:p text:style-name="P164">31</text:p>
              <text:p text:style-name="P164">32</text:p>
              <text:p text:style-name="P164">33</text:p>
              <text:p text:style-name="P164">34</text:p>
              <text:p text:style-name="P164">35</text:p>
              <text:p text:style-name="P164">36</text:p>
              <text:p text:style-name="P164">37</text:p>
              <text:p text:style-name="P164">38</text:p>
              <text:p text:style-name="P164">39</text:p>
              <text:p text:style-name="P164">40</text:p>
              <text:p text:style-name="P164">41</text:p>
              <text:p text:style-name="P164">42</text:p>
              <text:p text:style-name="P164">43</text:p>
              <text:p text:style-name="P164">44</text:p>
              <text:p text:style-name="P164">45</text:p>
            </table:table-cell>
            <table:table-cell table:style-name="Table10.A1" office:value-type="string">
              <text:p text:style-name="Table_20_Contents"><text:span text:style-name="Source_20_Text"><text:span text:style-name="T68">&lt;?php</text:span></text:span></text:p>
              <text:p text:style-name="Table_20_Contents"><text:span text:style-name="Source_20_Text"><text:span text:style-name="T68">namespace</text:span></text:span><text:span text:style-name="T68"> </text:span><text:span text:style-name="Source_20_Text"><text:span text:style-name="T68">Magento\Customer\Model;</text:span></text:span></text:p>
              <text:p text:style-name="P164"> </text:p>
              <text:p text:style-name="Table_20_Contents"><text:span text:style-name="Source_20_Text"><text:span text:style-name="T68">/**</text:span></text:span></text:p>
              <text:p text:style-name="Table_20_Contents"><text:span text:style-name="Source_20_Text"><text:span text:style-name="T68"> * Factory class for @see \Magento\Customer\Model\Customer</text:span></text:span></text:p>
              <text:p text:style-name="Table_20_Contents"><text:span text:style-name="Source_20_Text"><text:span text:style-name="T68"> */</text:span></text:span></text:p>
              <text:p text:style-name="Table_20_Contents"><text:span text:style-name="Source_20_Text"><text:span text:style-name="T68">class</text:span></text:span><text:span text:style-name="T68"> </text:span><text:span text:style-name="Source_20_Text"><text:span text:style-name="T68">CustomerFactory</text:span></text:span></text:p>
              <text:p text:style-name="Table_20_Contents"><text:span text:style-name="Source_20_Text"><text:span text:style-name="T68">{</text:span></text:span></text:p>
              <text:p text:style-name="Table_20_Contents"><text:span text:style-name="Source_20_Text"><text:span text:style-name="T68">    /**</text:span></text:span></text:p>
              <text:p text:style-name="Table_20_Contents"><text:span text:style-name="Source_20_Text"><text:span text:style-name="T68">     * Object Manager instance</text:span></text:span></text:p>
              <text:p text:style-name="Table_20_Contents"><text:span text:style-name="Source_20_Text"><text:span text:style-name="T68">     *</text:span></text:span></text:p>
              <text:p text:style-name="Table_20_Contents"><text:span text:style-name="Source_20_Text"><text:span text:style-name="T68">     * @var \Magento\Framework\ObjectManagerInterface</text:span></text:span></text:p>
              <text:p text:style-name="Table_20_Contents"><text:span text:style-name="Source_20_Text"><text:span text:style-name="T68">     */</text:span></text:span></text:p>
              <text:p text:style-name="Table_20_Contents"><text:span text:style-name="Source_20_Text"><text:span text:style-name="T68">    protected</text:span></text:span><text:span text:style-name="T68"> </text:span><text:span text:style-name="Source_20_Text"><text:span text:style-name="T68">$_objectManager</text:span></text:span><text:span text:style-name="T68"> </text:span><text:span text:style-name="Source_20_Text"><text:span text:style-name="T68">= null;</text:span></text:span></text:p>
              <text:p text:style-name="P164"> </text:p>
              <text:p text:style-name="Table_20_Contents"><text:span text:style-name="Source_20_Text"><text:span text:style-name="T68">    /**</text:span></text:span></text:p>
              <text:p text:style-name="Table_20_Contents"><text:span text:style-name="Source_20_Text"><text:span text:style-name="T68">     * Instance name to create</text:span></text:span></text:p>
              <text:p text:style-name="Table_20_Contents"><text:span text:style-name="Source_20_Text"><text:span text:style-name="T68">     *</text:span></text:span></text:p>
              <text:p text:style-name="Table_20_Contents"><text:span text:style-name="Source_20_Text"><text:span text:style-name="T68">     * @var string</text:span></text:span></text:p>
              <text:p text:style-name="Table_20_Contents"><text:span text:style-name="Source_20_Text"><text:span text:style-name="T68">     */</text:span></text:span></text:p>
              <text:p text:style-name="Table_20_Contents"><text:span text:style-name="Source_20_Text"><text:span text:style-name="T68">    protected</text:span></text:span><text:span text:style-name="T68"> </text:span><text:span text:style-name="Source_20_Text"><text:span text:style-name="T68">$_instanceName</text:span></text:span><text:span text:style-name="T68"> </text:span><text:span text:style-name="Source_20_Text"><text:span text:style-name="T68">= null;</text:span></text:span></text:p>
              <text:p text:style-name="P164"> </text:p>
              <text:p text:style-name="Table_20_Contents"><text:span text:style-name="Source_20_Text"><text:span text:style-name="T68">    /**</text:span></text:span></text:p>
              <text:p text:style-name="Table_20_Contents"><text:span text:style-name="Source_20_Text"><text:span text:style-name="T68">     * Factory constructor</text:span></text:span></text:p>
              <text:p text:style-name="Table_20_Contents"><text:span text:style-name="Source_20_Text"><text:span text:style-name="T68">     *</text:span></text:span></text:p>
              <text:p text:style-name="Table_20_Contents"><text:span text:style-name="Source_20_Text"><text:span text:style-name="T68">     * @param \Magento\Framework\ObjectManagerInterface $objectManager</text:span></text:span></text:p>
              <text:p text:style-name="Table_20_Contents"><text:span text:style-name="Source_20_Text"><text:span text:style-name="T68">     * @param string $instanceName</text:span></text:span></text:p>
              <text:p text:style-name="Table_20_Contents"><text:span text:style-name="Source_20_Text"><text:span text:style-name="T68">     */</text:span></text:span></text:p>
              <text:p text:style-name="Table_20_Contents"><text:span text:style-name="Source_20_Text"><text:span text:style-name="T68">    public</text:span></text:span><text:span text:style-name="T68"> </text:span><text:span text:style-name="Source_20_Text"><text:span text:style-name="T68">function</text:span></text:span><text:span text:style-name="T68"> </text:span><text:span text:style-name="Source_20_Text"><text:span text:style-name="T68">__construct(\Magento\Framework\ObjectManagerInterface $objectManager, $instanceName</text:span></text:span><text:span text:style-name="T68"> </text:span><text:span text:style-name="Source_20_Text"><text:span text:style-name="T68">= '\\Magento\\Customer\\Model\\Customer')</text:span></text:span></text:p>
              <text:p text:style-name="Table_20_Contents"><text:span text:style-name="Source_20_Text"><text:span text:style-name="T68">    {</text:span></text:span></text:p>
              <text:p text:style-name="Table_20_Contents"><text:span text:style-name="Source_20_Text"><text:span text:style-name="T68">        $this-&gt;_objectManager = $objectManager;</text:span></text:span></text:p>
              <text:p text:style-name="Table_20_Contents"><text:span text:style-name="Source_20_Text"><text:span text:style-name="T68">        $this-&gt;_instanceName = $instanceName;</text:span></text:span></text:p>
              <text:p text:style-name="Table_20_Contents"><text:span text:style-name="Source_20_Text"><text:span text:style-name="T68">    }</text:span></text:span></text:p>
              <text:p text:style-name="P164"> </text:p>
              <text:p text:style-name="Table_20_Contents"><text:span text:style-name="Source_20_Text"><text:span text:style-name="T68">    /**</text:span></text:span></text:p>
              <text:p text:style-name="Table_20_Contents"><text:span text:style-name="Source_20_Text"><text:span text:style-name="T68">     * Create class instance with specified parameters</text:span></text:span></text:p>
              <text:p text:style-name="Table_20_Contents"><text:span text:style-name="Source_20_Text"><text:span text:style-name="T68">     *</text:span></text:span></text:p>
              <text:p text:style-name="Table_20_Contents"><text:span text:style-name="Source_20_Text"><text:span text:style-name="T68">     * @param array $data</text:span></text:span></text:p>
              <text:p text:style-name="Table_20_Contents"><text:span text:style-name="Source_20_Text"><text:span text:style-name="T68">     * @return \Magento\Customer\Model\Customer</text:span></text:span></text:p>
              <text:p text:style-name="Table_20_Contents"><text:span text:style-name="Source_20_Text"><text:span text:style-name="T68">     */</text:span></text:span></text:p>
              <text:p text:style-name="Table_20_Contents"><text:span text:style-name="Source_20_Text"><text:span text:style-name="T68">    public</text:span></text:span><text:span text:style-name="T68"> </text:span><text:span text:style-name="Source_20_Text"><text:span text:style-name="T68">function</text:span></text:span><text:span text:style-name="T68"> </text:span><text:span text:style-name="Source_20_Text"><text:span text:style-name="T68">create(array</text:span></text:span><text:span text:style-name="T68"> </text:span><text:span text:style-name="Source_20_Text"><text:span text:style-name="T68">$data</text:span></text:span><text:span text:style-name="T68"> </text:span><text:span text:style-name="Source_20_Text"><text:span text:style-name="T68">= array())</text:span></text:span></text:p>
              <text:p text:style-name="Table_20_Contents"><text:span text:style-name="Source_20_Text"><text:span text:style-name="T68">    {</text:span></text:span></text:p>
              <text:p text:style-name="Table_20_Contents"><text:span text:style-name="Source_20_Text"><text:span text:style-name="T68">        return</text:span></text:span><text:span text:style-name="T68"> </text:span><text:span text:style-name="Source_20_Text"><text:span text:style-name="T68">$this-&gt;_objectManager-&gt;create($this-&gt;_instanceName, $data);</text:span></text:span></text:p>
              <text:p text:style-name="Table_20_Contents"><text:span text:style-name="Source_20_Text"><text:span text:style-name="T68">    }</text:span></text:span></text:p>
              <text:p text:style-name="Table_20_Contents"><text:span text:style-name="Source_20_Text"><text:span text:style-name="T68">}</text:span></text:span></text:p>
            </table:table-cell>
          </table:table-row>
        </table:table>
      </text:section>
      <text:p text:style-name="Text_20_body"/>
      <text:h text:style-name="P134" text:outline-level="3"><text:bookmark text:name="codegen-over-why"/>Why should you regenerate code?</text:h>
      <text:p text:style-name="P10">Suppose a Customer or Proxy class for a Customer class is generated and the Customer class has new methods added to it.</text:p>
      <text:p text:style-name="P18"><text:span text:style-name="T155"><text:line-break/></text:span>Because a Customer or Proxy exists on the file system, it is not regenerated.</text:p>
      <text:p text:style-name="P18"><text:line-break/>However, the Customer or Proxy implementation is incomplete now because it does not have the new methods. </text:p>
      <text:p text:style-name="P18"><text:line-break/>In this case, you must regenerate the Customer or Proxy class.</text:p>
      <text:p text:style-name="P13"/>
      <text:p text:style-name="P11"><text:soft-page-break/>Factories:</text:p>
      <text:p text:style-name="P8"/>
      <text:p text:style-name="P8">Factories are service classes that instantiate non-injectable classes, that is, models that represent a database entity.</text:p>
      <text:p text:style-name="P8"/>
      <text:p text:style-name="P8">They create a layer of abstraction between the <text:span text:style-name="Source_20_Text">ObjectManager</text:span> and business code.</text:p>
      <text:p text:style-name="P8"/>
      <text:h text:style-name="P110" text:outline-level="2"><text:bookmark text:name="relationship-to-objectmanager"/><text:span text:style-name="Source_20_Text"><text:span text:style-name="T54">ObjectManager</text:span></text:span></text:h>
      <text:p text:style-name="P8">The <text:span text:style-name="Source_20_Text">Magento\Framework\ObjectManager</text:span> is the class responsible for instantiating objects in the Magento application.</text:p>
      <text:p text:style-name="P8"/>
      <text:p text:style-name="P8">Object creation in factories and proxies.</text:p>
      <text:p text:style-name="P8"/>
      <text:p text:style-name="P40">Automatically instantiating parameters in class constructors. </text:p>
      <text:p text:style-name="P41"><text:bookmark text:name="configuration"/></text:p>
      <text:p text:style-name="P8"/>
      <text:p text:style-name="P9">Example:</text:p>
      <text:p text:style-name="P114"><text:span text:style-name="Source_20_Text">class Sample</text:span></text:p>
      <text:p text:style-name="P118"><text:span text:style-name="Source_20_Text"><text:span text:style-name="T151">{</text:span></text:span></text:p>
      <text:p text:style-name="P117"/>
      <text:p text:style-name="P118"><text:span text:style-name="Source_20_Text"><text:span text:style-name="T151"><text:s text:c="4"/>Example example;</text:span></text:span></text:p>
      <text:p text:style-name="P117"/>
      <text:p text:style-name="P118"><text:span text:style-name="Source_20_Text"><text:span text:style-name="T151">public:</text:span></text:span></text:p>
      <text:p text:style-name="P117"/>
      <text:p text:style-name="P118"><text:span text:style-name="Source_20_Text"><text:span text:style-name="T151"><text:s text:c="4"/>static inline Sample *getInstance()</text:span></text:span></text:p>
      <text:p text:style-name="P118"><text:span text:style-name="Source_20_Text"><text:span text:style-name="T151"><text:s text:c="4"/>{</text:span></text:span></text:p>
      <text:p text:style-name="P118"><text:span text:style-name="Source_20_Text"><text:span text:style-name="T151"><text:s text:c="8"/>if (!uniqeInstance)</text:span></text:span></text:p>
      <text:p text:style-name="P118"><text:span text:style-name="Source_20_Text"><text:span text:style-name="T151"><text:s text:c="8"/>{</text:span></text:span></text:p>
      <text:p text:style-name="P118"><text:span text:style-name="Source_20_Text"><text:span text:style-name="T151"><text:s text:c="12"/></text:span></text:span><text:span text:style-name="Source_20_Text"><text:span text:style-name="T67">uniqeInstance</text:span></text:span><text:span text:style-name="Source_20_Text"><text:span text:style-name="T151"> = new Sample;</text:span></text:span></text:p>
      <text:p text:style-name="P118"><text:span text:style-name="Source_20_Text"><text:span text:style-name="T151"><text:s text:c="8"/>}</text:span></text:span></text:p>
      <text:p text:style-name="P118"><text:span text:style-name="Source_20_Text"><text:span text:style-name="T151"><text:s text:c="8"/>return uniqeInstance;</text:span></text:span></text:p>
      <text:p text:style-name="P118"><text:span text:style-name="Source_20_Text"><text:span text:style-name="T151"><text:s text:c="4"/>}</text:span></text:span></text:p>
      <text:p text:style-name="P118"><text:span text:style-name="Source_20_Text"><text:span text:style-name="T151">private:</text:span></text:span></text:p>
      <text:p text:style-name="P118"><text:span text:style-name="Source_20_Text"><text:span text:style-name="T151"><text:s text:c="4"/>Sample();</text:span></text:span></text:p>
      <text:p text:style-name="P118"><text:span text:style-name="Source_20_Text"><text:span text:style-name="T151"><text:s text:c="4"/>virtual ~Sample();</text:span></text:span></text:p>
      <text:p text:style-name="P118"><text:span text:style-name="Source_20_Text"><text:span text:style-name="T151"><text:s text:c="4"/>Sample(const Sample&amp;);</text:span></text:span></text:p>
      <text:p text:style-name="P118"><text:span text:style-name="Source_20_Text"><text:span text:style-name="T151"><text:s text:c="4"/>Sample &amp;operator=(const Sample &amp;);</text:span></text:span></text:p>
      <text:p text:style-name="P118"><text:span text:style-name="Source_20_Text"><text:span text:style-name="T151"><text:s text:c="4"/>static Sample *uniqeInstance;</text:span></text:span></text:p>
      <text:p text:style-name="P101"><text:span text:style-name="Source_20_Text"><text:span text:style-name="T151">};</text:span></text:span></text:p>
      <text:p text:style-name="P12">Object Instantiated:</text:p>
      <text:p text:style-name="P115"><text:span text:style-name="Source_20_Text"><text:span text:style-name="T157">E</text:span></text:span><text:span text:style-name="Source_20_Text">xample* example=new Example();</text:span></text:p>
      <text:p text:style-name="P115"><text:span text:style-name="Source_20_Text"/></text:p>
      <text:p text:style-name="P115"><text:span text:style-name="Source_20_Text"/></text:p>
      <text:p text:style-name="P14">In magento2 <text:span text:style-name="T158">use objectmanager</text:span>:</text:p>
      <text:p text:style-name="P116"><text:span text:style-name="Source_20_Text">&lt;?php </text:span></text:p>
      <text:p text:style-name="P118"><text:soft-page-break/><text:span text:style-name="Source_20_Text"><text:span text:style-name="T151">//Get Object Manager Instance</text:span></text:span><text:span text:style-name="Source_20_Text"><text:span text:style-name="T153">(initiate Object using objectmanager)</text:span></text:span></text:p>
      <text:p text:style-name="P118"><text:span text:style-name="Source_20_Text"><text:span text:style-name="T151">$objectManager = \Magento\Framework\App\ObjectManager::getInstance();</text:span></text:span></text:p>
      <text:p text:style-name="P117"/>
      <text:p text:style-name="P118"><text:span text:style-name="Source_20_Text"><text:span text:style-name="T151">//Load product by product id</text:span></text:span><text:span text:style-name="Source_20_Text"><text:span text:style-name="T154">(Use method of model class)</text:span></text:span></text:p>
      <text:p text:style-name="P101"><text:span text:style-name="Source_20_Text"><text:span text:style-name="T151">$product = $objectManager-&gt;create('Magento\Catalog\Model\Product')-&gt;load($id);</text:span></text:span></text:p>
      <text:p text:style-name="P16">Writing Factories:</text:p>
      <text:p text:style-name="P15"/>
      <text:p text:style-name="P15">When you reference a factory in a class constructor, Magento’s <text:a xlink:type="simple" xlink:href="http://devdocs.magento.com/guides/v2.0/extension-dev-guide/object-manager.html" text:style-name="Internet_20_link" text:visited-style-name="Visited_20_Internet_20_Link">object manager</text:a> generates the factory class if it does not exist.<text:tab/><text:tab/></text:p>
      <text:p text:style-name="P15"/>
      <text:p text:style-name="P15">For classes that require parameters, the automatically generated <text:span text:style-name="Source_20_Text">create()</text:span> function accepts an array of parameters that it passes on to the <text:span text:style-name="Source_20_Text">ObjectManager</text:span> to create the target class.</text:p>
      <text:p text:style-name="P15"/>
      <text:h text:style-name="P131" text:outline-level="4"><text:bookmark text:name="interfaces"/>Interfaces</text:h>
      <text:p text:style-name="P16"/>
      <text:p text:style-name="P15">Factories are smart enough to resolve dependencies and allow you to get the correct instance of an interface as defined in your module’s <text:span text:style-name="Source_20_Text">di.xml</text:span>.<text:tab/></text:p>
      <text:p text:style-name="P15"/>
      <text:h text:style-name="P128" text:outline-level="1">Dependency injection<text:tab/></text:h>
      <text:p text:style-name="P15"><text:span text:style-name="T53">dependency injection</text:span> is a technique whereby one object supplies the dependencies of another object.</text:p>
      <text:p text:style-name="P15"/>
      <text:p text:style-name="P15"><text:span text:style-name="T159">T</text:span>he concept of the external environment injecting dependencies for an object instead of that object manually creating them internally.</text:p>
      <text:p text:style-name="P83"><text:tab/></text:p>
      <text:h text:style-name="P129" text:outline-level="1">Introduction to Composer</text:h>
      <text:p text:style-name="P19"><text:span text:style-name="T149">Use for </text:span><text:span text:style-name="T150">dependency management.</text:span></text:p>
      <text:p text:style-name="P17"/>
      <text:p text:style-name="P17">Enables you to reuse third-party libraries without bundling them with source code</text:p>
      <text:p text:style-name="P17"/>
      <text:p text:style-name="P17">Manages dependencies to reduce extension conflicts and compatibility issues</text:p>
      <text:p text:style-name="P17"/>
      <text:p text:style-name="P119">Magento developer modes:</text:p>
      <text:p text:style-name="P119"/>
      <text:p text:style-name="P120">1.) Developer mode</text:p>
      <text:p text:style-name="P120"/>
      <text:p text:style-name="P120"><text:soft-page-break/>When set developer mode ,cacheable files are regenerated automatically .So because of this speed decrease than production mode</text:p>
      <text:p text:style-name="P120"/>
      <text:p text:style-name="P120">2.)Production mode</text:p>
      <text:p text:style-name="P120"/>
      <text:p text:style-name="P120">When production mode set than speed will increase .</text:p>
      <text:p text:style-name="P80">It will not generate cache files Automatically Only one time it will gen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09:05:49.977037776</meta:creation-date>
    <dc:date>2017-06-30T15:51:10.967085945</dc:date>
    <meta:editing-duration>PT11H50M3S</meta:editing-duration>
    <meta:editing-cycles>64</meta:editing-cycles>
    <meta:generator>LibreOffice/5.1.6.2$Linux_X86_64 LibreOffice_project/10m0$Build-2</meta:generator>
    <meta:document-statistic meta:table-count="10" meta:image-count="0" meta:object-count="0" meta:page-count="21" meta:paragraph-count="643" meta:word-count="4401" meta:character-count="32311" meta:non-whitespace-character-count="26012"/>
  </office:meta>
</office:document-meta>
</file>